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7.641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6.075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7.28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7.417cm"/>
        </style:tab-stops>
      </style:paragraph-properties>
    </style:style>
    <style:style style:name="P8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9" style:family="paragraph" style:parent-style-name="Normal">
      <style:paragraph-properties fo:break-before="page">
        <style:tab-stops>
          <style:tab-stop style:position="5.544cm"/>
        </style:tab-stops>
      </style:paragraph-properties>
    </style:style>
    <style:style style:name="P10" style:family="paragraph" style:parent-style-name="Heading_20_1" style:master-page-name="MP0">
      <style:paragraph-properties style:page-number="auto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025e4c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officeooo:paragraph-rsid="0002d3f9"/>
    </style:style>
    <style:style style:name="P14" style:family="paragraph" style:parent-style-name="Normal">
      <style:text-properties officeooo:paragraph-rsid="0002d3f9"/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040067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05cc7e"/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073d3c"/>
    </style:style>
    <style:style style:name="P18" style:family="paragraph" style:parent-style-name="Normal">
      <style:text-properties officeooo:paragraph-rsid="0007cf6a"/>
    </style:style>
    <style:style style:name="P19" style:family="paragraph" style:parent-style-name="Normal">
      <style:paragraph-properties fo:margin-left="0cm" fo:margin-right="0cm" fo:text-indent="0cm" style:auto-text-indent="false" fo:break-before="page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0d2df8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0e6898"/>
    </style:style>
    <style:style style:name="P22" style:family="paragraph" style:parent-style-name="Normal">
      <style:paragraph-properties fo:margin-left="0cm" fo:margin-right="0cm" fo:text-indent="0.635cm" style:auto-text-indent="false"/>
      <style:text-properties officeooo:paragraph-rsid="00112e77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122727"/>
    </style:style>
    <style:style style:name="T1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style:language-asian="el" style:country-asian="GR" style:language-complex="el" style:country-complex="GR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" style:family="text">
      <style:text-properties style:language-asian="en" style:country-asian="US" style:language-complex="en" style:country-complex="US"/>
    </style:style>
    <style:style style:name="T9" style:family="text">
      <style:text-properties officeooo:rsid="00073d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Default_20_Paragraph_20_Font"><text:span text:style-name="T1">G</text:span></text:span><text:span text:style-name="Default_20_Paragraph_20_Font"><text:span text:style-name="T2">ALENO ASCRIPTA INTRODU-<text:line-break/>CTIO SEU MEDICUS.</text:span></text:span></text:h>
      <text:h text:style-name="Heading_20_2" text:outline-level="2"><text:span text:style-name="Default_20_Paragraph_20_Font"><text:span text:style-name="T2">C </text:span></text:span>a p. I. <text:span text:style-name="Default_20_Paragraph_20_Font"><text:span text:style-name="T2">I</text:span></text:span></text:h>
      <text:p text:style-name="P12"><text:span text:style-name="Default_20_Paragraph_20_Font"><text:span text:style-name="T2"><text:s/></text:span></text:span>Q<text:span text:style-name="Default_20_Paragraph_20_Font"><text:span text:style-name="T3">uo</text:span></text:span>m<text:span text:style-name="Default_20_Paragraph_20_Font"><text:span text:style-name="T3">odo</text:span></text:span> i<text:span text:style-name="Default_20_Paragraph_20_Font"><text:span text:style-name="T3">nventa si</text:span></text:span>t m<text:span text:style-name="Default_20_Paragraph_20_Font"><text:span text:style-name="T3">ed</text:span></text:span>i<text:span text:style-name="Default_20_Paragraph_20_Font"><text:span text:style-name="T3">cina.] </text:span></text:span>Inven-<text:line-break/>tiones artium Graeci vel deorum filiis vel quibusdam<text:line-break/>eorum propinquis, quibus dii artem primi communicave-<text:line-break/>runt omnem, referunt acceptas; hac igitur ratione medi-<text:line-break/>cluant primum Aefculapium ab Apolline patre didicisse<text:line-break/>et hominibus tradidisse dicunt et ideo primus ejus videtur<text:line-break/>inventor; porro ante illum nondum inter .Immines erat<text:line-break/>medimna, fed veteres medicamentorum et herbarum ex-</text:p>
      <text:p text:style-name="P3">perientiam quandam habuere, qualem apud Graecos Cl. i-<text:line-break/>ron Centaurus et ab eo heroes eruditi noverant, quae<text:line-break/>Aristeo, Melampodi et Polyeido adscribuntur. Apud Ae-<text:line-break/>gyptios sane praeter herbas aliam quoque medicamento-<text:line-break/>rum rationem in usu fuisse Humerus hunc in modum<text:line-break/>testatur :</text:p>
      <text:p text:style-name="Normal">.F<text:span text:style-name="Default_20_Paragraph_20_Font"><text:span text:style-name="T3">ert</text:span></text:span>ilis <text:span text:style-name="Default_20_Paragraph_20_Font"><text:span text:style-name="T3">Aeg</text:span></text:span>y<text:span text:style-name="Default_20_Paragraph_20_Font"><text:span text:style-name="T3">ptu</text:span></text:span>s <text:span text:style-name="Default_20_Paragraph_20_Font"><text:span text:style-name="T3">rerum , </text:span></text:span>m<text:span text:style-name="Default_20_Paragraph_20_Font"><text:span text:style-name="T3">edicam</text:span></text:span>i<text:span text:style-name="Default_20_Paragraph_20_Font"><text:span text:style-name="T3">na</text:span></text:span> mi<text:span text:style-name="Default_20_Paragraph_20_Font"><text:span text:style-name="T3">x</text:span></text:span>t<text:span text:style-name="Default_20_Paragraph_20_Font"><text:span text:style-name="T3">a,<text:line-break/>opt</text:span></text:span>i<text:span text:style-name="Default_20_Paragraph_20_Font"><text:span text:style-name="T3">ma</text:span></text:span> m<text:span text:style-name="Default_20_Paragraph_20_Font"><text:span text:style-name="T3">ulta, simul de</text:span></text:span>t<text:span text:style-name="Default_20_Paragraph_20_Font"><text:span text:style-name="T3">errima plur</text:span></text:span>i<text:span text:style-name="Default_20_Paragraph_20_Font"><text:span text:style-name="T3">ma, g</text:span></text:span>i<text:span text:style-name="Default_20_Paragraph_20_Font"><text:span text:style-name="T3">gni</text:span></text:span>t.</text:p>
      <text:p text:style-name="Normal">Porro ex cadaverum dissectione,. quam in condiendis iis<text:line-break/>habere moris erat , multa etiam , quae manu administran-<text:line-break/>tur, apud primos medicos inventa esse videntur. Qnae-<text:line-break/>dam dicuntur ex casu observata fuisse, ut suffusus pungere,<text:line-break/>i<text:span text:style-name="Default_20_Paragraph_20_Font"><text:span text:style-name="T3">n</text:span></text:span>de quod capra quaepiam ex suffusione male habens,<text:line-break/>junco aculeato in oculum impacto, vi<text:span text:style-name="Default_20_Paragraph_20_Font"><text:span text:style-name="T3">t</text:span></text:span>um receperit. Quin<text:line-break/>et clysteria usum ab ibi profectum esse scribunt. Haec<text:line-break/>enim colli cute tanquam clysteriis .utre marina Nilique<text:line-break/>aqua impleta, rostro eam sibi ipsi per anum indit. Scribit<text:line-break/>etiam Herodotus historicus quondam aegris per compita</text:p>
      <text:p text:style-name="P4">expositis , illos qui iisdem aliquando morbis laboraverant,<text:line-break/>referre solitos quibus. unusquisque usus sanitatem recu-<text:line-break/>perasset: atque hoc modo. ex multorum usu ac experi-<text:line-break/>mentis rem medicam conflatam esse. Sed haec quidem<text:line-break/>experientia ratione vacua nondumqtie rationalis fuit. Cae-<text:line-break/>terum perfectam medicinam es omnibus numeris suis ab-<text:line-break/>folutam nimirum divinam aio, Aesculapius fotus invenit,<text:line-break/>illam vero quae inter homines ver<text:span text:style-name="Default_20_Paragraph_20_Font"><text:span text:style-name="T3">t</text:span></text:span>atur, hujus successores<text:line-break/>Asclepiadae posteris acceptum tradiderunt, maxime Hippo-<text:line-break/>crates, qui omnibus facile praecelluit primusque perfe-<text:line-break/>etam apud Graecos. medicinam in lucem protulit.</text:p>
      <text:h text:style-name="Heading_20_2" text:outline-level="2">Cap. ll. </text:h>
      <text:p text:style-name="P12"><text:span text:style-name="Default_20_Paragraph_20_Font"><text:span text:style-name="T3">[ Quae</text:span></text:span> m<text:span text:style-name="Default_20_Paragraph_20_Font"><text:span text:style-name="T3">ed</text:span></text:span>ici<text:span text:style-name="Default_20_Paragraph_20_Font"><text:span text:style-name="T3">nae princ</text:span></text:span>i<text:span text:style-name="Default_20_Paragraph_20_Font"><text:span text:style-name="T3">p</text:span></text:span>i<text:span text:style-name="Default_20_Paragraph_20_Font"><text:span text:style-name="T3">a. ] </text:span></text:span>Principia<text:line-break/>medicinae tria fun<text:span text:style-name="Default_20_Paragraph_20_Font"><text:span text:style-name="T3">i, </text:span></text:span>unum inventionis, alterum constitu-<text:line-break/>tionis , tertium interpretationis. Inventionis igitur medi-<text:line-break/>cinae, ut simpliciter dicam, vetustissimum plane citraque<text:line-break/>rationem principium experientia est, quemadmodum apud<text:line-break/>Aegyptios et reliquos omnes barbaros. Redigendi vero in<text:line-break/>artis constitutionem, sicut Afclepiadarum medicinam, ratio</text:p>
      <text:p text:style-name="P3">et experientia. Interpretationis, ut scribit Athenaeus, vel<text:line-break/>traditionis, quemadmodum quidam dicunt, initium natu-<text:line-break/>ratis est speculatio. Enimvero simpliciter et Hippocrates^<text:line-break/>dixit, <text:span text:style-name="Default_20_Paragraph_20_Font"><text:span text:style-name="T3">Med</text:span></text:span>i<text:span text:style-name="Default_20_Paragraph_20_Font"><text:span text:style-name="T3">c</text:span></text:span>i<text:span text:style-name="Default_20_Paragraph_20_Font"><text:span text:style-name="T3">nae ra</text:span></text:span>t<text:span text:style-name="Default_20_Paragraph_20_Font"><text:span text:style-name="T3">ion</text:span></text:span>is <text:span text:style-name="Default_20_Paragraph_20_Font"><text:span text:style-name="T3">in</text:span></text:span>i<text:span text:style-name="Default_20_Paragraph_20_Font"><text:span text:style-name="T3">t</text:span></text:span>i<text:span text:style-name="Default_20_Paragraph_20_Font"><text:span text:style-name="T3">u</text:span></text:span>m <text:span text:style-name="Default_20_Paragraph_20_Font"><text:span text:style-name="T3">pr</text:span></text:span>i<text:span text:style-name="Default_20_Paragraph_20_Font"><text:span text:style-name="T3">mum na</text:span></text:span>t<text:span text:style-name="Default_20_Paragraph_20_Font"><text:span text:style-name="T3">ura est;</text:span></text:span> nam<text:line-break/>a naturae inspectione dogmatici auspicantur,. quoniam ex<text:line-break/>iis , quae secundum naturam fiant et illa quae contra ha- .<text:line-break/>bent, possunt cognosce<text:span text:style-name="Default_20_Paragraph_20_Font"><text:span text:style-name="T3">r</text:span></text:span>e, at fine naturalium cognitione<text:line-break/>illa, quae a naturali habitu recedunt, scire nemo potest.<text:line-break/>Quin etiam in curando naturae speculationem finaliter re-<text:line-break/>quirent; quandoquidem ex naturali admovendorum auxi-<text:line-break/>liorum potentia, quae cuilibet morbo idonea sunt, acci-<text:line-break/>piunt. Qui vero ex aliis <text:span text:style-name="Default_20_Paragraph_20_Font"><text:span text:style-name="T3">t</text:span></text:span>ectis naturae contemplationem<text:line-break/>aspernantur, utrique a quibus praesidia afferendi habitum<text:line-break/>finxere, incipiunt. Methodici ex communitatum indica-<text:line-break/>tione, empirici ex observatione experimentali. Qua enim<text:line-break/>ratione dogmaticis medicae rationis natura, eadem empi-<text:line-break/>ricis experientia plerumque et fere semper in iisdem et<text:line-break/>pari modo contingens principium existit. Ab hac fiqui-<text:line-break/>dem historiam quoque suam exordiuntur et secundum hanc</text:p>
      <text:p text:style-name="P5">ah alio ad aliud simile transeunt. Sed metbodicis evrden-<text:line-break/>tinm similitudinis inspectio . vel communitatum appareo-<text:line-break/>tium cognitio principium dicitur.</text:p>
      <text:h text:style-name="Heading_20_2" text:outline-level="2">Cap. HI. </text:h>
      <text:p text:style-name="P12"><text:span text:style-name="Default_20_Paragraph_20_Font"><text:span text:style-name="T3">[ Quot saetae medicorum, quaeque earu</text:span></text:span>m<text:line-break/><text:span text:style-name="Default_20_Paragraph_20_Font"><text:span text:style-name="T3">notae,] </text:span></text:span>Sectae medicorum tres sunt, rationalis, empirica<text:line-break/>et methodica. Rationalis naturae rationem praebet, mor-<text:line-break/>horum causas inquirit et signis ad illarum inventionem<text:line-break/>utitur, curationem capit a contrario, prout causae exi-<text:line-break/>gunt. Nam contrariorum contraria sunt remedia. Quatuor<text:line-break/>ergo sunt, quae rationalem sectam designant, naturae in-<text:line-break/>spretio, causarum ratio ac signorum aestimatio, et quar-<text:line-break/>tum , nempe quod causae ipsis curationem dictant. Em-<text:line-break/>pirica ad assidentium accidentium concursus, quae aegris<text:line-break/>aiiunt, . respicit et convenientem accidentibus curationem<text:line-break/>observat, idque nec morbo cognito, nec caula inquisita.<text:line-break/>Contenta est autem observatione in accidentibus , per eo-<text:line-break/>rum quae admoventur experientiam facta et historia prius<text:line-break/>expertorum utitur: tum a compertis ad incomperta, sed</text:p>
      <text:p text:style-name="P3">similia fecundum apparentem speciem transit. Quae enim<text:line-break/>ipfimet usu ac experientia in multis et saepissime ac fem-<text:line-break/>per in iisdem et pari modo experti <text:span text:style-name="Default_20_Paragraph_20_Font"><text:span text:style-name="T3">t</text:span></text:span>uus , aut quae cafu<text:line-break/>quopiam observarunt, eaque femper atque eodem modo<text:line-break/>habentia, haec- confidenter usurpant, non adeo c urio fe fa-<text:line-break/>cultates ex eorum qualitatibus disquirentes. Credunt et<text:line-break/>vetustissimis, qui rerum per experimenta sibi observatarum<text:line-break/>historiam, quam vocant, memoriae prodiderunt. Utuntur<text:line-break/>etiam a simili transitu ad ea, quae nondum explorarunt;<text:line-break/>quum similia speciei, quae ad manum est, apparent, ut<text:line-break/>malva, blitum., beta et lapathum. Itidem in cerealibus;<text:line-break/>ut alica et orysa. Rursus in arborum fructibus, ut pyrum<text:line-break/>et malum cotoneum. Notant igitur empiricam haeresim<text:line-break/>est concursus symptomatum, non ad morbum, neque ad<text:line-break/>cau<text:span text:style-name="Default_20_Paragraph_20_Font"><text:span text:style-name="T3">t</text:span></text:span>as , respectus : deinde in concursibus medicaminum<text:line-break/>congruentium per usum observatio: tertio, expertorum<text:line-break/>ante historia: quarto a simili transitus. Methodica com-</text:p>
      <text:p text:style-name="P2">munitatibus et similis speculationi adhaeret, omnes enim<text:line-break/>particulares affectus ad generales duos reducunt, astrictum<text:line-break/>et fluentem, quas communitates vocant. Cognoscunt eas<text:line-break/>per obortas circa corpus affectiones in utroque evidenter<text:line-break/>conspicuas. Quare notas non desiderant, exempli gratia<text:line-break/>astrictum inde oriri, . quod totum corpus den<text:span text:style-name="Default_20_Paragraph_20_Font"><text:span text:style-name="T3">t</text:span></text:span>atum sic et<text:line-break/>profluvium ipsius .sistatur, omnisque evidens excretio im-<text:line-break/>pediatur; fluentem vero lude, quod summa corporis cutis<text:line-break/>rara evafierit et cujusque corporis partis excretiones fen-<text:line-break/>sibiles inten<text:span text:style-name="Default_20_Paragraph_20_Font"><text:span text:style-name="T3">t</text:span></text:span>ae sint. Duplicem igitur curationis speciem<text:line-break/>generales duo corporis morbi ipsis indicant; nempe si cor-<text:line-break/>pus astrictum est, laxandum esse : fi profluvio laborat,<text:line-break/>comprimendum: si vitium mixtum habet, occurrendum ei<text:line-break/>quod urget. Caeterum communitates omnes nominant evi-.<text:line-break/>dentes : harum autem alias passivas, ut estrictum et fluens:<text:line-break/>alias curativa<text:span text:style-name="Default_20_Paragraph_20_Font"><text:span text:style-name="T3">e</text:span></text:span>, ut resolvere et tenere: quasdam tempora-<text:line-break/>.les, initium, incrementum, vigorem seu statum et i<text:span text:style-name="Default_20_Paragraph_20_Font"><text:span text:style-name="T3">n</text:span></text:span>cli-</text:p>
      <text:p text:style-name="P1">natloneun Porro .medicinae, quae manu medetur com-</text:p>
      <text:p text:style-name="P3">munitates, in ejus ablatione, quod alienum est, consistunt.<text:line-break/>Duplex autem alienum est, vel extrinsecus, vel in cor-<text:line-break/>pure. Quod extrinsecus, simplex quidem: illius vero quod<text:line-break/>in corpore est, tres numerantur species. Atqui extrinse-<text:line-break/>cus, ut spiculum, telum, quodcunque aliud id genus existit<text:line-break/>perlectam eductionem ostendit. Eorum quae in corpore<text:line-break/>funi, aliud loco alienum, ut suffusio, laxatio et fractura,<text:line-break/>quae transpofitionem vel restitutionem in proprium locum<text:line-break/>indicant. Aliud magnitudine, ut abscessus omnes, scroti<text:line-break/>tumores, penales verrucae j phymata et condylomata: quo-<text:line-break/>rum nonnulla divisionem solam requirunt, nonnulla per-<text:line-break/>sectam superfluorum^ praecisionem demonstrant. Aliud de-<text:line-break/>suctu alienum; non ut supervacaneum, fed veluti deficiens<text:line-break/>dicitur, cuiusmodi mutila et curta omnia, sicut in labris<text:line-break/>oculisque cernitur. Unde quidam leporinos oculos et le-<text:line-break/>potina labra habentes nominantur. Pari modo etiam se<text:line-break/>habent fistulae et vitia profunda, Unus, ulcera al iaque<text:line-break/>hujusmodi omnia, quae ex defectu repletionem desiderant</text:p>
      <text:p text:style-name="P3">atque indicant. Jam vero praeter quatuor chirurgorum<text:line-break/>communitates est et species quam praescrvatricem appel-<text:line-break/>lant. Apponitur autem et ipsa, ut communitas, in dele-<text:line-break/>tersis et toxicis bestiisque omnibus quae virus emittunt,<text:line-break/>tum venenosis volatilibus et terrestribus. aquatilibusque.<text:line-break/>Nam commune omnium genus, ut sint exitialia, non ta-<text:line-break/>men ad astrictum et fluens referuntur,. sed aliud est prae-<text:line-break/>fer haec genus. Quare et curatoria ipforum communitas<text:line-break/>alia praeter illam habetur, dicta praeservatum. Methodi-<text:line-break/>eam quoque <text:span text:style-name="Default_20_Paragraph_20_Font"><text:span text:style-name="T3">t</text:span></text:span>ectam primum designat similis in evidentibus<text:line-break/>consideratio, sed non in latentibus feu abditis, quemad-<text:line-break/>modum in rationali secta. Hoc unum intercedit discrimi-<text:line-break/>nis, quod in illa quoque similium inspectio, sed in ob-<text:line-break/>scuris consistit : secundum ex simili in evidentibus, affectus,<text:line-break/>auxilia, tempora, particularia omnia generalia reducit.<text:line-break/>Attamen non evidentia. tantum empiricorum more auimad-<text:line-break/>vertunt, sed particularibus, nullo generali cognito, insistunt.<text:line-break/>Tertium est ex communitatum indicatione curationem ac- -</text:p>
      <text:p text:style-name="P3">cipere: nec caulas, ut rationalibus in usu est, exponere,<text:line-break/>neque facta in concursibus observatione eorum quae per<text:line-break/>experientiam conveniunt, ut empirici faciunt, conten-<text:line-break/>tos esse.</text:p>
      <text:h text:style-name="Heading_20_2" text:outline-level="2">Cap. IU </text:h>
      <text:p text:style-name="P13"><text:span text:style-name="Default_20_Paragraph_20_Font"><text:span text:style-name="T3">[Qu</text:span></text:span>i <text:span text:style-name="Default_20_Paragraph_20_Font"><text:span text:style-name="T3">tr</text:span></text:span>i<text:span text:style-name="Default_20_Paragraph_20_Font"><text:span text:style-name="T3">u</text:span></text:span>m s<text:span text:style-name="Default_20_Paragraph_20_Font"><text:span text:style-name="T3">ec</text:span></text:span>t<text:span text:style-name="Default_20_Paragraph_20_Font"><text:span text:style-name="T3">arum princ</text:span></text:span>i<text:span text:style-name="Default_20_Paragraph_20_Font"><text:span text:style-name="T3">pe</text:span></text:span>s <text:span text:style-name="Default_20_Paragraph_20_Font"><text:span text:style-name="T3">ex</text:span></text:span>ti<text:span text:style-name="Default_20_Paragraph_20_Font"><text:span text:style-name="T3">ter</text:span></text:span>i<text:span text:style-name="Default_20_Paragraph_20_Font"><text:span text:style-name="T3">nt.]<text:line-break/></text:span></text:span>Rationalis <text:span text:style-name="Default_20_Paragraph_20_Font"><text:span text:style-name="T3">t</text:span></text:span>ectae et auctor et princeps Hippocrates Cous<text:line-break/>fuit. Post hunc Diocles Carystius, Praxagoras Cous, He-<text:line-break/>ropbilus Chalcedonius, Erasistratus Chius, Mnesitheus ;<text:line-break/>Atheniensis ,. Asclepiades Bithyuus, Cianos, qui et Prostas<text:line-break/>dictus esu Empiricae praefuit Philinus Cous, qui primus<text:line-break/>eam a rationali separarit, occasione ab- Herophilo fuo<text:line-break/>praeceptore accepta. Quum autem suam vellent suetam<text:line-break/>antiquiorem fingere,. Acronem Agrigentinum, quo rationali<text:line-break/>esset antiquior, ei dedisse initium dixerunt.. A Philino<text:line-break/>Serapion Alexandrinus ea lecta floruit: dein Apollonii duo,<text:line-break/>pater et filius, Antiocheni: hos secuti Menodotus et Sex-<text:line-break/>tus eam plane stabilierunt. Methodicen Themifon Laedi-</text:p>
      <text:p text:style-name="P3">ceus Syrius incepit, qui ab Asclepiade rationali occasio-<text:line-break/>rues nactus ad methodicae sectae inventionem fe contulit.<text:line-break/>Thessalus Trallianus eam absolvit. Post hos Mnafeas, Dio-<text:line-break/>nysius, Proctus, Antipater. In ea autem de quibusdam<text:line-break/>dissenserunt olympiaetts Milesius, Menemachus Aphro-<text:line-break/>difeus et Seranus Ephesius. - Fuerunt nonnulli etiam ad-<text:line-break/>juncti, ut Leonides Alexandrinus; quidam delecti, ut Ar-<text:line-break/>chigenes Apameus Syrius.</text:p>
      <text:h text:style-name="Heading_20_2" text:outline-level="2">Cap. V </text:h>
      <text:p text:style-name="P13"><text:span text:style-name="Default_20_Paragraph_20_Font"><text:span text:style-name="T3">[Med</text:span></text:span>i<text:span text:style-name="Default_20_Paragraph_20_Font"><text:span text:style-name="T3">c</text:span></text:span>i<text:span text:style-name="Default_20_Paragraph_20_Font"><text:span text:style-name="T3">na sc</text:span></text:span>i<text:span text:style-name="Default_20_Paragraph_20_Font"><text:span text:style-name="T3">ent</text:span></text:span>i<text:span text:style-name="Default_20_Paragraph_20_Font"><text:span text:style-name="T3">ane sit, an ar</text:span></text:span>s. ] Ratio-<text:line-break/>nales aliqui, e quorum numero est etiam Erafistratus, me-<text:line-break/>dicinam partim srientiam, cujusmodi est causarum notitia,<text:line-break/>item naturae inspectio: partim coniecturam, ut curationem<text:line-break/>et signa habere censuerunt. Methodici et in universum<text:line-break/>scientiam ipsam esse praedicant, fed utrique a vero, ma-<text:line-break/>ximeque methodici aberrarunt. Scientia enim est conve-<text:line-break/>niens, firma et nunquam a ratione d<text:span text:style-name="Default_20_Paragraph_20_Font"><text:span text:style-name="T3">e</text:span></text:span>clinans cognitio:<text:line-break/>eam neque apud philosophos, praesertim dum rerum na-</text:p>
      <text:p text:style-name="P3">turas perscrutantur, invenias: multo Iane minus in re<text:line-break/>medica: imo ut verbo expediam, ne ad homines .quidem-<text:line-break/>venit. Quamobrem medicina ars merito dici potest: si<text:line-break/>quidem artis nomine comprehensionum et opinionum ad<text:line-break/>finem quendam vitae utilem spectantium collectionem certa<text:line-break/>qualitate et quantitate commeditatam intelligimus. Com-<text:line-break/>preheusiones igitur humanas et quae numero constitutionem-<text:line-break/>quandam procreare queant, alioquin .et commeditatas , hoc.<text:line-break/>est sibi concordes ac conspuas cohaerentesque, medicina<text:line-break/>habet: quo fit ut artis vocabulum, cujus definitio ei con-<text:line-break/>venit, optimo jure commerentur, comprehensionesque in<text:line-break/>ea ad vitae commoditatem pertinent. Quippe ut servaret<text:line-break/>homines ac sanos tueretur, in vilem prodiit. Sed artium<text:line-break/>duplex est doctrina: quaedam enim finem. <text:span text:style-name="Default_20_Paragraph_20_Font"><text:span text:style-name="T3">t</text:span></text:span>uum semper<text:line-break/>consequuntur, ut fabrilis, navium compactoria, aedificato-<text:line-break/>ria. Quaedam finem <text:span text:style-name="Default_20_Paragraph_20_Font"><text:span text:style-name="T3">t</text:span></text:span>uum, ceu scopum appetunt, con-<text:line-break/>tingunt autem non semper, sed plurimum. Unde conje-<text:line-break/>murales quoque dicuntur : exi quarum numero medicina</text:p>
      <text:p text:style-name="P3">fuerit: quemadmodum rhetorica, gubernatoria et saginandi<text:line-break/>ars. Est et alia doctrina et ipsis duplex: quoniam aliquae,<text:line-break/>dum fiunt, furi et simulatque ah actione destiterint, -nihil<text:line-break/>quod perfecerint ostenditur, cuiusmodi saltatoria citharis<text:line-break/>stica, palaestrica et quaevis alia ars musica. Nonnullae in<text:line-break/>actione evidens opus plane nullum habent, sied tanquam<text:line-break/>futuri cujusdam praeparatoriae existunt; ubi Vero a fun-<text:line-break/>ctione cessaverint, tunc quid effecerint apparet: qualis<text:line-break/>ilatuaria, pictura et fabrilis, tum aliae , quarum opera post<text:line-break/>actionem perdurant. Inter has medicinam quoque numeres<text:line-break/>licet. In medendo enim nondum ejus finis innotescit,<text:line-break/>quippe quae adversus morbos semper laboret: at, ubi cu-<text:line-break/>rationem absolverit, tunc homini sanitatem. restituisse eam<text:line-break/>videre esu</text:p>
      <text:h text:style-name="Heading_20_2" text:outline-level="2">Cap. VI. </text:h>
      <text:p text:style-name="P13"><text:span text:style-name="Default_20_Paragraph_20_Font"><text:span text:style-name="T3">[ Qu</text:span></text:span>i<text:span text:style-name="Default_20_Paragraph_20_Font"><text:span text:style-name="T3">d. sit</text:span></text:span> m<text:span text:style-name="Default_20_Paragraph_20_Font"><text:span text:style-name="T3">ed</text:span></text:span>i<text:span text:style-name="Default_20_Paragraph_20_Font"><text:span text:style-name="T3">cina.] </text:span></text:span>Definitionibus ra-<text:line-break/>tionales usi sunt e t descriptionibus empirici: de quibus<text:line-break/>quaestionem instituere philosophis suium convenit; enim-<text:line-break/>vero veteres etiam medici hoc modo medicinam simplici-</text:p>
      <text:p text:style-name="P3">ter- vel definierunt, vel descripserunt. Medicina est, ex<text:line-break/>Hippocratis sententia, adjectis et detractio. Admotio qui-<text:line-break/>dem deficie<text:span text:style-name="Default_20_Paragraph_20_Font"><text:span text:style-name="T3">n</text:span></text:span>tis , detractio autem superantis in hominum<text:line-break/>corporibus. Quam enim definitionem medicinae nonnulli<text:line-break/>putaverunt, revera non est; aegros videlicet morbis non<text:line-break/>prorsus liberare, dolores - lenire morbique vehementiam<text:line-break/>retundere, malo victis manum non admoliri. Non enim<text:line-break/>ex iis, quae artes non possunt, fed ex bis quae possunt<text:line-break/>ipsarum definitiones sunt, quae enim ipfa non potest dicit;<text:line-break/>non quae ipsi insunt definit.. Recentiores hujusmodi de-<text:line-break/>finitionem usurparunt. Medicina est scientia sanitatis con—<text:line-break/>servatrix, morborum depultrix. Non recte habet:. non<text:line-break/>enim ipsa haec efficit, fed ex. illis quae efficit,. haec pro-<text:line-break/>veniunt, idque non semper. Quapropter non ex his, sed<text:line-break/>illis, quae ab ea semper accipiuntur, constituta est. Haec<text:line-break/>autem sunt adjectio et detractio. Proinde quae capit me-<text:line-break/>dirina, haec ipsam esse dixit Hippocrates, quibus et in<text:line-break/>fanis utitur, eum fecundam ipsorum valetudinem con<text:span text:style-name="Default_20_Paragraph_20_Font"><text:span text:style-name="T3">t</text:span></text:span>er-</text:p>
      <text:p text:style-name="P3">vat et in aegrotis, ut morbis liberet. Quae igitur semper<text:line-break/>sarit, ea ipsam constituunt, non illa, quae ab his efficiun-<text:line-break/>tur. Aliud namque ars, aliud ejus finis esu Quod enim<text:line-break/>appetit, id aliud ab ipsis est, adque non perpetuo Tecum<text:line-break/>habet. Quo fit, ut quatenus ipsum non contingit, neque<text:line-break/>sinis ejus, sed sceptri dicatur v quum autem contigerit, sinis.<text:line-break/>Ita gubernatoria et sagittandi ars non a sine, quem non<text:line-break/><text:span text:style-name="Default_20_Paragraph_20_Font"><text:span text:style-name="T3">t</text:span></text:span>emper contingunt, <text:span text:style-name="Default_20_Paragraph_20_Font"><text:span text:style-name="T3">t</text:span></text:span>ed ab aliis, quibus constitutae fiant<text:line-break/>et per quae, ut finem assequantur, iunctiones obeunt,<text:line-break/>definitionem sortiuntur. Porro definitio haec omnibus fere<text:line-break/>post Hippocratem proba esse videtur. Herophilo medi-<text:line-break/>cina lest scientia salubrium , insalubrium et neutrorum.<text:line-break/>Trium enim horum cognitionem habet. Salubrium, quae<text:line-break/>corporis humani constitutionem ita praeparant, ut ex eis<text:line-break/>pulchre invicem aptatis sanitas concilietur: insalubrium,<text:line-break/>quae salubrem convenientiam dissolvunt. Neutrorum omnis<text:line-break/><text:span text:style-name="Default_20_Paragraph_20_Font"><text:span text:style-name="T3">t</text:span></text:span>unt auxilia, quae aegris afferuntur et eorum materia.</text:p>
      <text:p text:style-name="P3">Haec enim prius quam a medico excepta sint, neutra, nec<text:line-break/>salubria nec insalubria funi,</text:p>
      <text:h text:style-name="Heading_20_2" text:outline-level="2">Cap.iVIL </text:h>
      <text:p text:style-name="P13"><text:span text:style-name="Default_20_Paragraph_20_Font"><text:span text:style-name="T3">[ Quo</text:span></text:span>t <text:span text:style-name="Default_20_Paragraph_20_Font"><text:span text:style-name="T3">par</text:span></text:span>t<text:span text:style-name="Default_20_Paragraph_20_Font"><text:span text:style-name="T3">e</text:span></text:span>s m<text:span text:style-name="Default_20_Paragraph_20_Font"><text:span text:style-name="T3">ed</text:span></text:span>ici<text:span text:style-name="Default_20_Paragraph_20_Font"><text:span text:style-name="T3">nae.] </text:span></text:span>Partes me-<text:line-break/>sucinae principes sunt physiologia, aetiologia, patbologia,<text:line-break/>diaeta sanorum; semeiotice, therapeutice. Athenaeus pro.<text:line-break/>femeiotice materiam constituit, quae in therapeutice repe-<text:line-break/>ritur, nam sine materia curatio fieri non potest. Semeio-<text:line-break/>tice et ad curationem quidem necessaria, non tamen ipfa<text:line-break/>est curatio: materiae enim beneficio curatio absolvitur et<text:line-break/>materia quidem sine -curatione nihil aliud confert. Se-<text:line-break/>meiotice etiam et sine curatione necessaria, ut quae cura-<text:line-break/>bilia quaeque sive incurabilia. cognoscamus, ut in iis hae-<text:line-break/>reamus, ne quum susceperimus impossibilia, hall urinentur.<text:line-break/>Iam vero quinque partium medicinae cujusque subdivisio<text:line-break/>quaedam esu Physiologia igitur pars quidem illius est, in<text:line-break/>qua de hominis natura disserimus : dividitur autem in tra-<text:line-break/>dationem elementorum , quibus homo componitur, tum in<text:line-break/>eam, quae de generatione et formatione foetus , tertio in</text:p>
      <text:p text:style-name="P3">interiorum et exteriorum corporis partium speculationem,<text:line-break/>cum cadavera disseramus ossiumque rationes perscrutamur :<text:line-break/>aetiologia quae et pathologia, in qua quae praeter naturam<text:line-break/>sunt inquirimus et morborum causas investigamus et sym-<text:line-break/>ptomatum concurfus , affectuum fletus diligenter indagamus.<text:line-break/>His enim incognitis nemo recte noverit, quomodo morbos<text:line-break/>curare conveniat: medicinae pars ea quae diaeta sanorum<text:line-break/>dividitur in eam quae sanitatem tuetur et in eam quae<text:line-break/>morbos arcet praecavendo, ac in eam quae a morbis sur-<text:line-break/>gentes reficit. Semeiotice in tres partes dirimitur, in praete-<text:line-break/>ritorum cognitionem, in praesentium inspectlonem et futu-<text:line-break/>.rorum providentiam. Similiter et ipsa therapeutice in tres<text:line-break/>partes dividitur, in diaetam, chirurgiam et pharmaciae,.</text:p>
      <text:h text:style-name="Heading_20_2" text:outline-level="2">Cap. VIII. </text:h>
      <text:p text:style-name="P13"><text:span text:style-name="Default_20_Paragraph_20_Font"><text:span text:style-name="T3">[An med</text:span></text:span>i<text:span text:style-name="Default_20_Paragraph_20_Font"><text:span text:style-name="T3">c</text:span></text:span>i<text:span text:style-name="Default_20_Paragraph_20_Font"><text:span text:style-name="T3">nae d</text:span></text:span>i<text:span text:style-name="Default_20_Paragraph_20_Font"><text:span text:style-name="T3">v</text:span></text:span>i<text:span text:style-name="Default_20_Paragraph_20_Font"><text:span text:style-name="T3">sio</text:span></text:span> i<text:span text:style-name="Default_20_Paragraph_20_Font"><text:span text:style-name="T3">n quinque par</text:span></text:span>t<text:span text:style-name="Default_20_Paragraph_20_Font"><text:span text:style-name="T3">e</text:span></text:span>s<text:line-break/><text:span text:style-name="Default_20_Paragraph_20_Font"><text:span text:style-name="T3">necestar</text:span></text:span>i<text:span text:style-name="Default_20_Paragraph_20_Font"><text:span text:style-name="T3">a sit.] </text:span></text:span>Tractare igitur res quidem naturales ne-<text:line-break/>cestarium est, quoniam haud possibile est quae praeter na-<text:line-break/>turam sunt, illum cognoscere, qui non prius noverit ea</text:p>
      <text:p text:style-name="P3">quae <text:span text:style-name="Default_20_Paragraph_20_Font"><text:span text:style-name="T3">t</text:span></text:span>uus secundum naturam: nam praeter illorum natu-<text:line-break/>ram morbi consistunt. De causis autem et morbis agere<text:line-break/>necessarium quoque est, cum ut affectuum caulas, quibus<text:line-break/>resistere convenit, intelligamus: tum ut etiam ipfos af-<text:line-break/>sectus a veteribus appellatos eorumque status cognofca-<text:line-break/>mus. . Utilis <text:span text:style-name="Default_20_Paragraph_20_Font"><text:span text:style-name="T3">t</text:span></text:span>ane et symptomatum quae assectus comitan-<text:line-break/>tur cognitio est, nam ab h<text:span text:style-name="Default_20_Paragraph_20_Font"><text:span text:style-name="T3">o</text:span></text:span>rum congressu , quem empirici<text:line-break/>concurfu vocant, corporis vitia speciem nanciscuntur.<text:line-break/>Quanquam iidem empirici in concursibus , quae cuique<text:line-break/>accidenti conveniant, observarunt. Methodicis autem cu-<text:line-break/>rationem affectus indicant, quemadmodum rationalibus<text:line-break/>causae, licet ipsi .nihilominus tum; affectus tum concursus<text:line-break/>inquirant, Totum autem causis attribuunt, quarum non-<text:line-break/>nullae evidentes, aliae continentes, quaedam. coadiuvantes,<text:line-break/>aliquae concausae, reliquae antecedentes dicuntur. Evi-<text:line-break/>dentes sunt quae ubi adversam valetudinem crearunt, fe-<text:line-break/>parantur, ut frigus, lab<text:span text:style-name="Default_20_Paragraph_20_Font"><text:span text:style-name="T3">o</text:span></text:span>r, sutis exustio, cruditas. Conti-<text:line-break/>neutes, cum praesentes sunt et morbi qu<text:span text:style-name="Default_20_Paragraph_20_Font"><text:span text:style-name="T3">o</text:span></text:span>que adsunt:</text:p>
      <text:p text:style-name="P3">cum tolluntur, morbi etiam discedunt, ut spina et telum.<text:line-break/>Concau<text:span text:style-name="Default_20_Paragraph_20_Font"><text:span text:style-name="T3">t</text:span></text:span>ae, quae affectum <text:span text:style-name="Default_20_Paragraph_20_Font"><text:span text:style-name="T3">t</text:span></text:span>ua vi possunt generare : gene-<text:line-break/>rant vero et alteri cohaerentes, ut lapis i<text:span text:style-name="Default_20_Paragraph_20_Font"><text:span text:style-name="T3">n</text:span></text:span> vesica et in-<text:line-break/>flammatio. Nam ambae urinae fuppressionis causae sunt,<text:line-break/>etsi per <text:span text:style-name="Default_20_Paragraph_20_Font"><text:span text:style-name="T3">t</text:span></text:span>e utraque illam genera<text:span text:style-name="Default_20_Paragraph_20_Font"><text:span text:style-name="T3">r</text:span></text:span>e possit. Coadjutrices<text:line-break/>causttrum partes quae <text:span text:style-name="Default_20_Paragraph_20_Font"><text:span text:style-name="T3">t</text:span></text:span>ua virtute morbum efficere non post-<text:line-break/>fiunt., <text:span text:style-name="Default_20_Paragraph_20_Font"><text:span text:style-name="T3">t</text:span></text:span>ed alteri auxiliantur, ut libido articularem mor-<text:line-break/>bum promovet et remigatio sanguinis eruptionem. Ante-<text:line-break/>cedentes, quae ab evidentibus vel praeparantur vel coad-<text:line-break/>juvantur, ut sanguinis abundantia, alimenti coplae soboles<text:line-break/>esu Praecedit autem Erasistrati coincidentiam, quae omnium<text:line-break/>morborum cau<text:span text:style-name="Default_20_Paragraph_20_Font"><text:span text:style-name="T3">t</text:span></text:span>a est conjuncta,- verum citra auteceden-<text:line-break/>tem non accidit. Porro diaeta fimorum non siclum ut<text:line-break/>pars medicinae, sed tanquam potior ea, quae medetur, ei<text:line-break/>praeponitur. Multo enim praestat morbum prorstrs non<text:line-break/>admittere quam morbo liberare; quemadmodum et guber- -<text:line-break/>nat<text:span text:style-name="Default_20_Paragraph_20_Font"><text:span text:style-name="T3">a</text:span></text:span>ri longe praestabilius est, ante quam in tempestatem<text:line-break/>incidat, iter absolvere, quam cum iactatus pericli tatusque</text:p>
      <text:p text:style-name="P3">fuerit evadere. . Atqui differunt rutilis in salubri diaeta<text:line-break/>sanitatem tueri et morbos incessentes longius arcere. Ete-<text:line-break/>nim primum consueta victus ratione administratur: alte-<text:line-break/>rum jam indiget curatoriis auxiliis, ut morbum, qui con-<text:line-break/>flari debet, supprimat ac dissolvere anticipet-: siquidem<text:line-break/>quae jam ortis affectibus medentur, eadem quoque prius<text:line-break/>quam oriantur prohibent illos constitere. Similiter para<text:line-break/>quam- refectricem appellant, differentiae cum illis nonui-<text:line-break/>hil habet. Qui enim recreat vires recolligitque, ut non<text:line-break/>amplius praeter naturam, ita secundum naturam fe<text:line-break/>nondum habet , sed ab eo , qui praeter naturam.<text:line-break/>est, nuper habitu solutus ad naturalem migrat. Quam-<text:line-break/>obrem aliam victus rationem destiterat, nec curato-<text:line-break/>riam, non enim aegrotat: nec eam, qua sani utuntur, ut<text:line-break/>qui nondum absoluta fruatur sanitate. Quo fit ut nec<text:line-break/>qualitate nec quantitate paria sanis possit assumere: quae<text:line-break/>autem pars medicinae scmeiotice dicitur, curationi mor-<text:line-break/>horum per victum summe est necessaria ; nam praeterita</text:p>
      <text:p text:style-name="P3">et praefentia symptomata ad morbi causam inveniendam<text:line-break/>diligenter inspicimus. Insuper maxima ejus necessitas est<text:line-break/>ad praesagiendum, mors, an <text:span text:style-name="Default_20_Paragraph_20_Font"><text:span text:style-name="T3">t</text:span></text:span>alus expectanda sit. Pari<text:line-break/>modo medicina , quae manu medetur, tum illa, quae me-<text:line-break/>dicamentis auxiliatur, sine indiciorum observatione non<text:line-break/>absolvitur : quippe praesagia .eodem modo desiderant, qui-<text:line-break/>bus scias, quae curationem non admittunt, quaeque eam<text:line-break/>recipiunt quidem, sied vehementer aut offendunt aegrum,<text:line-break/>si curentur, aut e medio tollunt. Quum vero therapeutice<text:line-break/>dividatur in diaetam, -pharmaciam et chirurgiam, diaeta<text:line-break/>auxiliorum, quae digerendi, apponendi et concoquendi<text:line-break/>facultatem habent, est administratio: quae omnibus qui-<text:line-break/>dem aegrotis , fed praecipue febrientibus in usu esu Chi-<text:line-break/>rurgia pars <text:span text:style-name="Default_20_Paragraph_20_Font"><text:span text:style-name="T3">a</text:span></text:span>matoriae est: ea incisionibus, ustionibus et<text:line-break/>ossium in <text:span text:style-name="Default_20_Paragraph_20_Font"><text:span text:style-name="T3">t</text:span></text:span>uam sedem deductione homines curat. Phar-<text:line-break/>macra nudis medicamentis interiores affectus et exterio-<text:line-break/>res sanat: victus enim convenientem rationem, quandoque<text:line-break/>vero manuum opus requirit, quemadmodum chirurgia et<text:line-break/>victus ratio medicatione utuntur. Itaque a rerum naturae</text:p>
      <text:p text:style-name="P3">contemplatione altius auspicabimur n quoniam nec in sanis<text:line-break/>secundam valetudinem tueri, nec in aegris morbi causam<text:line-break/>cognoscere, nec signis quid deprehendere, nec curare recte.<text:line-break/>possis, ignorans quibus homo elementis constet ecquo-.,<text:line-break/>modo his immutatis amatura quam obtinebant prius morbi<text:line-break/>nuscuntur.</text:p>
      <text:h text:style-name="Heading_20_2" text:outline-level="2">-li Cap. IX. </text:h>
      <text:p text:style-name="P14">[D<text:span text:style-name="Default_20_Paragraph_20_Font"><text:span text:style-name="T3">e element</text:span></text:span>is <text:span text:style-name="Default_20_Paragraph_20_Font"><text:span text:style-name="T3">h</text:span></text:span>o<text:span text:style-name="Default_20_Paragraph_20_Font"><text:span text:style-name="T3">m</text:span></text:span>i<text:span text:style-name="Default_20_Paragraph_20_Font"><text:span text:style-name="T3">ne</text:span></text:span>m <text:span text:style-name="Default_20_Paragraph_20_Font"><text:span text:style-name="T3">c</text:span></text:span>o<text:span text:style-name="Default_20_Paragraph_20_Font"><text:span text:style-name="T3">nst</text:span></text:span>i<text:span text:style-name="Default_20_Paragraph_20_Font"><text:span text:style-name="T3">tuen</text:span></text:span>ti<text:span text:style-name="Default_20_Paragraph_20_Font"><text:span text:style-name="T3">bu</text:span></text:span>s q<text:line-break/>Constat igitur homo, quemadmodum docuit Hippocrates in<text:line-break/>libro d<text:span text:style-name="Default_20_Paragraph_20_Font"><text:span text:style-name="T3">o</text:span></text:span>natura humana, ex primis mundi elementis:- ex<text:line-break/>igne, aereo aqua., terra, n<text:span text:style-name="Default_20_Paragraph_20_Font"><text:span text:style-name="T3">o</text:span></text:span>n quod ex his ipsis, sed pro-<text:line-break/>portione ipsis respondentibus homo constituatur. Atqui<text:line-break/>ex ipsius Hippocratis sententia, dum dissolvitur,- iu haec<text:line-break/>prima res<text:span text:style-name="Default_20_Paragraph_20_Font"><text:span text:style-name="T3">o</text:span></text:span>lvitur et unumquodque rursus in suam ipsius<text:line-break/>naturam, homine vita defuncto; redire necesse est, siccum<text:line-break/>in siccum, frigidum in frigidum, calidum in. calidum,<text:line-break/>humidum in humidum. Hujusm<text:span text:style-name="Default_20_Paragraph_20_Font"><text:span text:style-name="T3">o</text:span></text:span>di tum animantium tum<text:line-break/>ali<text:span text:style-name="Default_20_Paragraph_20_Font"><text:span text:style-name="T3">o</text:span></text:span>rum universorum natura est : omnia fimiliter oriuntur</text:p>
      <text:p text:style-name="P3">et desinunt similiter: conflatur enim ex his praedictis eo-,<text:line-break/>rum natura et ex praedictis in eadem finit. Unde singula<text:line-break/>originem nacta sunt; eo quoque revertuntur, quemadmo-<text:line-break/>dum Humerus inquit,</text:p>
      <text:p text:style-name="P1"><text:span text:style-name="Default_20_Paragraph_20_Font"><text:span text:style-name="T2">Vos </text:span></text:span><text:span text:style-name="Default_20_Paragraph_20_Font"><text:span text:style-name="T3">aqua, v</text:span></text:span><text:span text:style-name="Default_20_Paragraph_20_Font"><text:span text:style-name="T2">os t</text:span></text:span><text:span text:style-name="Default_20_Paragraph_20_Font"><text:span text:style-name="T3">ellu</text:span></text:span><text:span text:style-name="Default_20_Paragraph_20_Font"><text:span text:style-name="T2">s </text:span></text:span><text:span text:style-name="Default_20_Paragraph_20_Font"><text:span text:style-name="T3">cunc</text:span></text:span><text:span text:style-name="Default_20_Paragraph_20_Font"><text:span text:style-name="T2">t</text:span></text:span><text:span text:style-name="Default_20_Paragraph_20_Font"><text:span text:style-name="T3">o</text:span></text:span><text:span text:style-name="Default_20_Paragraph_20_Font"><text:span text:style-name="T2">s </text:span></text:span><text:span text:style-name="Default_20_Paragraph_20_Font"><text:span text:style-name="T3">al</text:span></text:span><text:span text:style-name="Default_20_Paragraph_20_Font"><text:span text:style-name="T2">i</text:span></text:span><text:span text:style-name="Default_20_Paragraph_20_Font"><text:span text:style-name="T3">quando</text:span></text:span><text:span text:style-name="Default_20_Paragraph_20_Font"><text:span text:style-name="T2"> t</text:span></text:span><text:span text:style-name="Default_20_Paragraph_20_Font"><text:span text:style-name="T3">enebi</text:span></text:span><text:span text:style-name="Default_20_Paragraph_20_Font"><text:span text:style-name="T2">t.</text:span></text:span></text:p>
      <text:p text:style-name="Normal">innuens dissolutionem in haec futuram. Caeterum homi- .<text:line-break/>nem velut ex secundis et humanae naturae vicinis qua-<text:line-break/>tuor humoribus, sanguine, pituita, bile tum flava tum .<text:line-break/>atra constitutum esse physici pronuntiant: quoniam foetus<text:line-break/>in prima fui formatione ex genitura et sanguine, qui e<text:line-break/>matre per urachum influit, auspicium coepit: in his au-<text:line-break/>tem quatuor humores erant. Hi vero ex tribus et com-<text:line-break/>positis hominem jam genitum, ex hisce tribus constare<text:line-break/>affirmant, humidis, ficcis et spiritibus, quae. Hippocrates<text:line-break/>continentia, contenta et impetum facientia appellat. Con-<text:line-break/>fluentia igitur sunt stolida omnia, ut ossa, nervi, venae,</text:p>
      <text:p text:style-name="P3">arteriae, ex quibus et musculi et carnes tutaque cor-<text:line-break/>poris moles compacte est, ad haec interiorum exteri orum-<text:line-break/>que concretiones. Contenta vero humida sunt , quae lu<text:line-break/>vasis per totum corpus dispersa feruntur. Atque haec<text:line-break/>quatuor praedictos .humores vocat Hippocrates. lmpetum<text:line-break/>facientia spiritus sunt , quos veteres duos; animalem et<text:line-break/>naturalem numerant: Stoici tertium invehunt, quem hecti-<text:line-break/>cum nominanti Erafistratusvafa triplicia, nervos, venas,<text:line-break/>arterias, omissis spiritibus et humidis, tanquam initia. et<text:line-break/>totius corporis elementa constituit. Nam duplici materia<text:line-break/>regi animal affirmat, sanguine tanquam alimento, spiritu<text:line-break/>tanquam naturae functionibus obeundis coadiutore : non<text:line-break/>autem ea ut principia accipit. Multae sane aliae cor-<text:line-break/>purum fpecies non ex tribus illis compositae inveniuntur,<text:line-break/>ut verbi gratia cerebrum, medulla atque ossa j omnia.<text:line-break/>Cerebrum igitur vel- medullam nutrimenti allusionem au-<text:line-break/>det appellare, sicut adipem, jecinoris, lienis et pulmonis<text:line-break/>consistentiam. At ossa neque nutrimenti effusionem neque</text:p>
      <text:p text:style-name="P3">ex praedictis vasis triplicibus com; sita esse dicere possit.<text:line-break/>Asclepiadi. hominis elementa. sunt corpuscula. manantis,<text:line-break/>fragiliaque: et invisibilis foramina. Secundum Athenaei<text:line-break/>sententiam non. quatuor illa prima corpora, ignis, aer;<text:line-break/>aqua, terra, sed eorum qualitates, calidum, frigidum, sic-<text:line-break/>cum et humidum. li -Ex t quibus duo causarum efficientium<text:line-break/>munere fungi, pula calidum et .frigidum.:- duo materialium,<text:line-break/>siccum et humidum supponit..: Quintum vero ex Stoico-<text:line-break/>mm opinione .introducit spiritum cuncta penetrantem; a<text:line-break/>quo omnia contineantur et gubernentur. Hippocrates cum<text:line-break/>trifariam hominis elementa divisisset,. in continentia, con-<text:line-break/>tenta et ea quae impetum faciunt,. quibus omnia post<text:line-break/>ipfum: - elementis comprehendit , nec non . naturae demeti-<text:line-break/>torum tractationem, eorum quae praeter naturam sunt<text:line-break/>causas , haud scio quomodo successores ejus unam illam<text:line-break/>re. vera divinam Aefculapii medicinam in tres partus sibi<text:line-break/>cohaerentes distribuerint atque divulferint. Alii enim<text:line-break/>humidis tum eorum, quae fecundum naturam habent, con-</text:p>
      <text:p text:style-name="P3">strutionem, tum causam eorum, quae praeter naturam, fo-<text:line-break/>lis attribuere, ut Praxagoras et Herophilus: alii solidis<text:line-break/>corporibus initia et elementa attribuentes, ex his, tum<text:line-break/>quae natura consistunt, tum morborum causas inde capiunt,<text:line-break/>ut Frustratus et Asclepiades. Athenaeus vero et Archi-<text:line-break/>genes spirit<text:span text:style-name="Default_20_Paragraph_20_Font"><text:span text:style-name="T3">u</text:span></text:span> solo ea penetrante tum naturalia consistere<text:line-break/>ac gubernari, tum morb<text:span text:style-name="Default_20_Paragraph_20_Font"><text:span text:style-name="T3">o</text:span></text:span>s universos hoc prius offenso<text:line-break/>creari dixerunt. Unde et spiritales, veluti qui omnia spi-<text:line-break/>ritibus attribuant, nuncupantur.</text:p>
      <text:h text:style-name="Heading_20_2" text:outline-level="2">Cap. X.</text:h>
      <text:p text:style-name="P15"><text:s/>[ E<text:span text:style-name="Default_20_Paragraph_20_Font"><text:span text:style-name="T3">xteriorum corporis partium appellatio-<text:line-break/>nes.] </text:span></text:span>He externis corporis partibus seu particulis et<text:line-break/>quae earum nomina sint, primus Aristoteles docuisse simul<text:line-break/>ac conscripsisse creditus est. Temporis autem processu me-<text:line-break/>dicis quoque ipsis posterioribus de iisdem tractare neces-<text:line-break/>sa<text:span text:style-name="Default_20_Paragraph_20_Font"><text:span text:style-name="T3">x</text:span></text:span>ium visum est, ne manu allata quamque partem aut<text:line-break/>particulam ostenderent, sed ex appellatione sufficientem<text:line-break/>earum notitiam haberent: quorum in numero id maxime</text:p>
      <text:p text:style-name="P3">fuerunt Erasistrati sectatores aemulati, ut Apollonius Mem-<text:line-break/>pliiles et boe prior Xenophon. Dividunt igitur totum<text:line-break/>corpus Aegyptii medici quadrifariam, in caput, manus,<text:line-break/>thoracem et crura. Alii has quatuor partes ru plures sii-<text:line-break/>ducunt, nempe in alias totius partes , non ut illarum par-<text:line-break/>siculas. Capitis igitur tota . latitudo pars ipsius corporis<text:line-break/>dicetur. . Hujus particulae:: funi hae. Anterior superposita<text:line-break/>superciliis, pilis nuda, inter utramque aurem sita frons<text:line-break/>nominatur. Hac superior capillis intecta sinciput. Par-<text:line-break/>t em ab utroque sincipitis latere supra aures sitam tem-<text:line-break/>pora appellamus. In media capitis regione sinciput su-<text:line-break/>peranteest vertex: unde. velut a centro circulus capit-<text:line-break/>lorum exortus incipere videtur. Post verticem a poste-<text:line-break/>riore capitis parte. ad usque tendones, occiput descendit.<text:line-break/>A priore <text:span text:style-name="Default_20_Paragraph_20_Font"><text:span text:style-name="T3">t</text:span></text:span>usi tota fronte, auribus, oculis, naso et ore ad<text:line-break/>mentum usque circumscripta, a fuperriliis incipiens, facies<text:line-break/>dicitur... Ubi enim frons: a superioribus defcendens dest-<text:line-break/>nit, supercilia ceu termini ejus eminentes et pilis con-</text:p>
      <text:p text:style-name="P3">siti eam excipiunt Qua autem frons ad tempora porrigi-<text:line-break/>tur, in ipsius terminis aures sitae funi, quarum pars a.per-<text:line-break/>ta ala dicitur, refracta ab anteriori in posterius ipsis<text:line-break/>summitatibus inflexis cubiformis, fusi qua semicirculus ro-<text:line-break/>tundus in mucronem exurgens scalper appellatur. Hujus<text:line-break/>acumini concavum, quod subiacet, conchula. In hujus<text:line-break/>medio rotundum foramen meatus auditorius vocatur, fub<text:line-break/>quo particula pinguis ah aure suspensa tubus est <text:span text:style-name="Default_20_Paragraph_20_Font"><text:span text:style-name="T3">t</text:span></text:span>eu au-<text:line-break/>ricula, superior pinna. oculi superciliis fubjacent, quae<text:line-break/>et lumina dicuntur, nempe tota figura cum ipsis perticulis.<text:line-break/>Superius inferiusque interiores tunicas .contegentes pal-<text:line-break/>pebrae appellantur, haec inferior, illa superior. Commi tu<text:line-break/>tuntur invicem crebro et extremo tactu ad vi<text:span text:style-name="Default_20_Paragraph_20_Font"><text:span text:style-name="T3">t</text:span></text:span>us recrea-<text:line-break/>tionem et ad prohibendum, ne quid extrinsecus violenter<text:line-break/>oculis incidat; maxime vero, quemadmodum in somnis,<text:line-break/>risoriae virtutis avertendae gratia, quo melius homo con-<text:line-break/>quiescat. Partes autem juxta oculos totos sitae , qua pali<text:line-break/>pebrae invicem committuntur, sarsi nominantur: unde pili</text:p>
      <text:p text:style-name="P3">proveniunt, quos cilia nuncupant, a quibus orta sunt,<text:line-break/>ducto noruine. Facti autem in hoc funt pili isti, ut vi-<text:line-break/>forium spiritum vel, ut quidam ajunt, radios interiore<text:line-break/>parte effusos perspiciendi gratia dirigant. His itaque<text:line-break/>elapsu vel retortis, nequaquam animans similiter in re-<text:line-break/>ctum vel in longum videre potest. Interiores oculi ter-<text:line-break/>mani, ubi palpebrae coalescunt, anguli dicuntur, qui qui-<text:line-break/>dem ad nasum magnus, qui ad aures parvus. Quod in<text:line-break/>horum medio consistit, oculi candidum Hujus rutilis<text:line-break/>medium iris circulus coloribus varius occupat t unde et<text:line-break/>a similitudine, quam cum caelesti illa lride habet , nomen<text:line-break/>accepit. Hujus rursus media pars, per quam visus pera-.<text:line-break/>gitur, pupilla esu Naias inter oculos situs esit: ejus par-<text:line-break/>tes utrinque silae nares vocantur, quibus animalia re<text:span text:style-name="Default_20_Paragraph_20_Font"><text:span text:style-name="T3">tor-<text:line-break/></text:span></text:span>rant et.olsaciunti Exteriores autem narium partes plo-<text:line-break/>nolae sive alae nominantur, quod autem eas. discriminat,<text:line-break/>interfeptum vocamus. I<text:span text:style-name="Default_20_Paragraph_20_Font"><text:span text:style-name="T3">n</text:span></text:span> utraque nest parte, quae pro-<text:line-break/>prie concava sunt <text:span text:style-name="Default_20_Paragraph_20_Font"><text:span text:style-name="T3">t</text:span></text:span>uli oculis sita, concava nuncupamus:</text:p>
      <text:p text:style-name="P3">unde quidam concavi nominantur. Per morbum autem<text:line-break/>haec attolluntur ob hominis cruditatem velo displicentem<text:line-break/>dispositionem. His autem superiores inter- na<text:span text:style-name="Default_20_Paragraph_20_Font"><text:span text:style-name="T3">t</text:span></text:span>um et, ames<text:line-break/>malae , quae bene coloratis et ingenuis pudore suffusis ru-<text:line-break/>bent. Hinc maxillae ad mentum usque desce<text:span text:style-name="Default_20_Paragraph_20_Font"><text:span text:style-name="T3">n</text:span></text:span>dunt et hac<text:line-break/>in mucronem desinunt. Mentum id omne est, quod. labro<text:line-break/>inferiori longa orbiculari figura fubjacet. Superior pars<text:line-break/>labri fusi naribus mystax Humero hypene appellatur. Quod<text:line-break/>intra labra describitur et ab eis constituitur et continetur,<text:line-break/>os est. Videntur enim haec quasi connata, post diducta os<text:line-break/>efficere; quare etiam veluti nuper divifa apparent. Quod<text:line-break/>caput excipit et ad humeros usque pertinet, id. totum<text:line-break/>cervix dicitur; hujus posteriores partes proprie tendines<text:line-break/>appellantur. Dein sub cervice humeri utrinque prominent<text:line-break/>quorum verticem summum humerum nominant, quod ab<text:line-break/>-hoc prorsum vergit, claviculae .existunt, inter quas jugu-<text:line-break/>lum habetur. Ab humeris manus incipiunt, utraque ex</text:p>
      <text:p text:style-name="P3">suo latere propensa: herum pars ab humero ad cubitum<text:line-break/>usque pertendens brachium vocatur: cubitus autem qua<text:line-break/>tota manus flectitur: cujus exteriorem partem corona et<text:line-break/>olecranum nominatur. Dein cubitus, quo et homines me-<text:line-break/>tiuntur. Ubi hic desi<text:span text:style-name="Default_20_Paragraph_20_Font"><text:span text:style-name="T3">n</text:span></text:span>it et cum summa manu articulum<text:line-break/>facit , carpus dicitur. Succedens huic pars metacarpium.<text:line-break/>lude nodi , a quibus digiti incipiu<text:span text:style-name="Default_20_Paragraph_20_Font"><text:span text:style-name="T3">n</text:span></text:span>t. Digitorum maximus,<text:line-break/>pollex est, quod toti summae manui cooperans aequipol-<text:line-break/>leat. Post hunc index, nomen ab usu, ut apparet, forti-<text:line-break/>tus : dein medius-: hunc medio. proximus sequitur, medicis<text:line-break/>dicatus , atque ab iis nomen sortitus. Postremus parvus<text:line-break/>dicitur, quod om<text:span text:style-name="Default_20_Paragraph_20_Font"><text:span text:style-name="T3">n</text:span></text:span>ibus sit inferior. . Itaque a carpo summa<text:line-break/>manus dicitur: cujus supinae pars juxta pollicem assur-<text:line-break/>gens vola nominatur, huic pars opposita salivosa vocatur.<text:line-break/>Verum unde digiti procedunt, pectus manus esu Quod<text:line-break/>medium horum omnium est, manus concavum dicitur.<text:line-break/>Supra vero thorax ea pars appellatur, quae a collo tuto</text:p>
      <text:p text:style-name="P3">ad ilia usque ex anteriore parte protenditur. Hujus pars,<text:line-break/>quae sub claviculis utrinque et manibus habetur, costae<text:line-break/>sunt: ex quibus et latus utrumque dicitur. In harum me-<text:line-break/>dio pectus. Hujus rursus medium. usque ad cartilaginem,<text:line-break/>sub qua ventriculi os delitescit, sternunt : idem locus etiam<text:line-break/>extrinsecus itu appellatur. Hinc epigestrium oritur. . Quae<text:line-break/>sub ventriculi ore ad partem exteriorem apparent, hypo-<text:line-break/>chondria nominamus, quoniam fecundum rectitudinem. fusi<text:line-break/>cartilagine veluti post ipsam habentur-. Sunt autem mu-<text:line-break/>sculi, qui expansi peritonaeo subiacent v extrinsecus - vero<text:line-break/>cute conteguntur., Aequivoco autem cum his vocabulo-<text:line-break/>etiam interiora. viscera vocamus hypochondria : quoniam .<text:line-break/>et ipsa Iuli cartilaginibus nothorum costarum ab interiore<text:line-break/>parte existunt: Ied exteriora proprio. Quod ante ilia<text:line-break/>hypochondria comprehendit, abdomen est: quod utrinque<text:line-break/>est, ilia. Ilium medium occupat umbilicus. Sub hoc<text:span text:style-name="Default_20_Paragraph_20_Font"><text:span text:style-name="T3">suh<text:line-break/></text:span></text:span>men. Postea pubes sequitur , quae et aqualiculus dicitur,<text:line-break/>in quem thorax finit: ubi et masculorum pudenda confit-</text:p>
      <text:p text:style-name="P3">tuta sinit: tum foeminarum ad femoris utriusque oxor-<text:line-break/>tnm, uf sub hoc occultentur. Maris pars prominens co-<text:line-break/>lea vocatur, summitas ejus glans: qua foramen habet ad<text:line-break/>exere tion em, urethra ab usu nuncupatur. Cutis quae<text:line-break/>eam contegit, praeputium dicitur. Inferior pars colis in<text:line-break/>longitudinem ejus vergens futura vocata esu Quae vero<text:line-break/>adusque fellem producitur, taurus. Testiculi duplici no-.<text:line-break/>mine didymi et testes, intus et foris appellantur. Quod<text:line-break/>testiculos ambit, scrotum vocanti Muliebris autem pn-<text:line-break/>dendi (sic enim ipfum nominaverunt antiqui) sinus ipse<text:line-break/>pecten vocatur. At quae sinum ambiunt, alae vocantur,<text:line-break/>inter has autem caruncula ad fissuram exorta, nympha<text:line-break/>quam, quod multo promineat, Aegyptii in virginibus ex-<text:line-break/>eidere consueverunt. Porro recti intestini orificium per<text:line-break/>sedem prodiens, quo exeretionem, quum lubet, retinemus;<text:line-break/>annulus a figura, ab officio sphincter vocatus est. Cae-<text:line-break/>teruta posteriores corporis partes, quae collo subjacent,</text:p>
      <text:p text:style-name="P3">hunc situm et appellationem habent: totum dorsum voca-<text:line-break/>tur : inde .utroque ri n latere scapulae habentu<text:span text:style-name="Default_20_Paragraph_20_Font"><text:span text:style-name="T3">r. </text:span></text:span>Media<text:line-break/>ap<text:span text:style-name="Default_20_Paragraph_20_Font"><text:span text:style-name="T3">t</text:span></text:span>arum pars inter scapulium, cui etiam stomachus intus<text:line-break/>fubjacet. Rursus media totius dorsi sedes superne ad clu-<text:line-break/>nes usque spina dicitur. Hujus partem, quae recto tra-<text:line-break/>mite sub dorio habetur inscalptam Humerus nominavit,<text:line-break/>manifesto aliis dictionibus exponens,</text:p>
      <text:p text:style-name="P1"><text:span text:style-name="Default_20_Paragraph_20_Font"><text:span text:style-name="T5">---</text:span></text:span><text:span text:style-name="Default_20_Paragraph_20_Font"><text:span text:style-name="T6">κατ</text:span></text:span><text:span text:style-name="Default_20_Paragraph_20_Font"><text:span text:style-name="T5"> </text:span></text:span><text:span text:style-name="Default_20_Paragraph_20_Font"><text:span text:style-name="T6">ἄκνηστιν</text:span></text:span><text:span text:style-name="Default_20_Paragraph_20_Font"><text:span text:style-name="T5"> </text:span></text:span><text:span text:style-name="Default_20_Paragraph_20_Font"><text:span text:style-name="T6">μέσα</text:span></text:span><text:span text:style-name="Default_20_Paragraph_20_Font"><text:span text:style-name="T5"> </text:span></text:span><text:span text:style-name="Default_20_Paragraph_20_Font"><text:span text:style-name="T7">ν</text:span></text:span><text:span text:style-name="Default_20_Paragraph_20_Font"><text:span text:style-name="T6">ῶτα</text:span></text:span><text:span text:style-name="Default_20_Paragraph_20_Font"><text:span text:style-name="T5">,<text:line-break/></text:span></text:span>quoniam et juxta rectitudinem longitudinis media funt<text:line-break/>dorsi, mediumque est interscapulii et lumbi. Spinam<text:line-break/>lumbi, qui ilium ossa nominati funt, qua cingimur, exor-<text:line-break/>pinus. Hi in os Iac<text:span text:style-name="Default_20_Paragraph_20_Font"><text:span text:style-name="T3">t</text:span></text:span>um terminantur : in cujus utraque<text:line-break/>parte coxae funt: in quibus nates, quoniam quae his<text:line-break/>fubjiciuntur, maxima ossa funt. Inde canne<text:span text:style-name="Default_20_Paragraph_20_Font"><text:span text:style-name="T3">t</text:span></text:span>a ipsis cor-<text:line-break/>pora substrata funt. Quorum gibbae partes, quod urbico-<text:line-break/>lares funt, globosae natium spartes nominantur. Inde cor-<text:line-break/>pus unum in duos exit processus. Nam in duo crura</text:p>
      <text:p text:style-name="P3">nominata bipartitur, quorum divisionem veteres bisulcam<text:line-break/>nominant: atque haec tota ad extrema usque crura di-<text:line-break/>cuntur: quae vero a coxis itatim incipiunt, femora: ubi<text:line-break/>vero artus postea committuntur inferioribus articulumque<text:line-break/>efficiunt, genua nominamus. Eorum partes retrorsum spe-<text:line-break/>orantes, poplites vel ancyle; inde ad ima maximi artus<text:line-break/>tibiae; quarum anterior pars ocrea, posterior fura noni-<text:line-break/>nanum Postremum ossium tibiae in utrumque latus exce-<text:line-break/>dens talus est : ab hoc profecti , pedes proprie appellan-<text:line-break/>tur: quibus etiam mensuram sibi aliam homines attollentes<text:line-break/>pedem invenerunt. Penis pars posterior calx; prior a talo<text:line-break/>usque ad digitos tersus vocatur. lnterior autem quasi<text:line-break/>pedibus invicem fe aspicientibus ab interiore talo. versus<text:line-break/>magnum digitum procedens, pedium appellatur. Quod fui,<text:line-break/>hac statim in .medio.- imi .pedis habetur, concavum dicitur.<text:line-break/>Infimum, quo terram. contingimus et ambulamus., planta<text:line-break/>vocatur. Quod post concavum ad digitos assurgit, pectus</text:p>
      <text:p text:style-name="P6">pedis nuncupatur. Deinde digiti numero manuum digitis.<text:line-break/>pares. Non autem eadem sortiti nomina, quoniam nec<text:line-break/>eosdem praestant u<text:span text:style-name="Default_20_Paragraph_20_Font"><text:span text:style-name="T3">t</text:span></text:span>us, quanquam magnitudine aut situs<text:line-break/>ordine conveniant.</text:p>
      <text:h text:style-name="Heading_20_2" text:outline-level="2">Cap. XI. </text:h>
      <text:p text:style-name="P16">[P<text:span text:style-name="Default_20_Paragraph_20_Font"><text:span text:style-name="T3">ar</text:span></text:span>ti<text:span text:style-name="Default_20_Paragraph_20_Font"><text:span text:style-name="T3">um inter</text:span></text:span>i<text:span text:style-name="Default_20_Paragraph_20_Font"><text:span text:style-name="T3">orum anatome</text:span></text:span>.] Anatome<text:line-break/>abusive quidem dicitur etiam exteriorum corporis partium<text:line-break/>et particularum commemoratio, quae verbis uniuscujusque<text:line-break/>ipforum naturalem situm, ordinem, usum , quem animanti<text:line-break/>praebent, propriam - cuique illorum appellationem, de qui-<text:line-break/>bus jam retulimus, percenset: proprie vero anatome in-<text:line-break/>teriorum cum scrrnone explicatio dicitur. Siquidem ocu-<text:line-break/>lis eas indicatas esse, anatome non est; sed cujusque no-<text:line-break/>tiliam ex sermone ac verbis accepisse et naturales actiones,<text:line-break/>quomodo ipsas obeant, didicisse, praeterea quam invicem<text:line-break/>communionem viscera aliaeque corporis partes per venas<text:line-break/>habeam. Cerebrum itaque ex nullo eorum, quae praedi-<text:line-break/>ximus, principali vafe compositum esse videtur Erasistratu,<text:line-break/>eoque nutrimenti allusio ipsi esse videtur. Est autem cor-</text:p>
      <text:p text:style-name="P3">pus simplex, atque ob id omnium, quae humano contr-<text:line-break/>nentur corpore et praecipuum et princeps. Quapropter<text:line-break/>Plato et Hippocrates animi principatum in eo constituunt. .<text:line-break/>Comprehenditur sane membranis duabus : una contigua<text:line-break/>et mssimili, quae choroeides appellatur venosiorque est:<text:line-break/>altera. quae huic superiacet, calvariae quibusdam partibus<text:line-break/>magis adhaerescit, Sed haec nervosicr existit. Ex sirpe-<text:line-break/>riore igitur parte venae nutrimentum a corde juxta eum -<text:line-break/>locum, qui torcular dicitur, ex arteriis, quae ad basse<text:line-break/>lunt, acceptum jn id derivant, inde et nervi exortus<text:line-break/>principium ex eo capiunt, unde et animales functiones<text:line-break/>nniverfo corpori communicant. Nervorum autem species<text:line-break/>duae firnt, upa mutuos. ossium connexus colligat continet-<text:line-break/>que , altera sentiendi movendique pro arbitrio facultatem<text:line-break/>toti. corpori transmittit. Atque hinc etiam musculorum<text:line-break/>proventus est. oculorum meatus, et ipsi ab ima cerebri<text:line-break/>parte proveniunt et per eos viforius spiritus oculis im-<text:line-break/>pertitur. Inde vero nares etiam processus habent, per</text:p>
      <text:p text:style-name="P3">quos et olfacimus et cerebrum expurgatur. Ad aures pro-<text:line-break/>cesses non sunt, verum a posteriore parte tenuis membra-<text:line-break/>na, quam meningem vocant, perforata est, atque in ver-<text:line-break/>mis speciem processum habet: per quam similiter ipsae<text:line-break/>repurgantur. In illius principio cerebri pars coniformis<text:line-break/>appeIIata, sedem habet. Jam vero illinc et spinalis me-<text:line-break/>dulia incipit. Caeterum duos habet cerebrum ventriculos,<text:line-break/>fecundum aliquos vero unum, ubi animi principatus resi-<text:line-break/>det. At calvariae ossa superiore parte sub cute, membra-<text:line-break/>na, quae per suturas e meningibus prodiit, pericranium<text:line-break/>appellata, conteguntur. Estque haec origo membranae<text:line-break/>costas fuccingentis et septi transversi et peritonaei et<text:line-break/>omnis membranae nervosae. Oculus ex Hippocrate sen-<text:line-break/>tentia habet duas tunicas, quas Hippocrates meniugas,<text:line-break/>quod ex illis provenerint, appelIat. Recentiores tres po-<text:line-break/>nunt, nonnulli quatuor. Ex quibus prima exterior est<text:line-break/>cornea vocata. Ea reliqua sui parte alba est, pupilIae loco<text:line-break/>extenuatur, perspicuumque subjectum colorem reddit, qua-</text:p>
      <text:p text:style-name="P3">tenus niger vel caesius vel fulvus apparet. Secunda,<text:line-break/>qua pupilla est,- modico foramine concava, quae quod<text:line-break/>parte interiore sit acino uvae similis, nominatur. Tertia<text:line-break/>retis modo sinum habens, retiformis nuncupatur: perinde<text:line-break/>quasi in summo quartam tunicam a nonnullis invectam<text:line-break/>excipiat, sanam minus apparentem vocant. Est etenim<text:line-break/>membrana minima simul et tenuissima, sed prima et secun-<text:line-break/>da firmae membranae -crassa eque tunicae -sunt : tertia vero<text:line-break/>et qua<text:span text:style-name="Default_20_Paragraph_20_Font"><text:span text:style-name="T3">r</text:span></text:span>ta tenuissimae. Quare et Hippocrates priores solas<text:line-break/>cognovit, oculus, inquiens, membranas duas habet. Porro<text:line-break/>triplicem hae tunicae continent humorem. - Hunc ab aquae<text:line-break/>similitudine aqueum vocant. Illum vitreum, quod vitro<text:line-break/>quiddam simile referat. Tertium crystallinum. Palpebra-<text:line-break/>rum interiores partes cannulae: mediae eartilaginosae, ex-<text:line-break/>tutiores mute teguntur.-: At quoniam cartilago media dura<text:line-break/>est, -adeps subjecta est lenimenti, malagmatisve instar, quae<text:line-break/>frequenter exuperans vesiculas aqua plenas parit. Lingua<text:line-break/>maxime carnofa est, lu quam duplex nervorum genus ab</text:p>
      <text:p text:style-name="P3">ima parte cerebri prodiens inseritur. Alti molles appeb-<text:line-break/>lati;gustandi scnfum. ad principium alii duri, motum ar-<text:line-break/>bitrarium ad ipsam deducunt. Ad hujus radicem exigua<text:line-break/>inhaeret epiglottis, quae cum deglutimus, recurrens ar—<text:line-break/>terram claudit, ne quid ex solidioribus aut humidis in<text:line-break/>ipsam delabatur. Cujus rei quoque causa tonsillae numero<text:line-break/>quatuor creatae sunt: duae ad linguae radicem, -utrinque<text:line-break/>conspicuae: duae his proximae, penitiores. Nominantur<text:line-break/>eaedem etiam paristhmia, quoniam locus ad quem sitae<text:line-break/>sunt, isthmo, praesertim cum per inflammationem intumue-<text:line-break/>runt; eoque transitum hunc arctum nimis reddunt, figura.<text:line-break/>refpondeut. Porro quum duabus animal materiis gubernet.<text:line-break/>tur ,. alimento et spiritu; ad hunc quidem percipiendum<text:line-break/>nares, os, fauces, aspera arteria et pulmo, partes furit<text:line-break/>aptissimae. Nares Iane et os respirationi serviunt: gurgu-<text:line-break/>110, ne frigidus. lu fauces aer cumulatim irrumpatrafpera<text:line-break/>arteria, ut eundem in pulmonem deducat cujus in pectore<text:line-break/>(edes est : per hunc et omnis sit respiratio, submittentem</text:p>
      <text:p text:style-name="P3">quidem te, ut spiritus emittatur, attollentem vero, ut idem<text:line-break/>recipiatur. Quare actione similitudinem quandam cum fa-<text:line-break/>brorum follibus habere videtur, figuram vero ungulae bu-<text:line-break/>bulae fervat. .Porro ex spiritu; in pulmone elaborate<text:line-break/>quicquid maxime .necessarium est, .ad sinistrum cordis ven-<text:line-break/>triculum defertur,. quicquid inutile est, illac., qua iufpira-<text:line-break/>vimus, efflatur.. Nutrimenti vasa ad excipiendum et in-<text:line-break/>strumenta ad elaborationem instituta -haec sunt, os, den-<text:line-break/>tes,. stomachus, .ventriculus, jejunmn et tenuia intestina. .Os<text:line-break/>quidem et dentes cibum extenuant moluntque... Stomachus<text:line-break/>appetit et deglutit; appensus autem asperae arteriae ad<text:line-break/>septum usque transversum porrigitur, .ventriculus omnis<text:line-break/>est ad concoctionem, incipit velut a media cartilagine, ubi<text:line-break/>ventris os situm dicitur, subsidet leviter jecinori , latitudi-<text:line-break/>.ne sigma literam referens et altero; extremo in sinistram<text:line-break/>partem vergit ; ubi est et pylorus , quoniam portae modo,<text:line-break/>ne nutrimentum .ex eo confertim delabatur, prohibet. Je-<text:line-break/>junutn et tenue intestinum digestio<text:span text:style-name="Default_20_Paragraph_20_Font"><text:span text:style-name="T3">n</text:span></text:span>i dicatum est, in sinus</text:p>
      <text:p text:style-name="P3">multos implicitum: committitur autem mefaraeo seu me-<text:line-break/><text:span text:style-name="Default_20_Paragraph_20_Font"><text:span text:style-name="T3">t</text:span></text:span>entorio, quod venae .ru id descendentes iutertexunt, per<text:line-break/>quas digestio .plurima. fit ad portus hepatis. Ei vero te-<text:line-break/>unius intestinum est ita connexum, ut pars ejus. esse vi-<text:line-break/>deatur, quippe jejuno explicato persimile esu. o<text:span text:style-name="Default_20_Paragraph_20_Font"><text:span text:style-name="T3">ffert</text:span></text:span> t<text:span text:style-name="Default_20_Paragraph_20_Font"><text:span text:style-name="T3">a-<text:line-break/></text:span></text:span>m<text:span text:style-name="Default_20_Paragraph_20_Font"><text:span text:style-name="T3">en qu</text:span></text:span>o<text:span text:style-name="Default_20_Paragraph_20_Font"><text:span text:style-name="T3">d nec vacuum sit, nec vasoru</text:span></text:span>m <text:span text:style-name="Default_20_Paragraph_20_Font"><text:span text:style-name="T3">c</text:span></text:span>o<text:span text:style-name="Default_20_Paragraph_20_Font"><text:span text:style-name="T3">p</text:span></text:span>i<text:span text:style-name="Default_20_Paragraph_20_Font"><text:span text:style-name="T3">am habeat,<text:line-break/></text:span></text:span>Deinde caecum intestinum alimento recipiendo accommo-<text:line-break/>datum. Huic adhaerescit laxius intestinum, quod excre-<text:line-break/>menta ex distributione segregata suscipi t. Pertendens au-<text:line-break/>tem i<text:span text:style-name="Default_20_Paragraph_20_Font"><text:span text:style-name="T3">n</text:span></text:span> dextram supra umbilicum inter jecur et lienem,<text:line-break/>deorfirm ruc<text:span text:style-name="Default_20_Paragraph_20_Font"><text:span text:style-name="T3">t</text:span></text:span>us fertur , totumque amplexum abdomen in<text:line-break/>rectum intestinum desinit. Quum igitur duo meatus a lato<text:line-break/>oris spatio incipiant, alterum juxta priorem colli partem<text:line-break/>bronchum vel asperam arteriam nominamus-: alterum<text:line-break/>stomachum. Unde vero initium capit arteria et ubi ape-<text:line-break/>ritur, pharyugem vel laryngem vocanti Caeterum totus<text:line-break/>meatus ex cartilaginibus annuli modo vel circuli compoti-<text:line-break/>lis constat, quo firmus continuae animantis respirationi</text:p>
      <text:p text:style-name="P3">maneat nec comprimatur, quale etiam ostium ejus sem-<text:line-break/>per patescit. Nam cibi abstinentiam -tolerare potes diu-<text:line-break/>tissime, non infpirare, ne minimum quidem temporis potes.<text:line-break/>Hujus rei gratia purum hunc spiritui transitum natura de-<text:line-break/>dit, ne impedimenti quid sentiat. Enimvero si quid vel<text:line-break/>cibi vel potus in arteriam imprudentibus delabitur, stran-<text:line-break/>gtilationes et tusses statim excitantur donec a spiritus im-<text:line-break/>petu excussum efferatur. Jam vero afpera arteria spiritum<text:line-break/>pulmoni transmittit, .desinitque in ejusdem arterias asperas,<text:line-break/>quas ipsas quoque bronchia nominant. Stomachus inte-^<text:line-break/>ruis quam arteria existens, cervicis vertebris annexus,<text:line-break/>longissime cum a<text:span text:style-name="Default_20_Paragraph_20_Font"><text:span text:style-name="T3">t</text:span></text:span>pera arteria po<text:span text:style-name="Default_20_Paragraph_20_Font"><text:span text:style-name="T3">r</text:span></text:span>rigitur. Sed bronchus<text:line-break/>illi adjunetus, eum cibum deglutimus, recurrens, exacte<text:line-break/>ipsum lingula cooperit,- quae ex linguae radice trahit ori-<text:line-break/>ginem; Porro haec- lingula non modo os claudit, fed etiam<text:line-break/>cibum a lingua velut ventilabro purgatum et arteriae ori-<text:line-break/>sitio superimpositum ad stomachum, pontis modo dejicit.<text:line-break/>Stomachus pro naturali functione appetendi facultatem</text:p>
      <text:p text:style-name="P3">habet. Dum appetit quidem , fe attollit et quae offeruu-<text:line-break/>tur deglutiti dum autem accepta quasi elidit et ad fubje-<text:line-break/>clas pertua expellit, ac ventriculi orificio contiguo per<text:line-break/>transversum septum tradit, submittitur. Per quem angu-<text:line-break/>stum existentem meatum in ventrem alimenta descendunt:<text:line-break/>Ventriculi naturale officium est, ut alimentum <text:span text:style-name="Default_20_Paragraph_20_Font"><text:span text:style-name="T8">sibI.com-,<text:line-break/></text:span></text:span>missum concoquat,. quod a concoctione primum ptissanae<text:line-break/>cremori persimile est: verum per eum quem pylorum ap-<text:line-break/>pellam diximus, qui adhuc arctior est, alimentum jejuno<text:line-break/>instillatur, quod cum tenue su intestinum, in flexuosissi-<text:line-break/>mos orbes natura implicavit, ne ex facili videlicet disse-<text:line-break/>caretur divellereturque. Mefaraeum : seu mesenterium<text:line-break/>amfractus et orbes ejus amplectitur, atque ipsos sustentat:<text:line-break/>quamquam id non fotum hunc praestat usum,.fed etiam<text:line-break/>venas duas sub iecinore emergentes <text:span text:style-name="Default_20_Paragraph_20_Font"><text:span text:style-name="T3">fulc</text:span></text:span>i<text:span text:style-name="Default_20_Paragraph_20_Font"><text:span text:style-name="T3">t, </text:span></text:span>quae post in<text:line-break/>diversas partes diducuntur et mefaraeo inferuntur, quo et<text:line-break/>ap<text:span text:style-name="Default_20_Paragraph_20_Font"><text:span text:style-name="T3">t</text:span></text:span>ae, sunt. enim tenues; ruptionis periculum effugiant..<text:line-break/>Sustinentur autem. ab..intexto eidem. fulcimento, huic i<text:span text:style-name="Default_20_Paragraph_20_Font"><text:span text:style-name="T3">n-</text:span></text:span></text:p>
      <text:p text:style-name="P3">nitentes et veluti substrato allevatae finiu<text:span text:style-name="Default_20_Paragraph_20_Font"><text:span text:style-name="T3">n</text:span></text:span>t. Atque hoc<text:line-break/>pacto in singulis . amfractibus ad hirudinum similitudinem<text:line-break/>compositis., aperto ore jejuno inhiantes, omnem in eo ali-<text:line-break/>moniam in succum conversam exugunt. Simul autem in-<text:line-break/>ter exugendum protinus ipsum in sanguinem mutant, qui<text:line-break/>succus antea erat, dum in jejuno esset. Non enim aliunde<text:line-break/>vel pituitae vel sanguinis vel alterius cujusdam vas esse<text:line-break/>natura indicati Rursus igitur duae factae ex multis venae)<text:line-break/>a mefaraeo acceptum, ad hepar per dictas ejus portas di-<text:line-break/>gerunt. In jecinore quum sanguinis naturam nutrimen-<text:line-break/>tum induit, recrementa singula pariter secernuntur. Flava<text:line-break/>bilis ad vesicam ei inhaerentem defertur: atra ad lienem.<text:line-break/>Jam vero ah hepate versum in sanguinem alimentum in<text:line-break/>dextrum cordis ventriculum distribuitur, A corde fanguis<text:line-break/>per jugulares venas ad superiores corporis partes derivat.<text:line-break/>Per cavam autem venam in universum corpus diffunditur.<text:line-break/>Ab hac rami duo, sanguine jam a fero discreto , ad renes<text:line-break/>perreptant, qui lumbis fusi clonium carnibus, per quas</text:p>
      <text:p text:style-name="P3">urina destillat, inhaerent. Ad vesicam autem per urete<text:span text:style-name="Default_20_Paragraph_20_Font"><text:span text:style-name="T3">r</text:span></text:span>as<text:line-break/>proficiscitur. Vesica corpore suo urinam <text:span text:style-name="Default_20_Paragraph_20_Font"><text:span text:style-name="T3">r</text:span></text:span>ecipit et per<text:line-break/>colem foras excernit; testiculi vero substantia .glandulosi<text:line-break/>sunt, conceptacula et officinae feminis, quod per crema-<text:line-break/>steres ad eos fertur. In quos etiam alia vasa ipsus nu-<text:line-break/>trienti a descendunt. Caelorum duabus tunicis contegun-<text:line-break/>tnr, quarum tenuiorem eryth<text:span text:style-name="Default_20_Paragraph_20_Font"><text:span text:style-name="T3">r</text:span></text:span>oidem, valentiorem darium<text:line-break/>appellant. Ab his est, quod scrotum dicitur. Foeminis<text:line-break/>autem vulva scroti conversi similitudinem refert. Venae in<text:line-break/>partem . ejus interiorem quam plurimae aperiuntur, per<text:line-break/>quas sanguis expurgatur: qui in conceptibus retinetur, ce-<text:line-break/>ditque in alimentum foetus et formationem. Nam a venis,<text:line-break/>quae fecundas implicant; binae aliae prodeuntes venae, ab<text:line-break/>arteriis ibidem sitis binae arteriae et a nervis unus ner-<text:line-break/>vus mutuo in unum congressu urachum appellatum ab-<text:line-break/><text:span text:style-name="Default_20_Paragraph_20_Font"><text:span text:style-name="T3">s</text:span></text:span>olvunt, qui infantis umbilico inferitur, ex quo et ena-<text:line-break/>fcitur et suspensus esu Ah umbilico autem venae ad je-</text:p>
      <text:p text:style-name="P3">cineris portas sanguinem in foetibus transmittunt: arte-<text:line-break/>riae vero juxta vesicam, crassiori arteriae; nervus hic<text:line-break/>spinae inferitur.</text:p>
      <text:h text:style-name="Heading_20_2" text:outline-level="2">Cap. XH. </text:h>
      <text:p text:style-name="P17"><text:span text:style-name="T9">[</text:span>n<text:span text:style-name="Default_20_Paragraph_20_Font"><text:span text:style-name="T3">e osie</text:span></text:span>o<text:span text:style-name="Default_20_Paragraph_20_Font"><text:span text:style-name="T3">l</text:span></text:span>q<text:span text:style-name="Default_20_Paragraph_20_Font"><text:span text:style-name="T3">g</text:span></text:span>m. ] ossium duplex compo-<text:line-break/>sitio, una ad motum accommodata nomen articuli habet:<text:line-break/>altera ad stabilitatem, synarthrosis appellatur<text:span text:style-name="Default_20_Paragraph_20_Font"><text:span text:style-name="T3">i</text:span></text:span> Hujus au-<text:line-break/>tem . tres sunt species , sutura , fymphysis et gemphosis.<text:line-break/>Suturis igitur capitis ossa constant. lnveniuntur autem<text:line-break/>suturae in plurimis quinque. Pruna per sinciput, coro-<text:line-break/>natis. Altera per verticem sagittatis. Tertia per <text:span text:style-name="Default_20_Paragraph_20_Font"><text:span text:style-name="T3">a</text:span></text:span>ccipi-<text:line-break/>tium, lambdoidea littera. Duae temporales, in utroque<text:line-break/>temporum una. Ossa calvariae septem numerantur, coci-.<text:line-break/>nitis unum, verticis duo, temporum item duo, frontis<text:line-break/>unum, multiformis unum. Cerebrum duos ab utraque<text:line-break/>cerebelli parte processus obtinet quae coronae vocantur,<text:line-break/>qui in primae vertebrae cavitates insinuantur, in qua velut<text:line-break/>centro, secundae vertebrae caput in latera movetur, annuit;<text:line-break/>renuitque, deinde ossei dicti processus duo, paululum .in-</text:p>
      <text:p text:style-name="P3">vicem disside<text:span text:style-name="Default_20_Paragraph_20_Font"><text:span text:style-name="T3">n</text:span></text:span>tes , per quos tendines et nervi deorsum fe-<text:line-break/>runtur. Post alia duo ossa super foramina, per quae fa-<text:line-break/>cultas audiendi est, emergunt, jugalia appellata. Sub .his.<text:line-break/>rursus alia duo petrosa. Priore capitis parte processus<text:line-break/>sunt stiliformes. Facti autem sunt ad faucium divisionem.<text:line-break/>Ubi summae eorum partes cartilagine committuntur, os<text:line-break/>hyoeideum appellatur. Quae vero super his sunt, nomen<text:line-break/>desiderant. Quorum in priore.parte situm est os multi-<text:line-break/>forme. Porro superioris maxillae ossa symphysi constant.<text:line-break/>Facies item iympbyses novem habet. Prima in lato utro-<text:line-break/>que oculorum spatio situm obtinet: duae a latere narium<text:line-break/>utroque. alia medias nares recta intersecat. Malae quoque<text:line-break/>singulas habent. Duae rursus obliquae palatum secant,<text:line-break/>unaque in rectum idem palatum dividit. Communes au-<text:line-break/>tem faciei et capiti sunt in ossibus iugalibus. Jam qui-<text:line-break/>dem faciei duodecim ossa sunt, narium duo , oculorum<text:line-break/>quoque totidem, malarum singula, palati quatuor, dentium<text:line-break/>receptaculorum duo, alis similia. Maxilla inferior quo-.</text:p>
      <text:p text:style-name="P3">rundam sententia duo in mento connata habet ossa, non--<text:line-break/>nullorum unum. Caeterum dentes gomphofi junguntur,<text:line-break/>quippe alveolis infixi sunt. Sunt autem numero triginta<text:line-break/>duo. Ex his quaterni primi in superiore atque inferiore<text:line-break/>maxilla, quia secant, incisores nominantur: canini quatuor,<text:line-break/>maxillares seu molares viginti sunt. Reliquorum ossium<text:line-break/>claviculae ad summum humerum coeuntes deligantur: . ad<text:line-break/>pectus autem articuli et fymphyfeos mixtionem facere vi-<text:line-break/>dentur et Romanae literae S, ejusque simplicis figuram bilin-<text:line-break/>dant. Dein costae duodecim utroque latere habentur.<text:line-break/>Septem. ex eis cum spinae vertebris, cumque osse pectorali<text:line-break/>utrinque coeunti Reliquae quinque a posteriori parte fpi-<text:line-break/>nae inferuntur, .parte anteriori in fele invicem resupina-<text:line-break/>tae, cartilagine colligantur. Vertebrae vero omnes qua-<text:line-break/>tuor et viginti sunt,. Septem in cervice, dorsi duodecim,<text:line-break/>quinque lumborum: post omnes os sacrum, quod ex ver-<text:line-break/>tebris invicem symphyfi iunctis conflere videtur. Quin<text:line-break/>et pectus similiter ex septem ossibus fymphysi coniunctis</text:p>
      <text:p text:style-name="P3">ensis figura structum esse apparet. At brachium utrumque<text:line-break/>cum humero coniungitur articulo. Porro suo ipsius ca-<text:line-break/>pite oblique in scapularum sinum immittitur, Caeterum<text:line-break/>scapulae musculis qui posteriore parte costis substernun- .<text:line-break/>tur incumbunt. Cubitus et radius fymphyfi quidem fele<text:line-break/>contingunt, articulo vero alteri brachii capiti committun-<text:line-break/>tur. Tribus enim fui condylis brachium in cubiti sigmoei-<text:line-break/>dem cavitatem inferitur. Quarto jam condylo radius ve-<text:line-break/>luti circa axem volvitur. Carpi ossa tria mutua fymphyfi<text:line-break/>deligata sunt: ad cubitum tamen et radium articulum<text:line-break/>apte faciunt. M etacarpii quinque ossa videre licet; artr-<text:line-break/>culum cum carpi ossibus, quibus connata sunt, explentis.<text:line-break/>Carpi ossa invicem et metacarpi ossibus fymphysi jtmgun-<text:line-break/>tur eontinenturque. Caeterum cum primis digitorum in-<text:line-break/>termediis articulo junguntur .digitorum vere internodia<text:line-break/>singulorum tria, quae articulo componuntur. Femoris os<text:line-break/>unum est, cujus caput leniter reflexum in coxae profun-<text:line-break/>dum sicum coniicitur. Quam commissuram nervus, qui e</text:p>
      <text:p text:style-name="P3">medio sinu prodit et in medium femoris caput inferitur,<text:line-break/>continet. Coxae , quae duo sunt ossa a posteriore parte,<text:line-break/>cum osse sacro; priore inter fe coalescentiam habent; ubi<text:line-break/>et pubis ossa vel pectinis nominantur. Tibiae utriusque<text:line-break/>ossa duo, nempe tibiae et fibulae: non pervenit autem<text:line-break/>fibula ad genu articulum, verum fala tibiae summitas<text:line-break/>quatuor in <text:span text:style-name="Default_20_Paragraph_20_Font"><text:span text:style-name="T3">t</text:span></text:span>e superficiales sinus obtinens; quibus duos<text:line-break/>femoris nodos excipit. His incumbit ab anteriore parte<text:line-break/>parvum os rotundum, sublatum, so<text:span text:style-name="Default_20_Paragraph_20_Font"><text:span text:style-name="T3">n</text:span></text:span>ti brevis instar, com-<text:line-break/>missuram eorum continens, quod in summo coarctetur.<text:line-break/>Fibulae superior extremitas anteriori tibiae parti sub in-<text:line-break/>sertione connectitur: juxta malleolos autem, qua desinunt<text:line-break/>utraque tibiae ossa, ligamento nerveo cartilaginosoque<text:line-break/>invicem colligantur; caete<text:span text:style-name="Default_20_Paragraph_20_Font"><text:span text:style-name="T3">r</text:span></text:span>um intus talo. incumbit intra<text:line-break/>fe ossa continens. Talus, juxta pedis longitudinem situs,<text:line-break/>fibulae insidet erque firmiter coaptatus esu Caeterum ti-</text:p>
      <text:p text:style-name="P3">biae ossibus, tum navilormi, in anteriore ipsius parte ar-<text:line-break/>ticulo committitur. Rmfirs naviforme, ubi cum talo coit,<text:line-break/>excavatum est, ut scaphae speciem referre videatur. E<text:line-break/>regione gibbum calles tres habet, quibus ossa chalcoeidea,<text:line-break/>quae tria sunt, ..inseruntur : porro cuboides extrinsecus<text:line-break/>situm est: coarctatum est autem naviformi ossi et calui.<text:line-break/>Processum quoque ex in<text:span text:style-name="Default_20_Paragraph_20_Font"><text:span text:style-name="T3">t</text:span></text:span>eriori ad priorem partem obtinet,<text:line-break/>quam plantae os retinendi ipsius gratia saluit. Deinde<text:line-break/>os dictum metatarius et ipsimi quinque conflat ossibus.<text:line-break/>Tum deinde quinque pedis digiti habentur, ex tribus<text:line-break/>omnes internodiis, similiter iis, qui in manu sunt, com-<text:line-break/>positis, si magnum excipias: is enim solus duobus constat.<text:line-break/>Contrahunt autem horum juncturas membranula quaedam<text:line-break/>ligamenta: talum et calcem valida admodum et quaedam<text:line-break/>ex iis rotunda, simul et .nervea cartilaginosaque.</text:p>
      <text:h text:style-name="Heading_20_2" text:outline-level="2">Cap. XllI. </text:h>
      <text:p text:style-name="P18">[D<text:span text:style-name="Default_20_Paragraph_20_Font"><text:span text:style-name="T3">e hum</text:span></text:span>o<text:span text:style-name="Default_20_Paragraph_20_Font"><text:span text:style-name="T3">r</text:span></text:span>i<text:span text:style-name="Default_20_Paragraph_20_Font"><text:span text:style-name="T3">bu</text:span></text:span>s, <text:span text:style-name="Default_20_Paragraph_20_Font"><text:span text:style-name="T3">fac</text:span></text:span>u<text:span text:style-name="Default_20_Paragraph_20_Font"><text:span text:style-name="T3">l</text:span></text:span>t<text:span text:style-name="Default_20_Paragraph_20_Font"><text:span text:style-name="T3">a</text:span></text:span>ti<text:span text:style-name="Default_20_Paragraph_20_Font"><text:span text:style-name="T3">bu</text:span></text:span>s, mo<text:span text:style-name="Default_20_Paragraph_20_Font"><text:span text:style-name="T3">rb</text:span></text:span>is,</text:p>
      <text:p text:style-name="P3"><text:span text:style-name="Default_20_Paragraph_20_Font"><text:span text:style-name="T3">e</text:span></text:span>o<text:span text:style-name="Default_20_Paragraph_20_Font"><text:span text:style-name="T3">ru</text:span></text:span>m <text:span text:style-name="Default_20_Paragraph_20_Font"><text:span text:style-name="T3">d</text:span></text:span>i<text:span text:style-name="Default_20_Paragraph_20_Font"><text:span text:style-name="T3">fferent</text:span></text:span>iis , <text:span text:style-name="Default_20_Paragraph_20_Font"><text:span text:style-name="T3">causi</text:span></text:span>s <text:span text:style-name="Default_20_Paragraph_20_Font"><text:span text:style-name="T3">ac curat</text:span></text:span>i<text:span text:style-name="Default_20_Paragraph_20_Font"><text:span text:style-name="T3">on</text:span></text:span>i<text:span text:style-name="Default_20_Paragraph_20_Font"><text:span text:style-name="T3">bu</text:span></text:span>s. <text:span text:style-name="Default_20_Paragraph_20_Font"><text:span text:style-name="T2">I </text:span></text:span>Humores<text:line-break/>corporis ex prima. generatione quatuor, commixti invicem<text:line-break/>et contemperati sunt corpori. Exuperat autem alius in<text:line-break/>alio magis loco, sanguis in corde, pituita in capite; flava<text:line-break/>bilis in jecinore, atra in liene. Caeterum. duplex spiritus<text:line-break/>innati species, alius -naturalis, alius animalis. Non desunt<text:line-break/>tamen qui et tertium hecticum introducant. - Hecticus<text:line-break/>igitur est .spiritus, qui lapides continet. Naturalis ani-<text:line-break/>mautia et stirpes nutrit. Animalis sentiendi omnisque<text:line-break/>motus facultatem animanti exhibet; fitus autem est in ani-<text:line-break/>mantibus ; nam his tribus animalium natura conflet. Ita-<text:line-break/>que animalis in capite sedem habet, naturalis in corde:<text:line-break/>hecticus in toto corpore ver<text:span text:style-name="Default_20_Paragraph_20_Font"><text:span text:style-name="T3">t</text:span></text:span>atur. Naturae actiones sunt,<text:line-break/>a prima generatione impraegnatio foetusque formatio : in<text:line-break/>editis appetitus, cibi deglutitio; in ventriculo concoctio,<text:line-break/>digestio, in sanguinem alteratio, segregatio, nutritio et actio.<text:line-break/>Excernuntur autem in corpore stercus , pituita., utraque</text:p>
      <text:p text:style-name="P3">bilis, urina, sudores, muci, .saliva et lac. Animalis vero<text:line-break/>facultates, senfus et voluntas. Sensus quidem funi quin-.<text:line-break/>que ,. quibus animantia per corporis instrumenta fungun-<text:line-break/>tur, visus, auditus, gustus, odoratus et tactus. Eligit au-<text:line-break/>tem anima quaedam fine corpore, ut quum ratiocinatur<text:line-break/>vel reminiscitur. Cum corpore vero, ubi id ad quorum-<text:line-break/>dam receptionem vel excretionem vel ad loca movet.<text:line-break/>Respiratio composita quaedam actio esse videtur, pa<text:span text:style-name="Default_20_Paragraph_20_Font"><text:span text:style-name="T3">r</text:span></text:span>tim.<text:line-break/>ex arbitrio, partim sponte et naturaliter, ut in fomitis<text:line-break/>facta. Sanus igitur homo est, primis, unde constat, ele-<text:line-break/>mentis et secundis, unde formatus est, quatuor humori-<text:line-break/>bus, tum quantitate, tum qualitate mediocriter invicem<text:line-break/>contemperatis: stolidis autem partibus, ex quibus co<text:span text:style-name="Default_20_Paragraph_20_Font"><text:span text:style-name="T3">t</text:span></text:span>npo-<text:line-break/>situs est, nec divisis, nec condensatis, nec e loco luo<text:line-break/>motis t spiritibus nec intensis nimium, ut in phreneticis,<text:line-break/>nec dissolutis, ut in lethargicis; vel in iis, qui cardiaco<text:line-break/>affectu tenentur. His enim hecticus spiritus resolvi vide-</text:p>
      <text:p text:style-name="P3">tur. Sanus autem homo conservandus est consuetis exer-<text:line-break/>citiis et cibis patriis quolibet auni tempore observatis, co-<text:line-break/>pia eorum solum vitanda est , ex qua cruditates oriuntur,<text:line-break/>quae morbos pariunt. Praecavendi morbi sunt, vel qui<text:line-break/>jam imminent , vel futuri sunt. Si exi plenitudine pro-<text:line-break/>veniant, inedia vel purgatione vel venae incisione cu-<text:line-break/>randi sunt. Si ex labore et indigentia, quieti corpus<text:line-break/>dare et nutrire convenit. Verum universi morbi ex Hip-<text:line-break/>pocratis <text:span text:style-name="Default_20_Paragraph_20_Font"><text:span text:style-name="T3">s</text:span></text:span>ententia partim extrinsecus ex aere nos am-<text:line-break/>biente, partim intrinsecus ex cibis et potu proficiscuntur:<text:line-break/>a quibus humorum aliquis vel abundat, vel deficit, vel<text:line-break/>qualitatem commutat. .Ab his etiam spiritus insiti nunc<text:line-break/>intenduntur nimis, nunc plus aequo relaxantur. Solida -<text:line-break/>vero corpora foris et intrinsecus multas causas habent<text:line-break/>plures affectus sustinendi. Erasistratus autem et Asclepia-<text:line-break/>des in universum unam omni morbo causam tribuunt:<text:line-break/>hic sanguinis in arterias coincidentiam, ille corporeae</text:p>
      <text:p text:style-name="P3">molis in raritate extensionem. Plenitudinis morbum famen-<text:line-break/>tis notae sunt vaforum tumor, faciei rubor, totius corpo-<text:line-break/>ris tumor et pulsuum magnitudo cum robore. Indigen-<text:line-break/>riae signa, moliis corporeae concidentis, gracilitas in facie<text:line-break/>et exiguus pulsus cum imbecillitate. ltaque febrim veteres<text:line-break/>ipsam per fe affectum arbitrantur. Erafiftratus et recens<text:line-break/>tiorum nonnulli symptoma. Febris igitur est nativi calo-<text:line-break/>ris in ardentiorem conversio, eo quod intro averfus per-<text:line-break/>spirare prohibeatur. Indicia febricitantium colligimus ex<text:line-break/>calore intenso et intolerabili; tum in accessionis principio,<text:line-break/>ex. languido , inaequali et crebro pulsuum motu; in fletu,<text:line-break/>ex vehementissimo motu elato et veloci admodum. Ju-<text:line-break/>niores calorem naturali magis ardentem, mordacem, acrem<text:line-break/>et constantem, cum pulsuum frequentia et duritie, ex alto<text:line-break/>venientem, febrem esse definiunt. Su<text:span text:style-name="Default_20_Paragraph_20_Font"><text:span text:style-name="T3">n</text:span></text:span>t autem duae ejus<text:line-break/>species ex omnium mente continua et intermittens. Con-<text:line-break/>tinua est quae non ad integritatem prius quam morbus -</text:p>
      <text:p text:style-name="P3">ex toto solutus sit venit. Intermittentis rursum sex spe<text:span text:style-name="Default_20_Paragraph_20_Font"><text:span text:style-name="T3">c<text:line-break/></text:span></text:span>cies invenimus apud veteres,- quotidianam, tertianam,<text:line-break/>quartanam, quintanam, septimanam et nonanam. Quoti-<text:line-break/>diana est, quae singulis diebus aut noctibus accessionem<text:line-break/>vel decessionem facit. Tertiana unum diem praestat iute-<text:line-break/>grutn , tertio restiti Quartana duos dies intermittit, deinde<text:line-break/>revertitur. Quintana tres: septimana quinque. Nonana<text:line-break/>Ieptem. Nam semitertiana modo inter continuas,- modo<text:line-break/>inter intermittentes ponitur. Jam vero reliquorum mor-<text:line-break/>borum duo genera sunt; vel cum febribus, vel sine febri-<text:line-break/>bus. Quidam enim acuti , quidam longi fonti Acuti qui-<text:line-break/>dem hi, phrenitis, febris ardens, angina, pleuritis, peri-<text:line-break/>pneumonia, cardiacus affectus, regius morbus, cholera, vol-<text:line-break/>vulus, celicus dolor, apoplexia , tetanus, opisthotonos, em-<text:line-break/>prosthotonus. Acuti igitur a sanguine fere et flava bile,<text:line-break/>in nonnullis corporis partibus, quas ii male habent btr-<text:line-break/>mores, superfluis et in deterius versis constituuntur. Longi<text:line-break/>a pituita et atra bile, similiter vel copiosioribus quam</text:p>
      <text:p text:style-name="P3">naturae modus exigit, vel in acerrimam qualitatem immu-<text:line-break/>talis. Qui jam ex copia laborant, victus ratione vel<text:line-break/>inedia vel purgatione vel venae incisione curandi fiunt.<text:line-break/>Qui ex abstinentia in morbum incidere , alimentis eos re-<text:line-break/>statuere convenit. Quibus incoctio et humorum animo-<text:line-break/>nia morbi cau<text:span text:style-name="Default_20_Paragraph_20_Font"><text:span text:style-name="T3">t</text:span></text:span>am feceru<text:span text:style-name="Default_20_Paragraph_20_Font"><text:span text:style-name="T3">n</text:span></text:span>t, iis fomentis et cataplasmatis<text:line-break/>concoctio paranda esu Acria contemperanda funt et cibis<text:line-break/>boni succi atque humectantibus uti oportet. Caeterum<text:line-break/>quatuor in .toto morbo particularibusque accessionibus<text:line-break/>tempora auxiliis afferendis dicata sunt, initium, incre-<text:line-break/>mentum, vigor et inclinatio. Principio totius morbi inedia<text:line-break/>triduana convenit, quibus et in totum abstinere triduo<text:line-break/>conducit. Venae sectionem in initio recentiores ad ter-<text:line-break/>tium usque diem statuunt: veteres etiam post tertium diem<text:line-break/>praecipiunt, si vires suppetant et morbus postulet. Nutri-<text:line-break/>menti tempus a triduo juniores : antiqui non omnibus,<text:line-break/>fed iis, qui copia laborant, tum junioribus tum <text:span text:style-name="Default_20_Paragraph_20_Font"><text:span text:style-name="T3">t</text:span></text:span>entori-<text:line-break/>bus instituunt. Pueros statim morbo invadente nutriunt.</text:p>
      <text:p text:style-name="P3">Praeterea illos, quibus hujusmodi consuetudo est, vel lori<text:line-break/>vel aeris circumflui gratia. Ante cibum , post triduum<text:line-break/>primum , pertusiones capitis et praecordiorum ex ufu sunt;<text:line-break/>sequentibus diebus cataplasmata et clysteres. Perfusiones<text:line-break/>igitur in praecordiis calidas semper assumere oportet et<text:line-break/>simplices ex cumini vel xylanethi decoctor ad caput<text:line-break/>calefacientes quidem in lethargo et in omni grani sopore:<text:line-break/>refrigerantes autem in phrenitide et quavis acuta sebre<text:line-break/>conveniunt. Cataplasmata quaedam solo melle et oleo con-<text:line-break/>ficiuntur, vocanturque emollientia. Quaedam ex aqua,<text:line-break/>cui oleum sit adiectum, fiunt, quae crudam dil<text:span text:style-name="Default_20_Paragraph_20_Font"><text:span text:style-name="T3">a</text:span></text:span>tionem<text:line-break/>nominant. Alia his insperguntur, veluti pollen, lini se-<text:line-break/>men et foenumgraecum. clysteres hydrelaeo, melle, sale -et<text:line-break/>nitro modico praeparantur. Tempus eorum ante cibum<text:line-break/>est, dum accessiones remittuntur et inclinant. In continuis<text:line-break/>morbis diluculum. Phrenitis est mentis alienatio. Notae<text:line-break/>iunxi insania vehemens, temeraria manuum gesticulatio,</text:p>
      <text:p text:style-name="P3">floccorum et festucarum collectio et febris acuta. Causam<text:line-break/>habet magna ex parte bilem. Constituitur in cerebro vel<text:line-break/>ejus membranis vel in Cepto transversio; quod diaphragma<text:line-break/>nominatur. Curatio haec convenit. Initio si praescius<text:line-break/>fueris, venae incisio, cucurbitulae conveniunt, subtractio<text:line-break/>et clyster et abstinentia conveniens: instante autem morbo<text:line-break/>pertusiones soporiferae, inunctiones, quibus somnus accer-<text:line-break/>situr et humectantes cibi conducunt. Cau<text:span text:style-name="Default_20_Paragraph_20_Font"><text:span text:style-name="T3">t</text:span></text:span>us febris fpe-<text:line-break/>cies ab Hippocrate quidem inter acutus, ut quartana in-<text:line-break/>ter longos morbos refertur, a recentioribus nun ritum.<text:line-break/>Oritur ex bile non nimis sicca, circa venas quae ad jecur<text:line-break/>funi. Curatur in principio sanguinis missione: in statu<text:line-break/>frigidae tum aliorum, quae refrigerandi vim obtinent,.<text:line-break/>potio confert, vel epithema cujusmodi ex ferventi hydre- ,<text:line-break/>laeo praeparatur. Angina est circa cervicem inflammatio.<text:line-break/>Ejus speciem unam cynanchen appellant, quae in interiore<text:line-break/>ipsius. parte orta subito strangulat: alteram fynanchen:<text:line-break/>haec in exteriorem partem incumbit, eoque minus stran-.</text:p>
      <text:p text:style-name="P3">gulat minusque periculosa esu Uterque affectus vel a bile<text:line-break/>vel a pituita falsa nascitur, idque nonnunquam cum febre<text:line-break/>acuta, nonnunquam sine febri. Remedium et generosissi-<text:line-break/>mnm et praesentissimum est sanguinis statim in principio<text:line-break/>missio: deinde medicamenta pituitam per os educentia et<text:line-break/>cerata foris imposita. Asclepiades ultimum auxilium po-<text:line-break/>fuit .in iis qui maxime suffocantur laryngem incidere.<text:line-break/>Pleuritis lateris ab interiore parte inflammatio esu Huic<text:line-break/>febris acuta, dolor vehemens et tussis accedit: a bile po-<text:line-break/>tiffimum generatur. Praefinio est in initio adhibita venae<text:line-break/>incisio : deinde cataplasmata et sicca fomenta , nempe. mi-<text:line-break/>lii et falis: postremo medicamenta intrinsecus purgantia,<text:line-break/>quae pleuritica nominantur. Cavenda vero in his sunt<text:line-break/>ventris profluvia. .Peripneumonia . nonnullis auctoribus<text:line-break/>inflammatio gravis est circa pulmonem, idque gravitate<text:line-break/>ostenditur. Quibusdam pulmo inflammationem pati non<text:line-break/>posse videtur, fed vicina ejus loca, cum in dispositione<text:line-break/>ejusmodi sunt, ea ut. ita .nominetur faciunt. Habet au-</text:p>
      <text:p text:style-name="P3">tem hic morbus febrem acutam comitem. Eadem ipsius<text:line-break/>cau<text:span text:style-name="Default_20_Paragraph_20_Font"><text:span text:style-name="T3">t</text:span></text:span>a, quae pleuritidem concitat, fecundum alios tamen<text:line-break/>pituita. Remedium fere huic eum superiore malo com-<text:line-break/>inune esu Cordis affectus nominatur, non quod in corde<text:line-break/>.affectus sit, sed quoniam stomachum veteres cor appella-<text:line-break/>haut, quo in febri acula resaluto, aegrotus immodice disi-<text:line-break/>fulvi contingit. Accidit fere ex immodica abstinentia vel<text:line-break/>parum tempestiva venarum <text:span text:style-name="Default_20_Paragraph_20_Font"><text:span text:style-name="T3">t</text:span></text:span>ectione vel cum aliquid prae-<text:line-break/>ter rationem corpori adimitur. Quare alimento, quod fa-<text:line-break/>cilo distribui queat et recalsacere, succurrendum est: quem-<text:line-break/>admodum ex vino ac nive: cibo qui ex valentiore ma-<text:line-break/>teria est et stomachum corroborare potest. Est cum visite-<text:line-break/><text:span text:style-name="Default_20_Paragraph_20_Font"><text:span text:style-name="T3">v</text:span></text:span>ibus inflammatis, potissimum jecloore, hic morbus eve-<text:line-break/>niat: cum e contrario ablatione et cataplasmatis inflatu-<text:line-break/>mationi dicatis opus esu Regius morbus est bilis in<text:line-break/>fummam cutem redundantia. Interim cum febri acuta<text:line-break/>oboritur, interim sine illa, cum interiorum adustione et<text:line-break/>stomachi vitio. Si praecordis inflammantur, cataplasmata</text:p>
      <text:p text:style-name="P3">primum desiderant: si copia subsit, -venae sectionem: sin<text:line-break/>minus, medicamenta, quae bilem evacuant aut ventris<text:line-break/>ductione et intestinorum , aut per urinas aut per sudores<text:line-break/>aut per nares. Cholera duplex est fecundum Hippocra-<text:line-break/>tem : altera humida, in qua, uti omnes norunt, vehemens<text:line-break/>est excretio, bilis supra infraque erumpit, intestina gra-<text:line-break/>niter torquentur. Accedunt convulsiones, saepe etiam<text:line-break/>crurum <text:span text:style-name="Default_20_Paragraph_20_Font"><text:span text:style-name="T3">t</text:span></text:span>urae contrahuntur.. Remedlo contractionibus sunt<text:line-break/>perfusiones calidae in iis, quae contrahuntur, balneum post<text:line-break/>expurgationem, tum alimenta, quae ex facili disponuntur<text:line-break/>digerun torque et stomachum adiuvant. Alteram siccam<text:line-break/>choleram vocat Hippoc<text:span text:style-name="Default_20_Paragraph_20_Font"><text:span text:style-name="T3">r</text:span></text:span>ates, ab eadem provenientem nausia<text:line-break/>ac circa eadem consistentem, at citra ventris fluorem et<text:line-break/>vomitum. Ideoque remissionem praecedentem et per ca-<text:line-break/>taplasmata requirit, nec cibi ingestione, Ied contra inedia<text:line-break/>opus esu Volvulus et culleus dolor intestinorum inflam-<text:line-break/>mationes Iunxi quorum alter tenuioris, alter plenioris.<text:line-break/>Quare dejectiones includuntur et flatus intestinis involuti,</text:p>
      <text:p text:style-name="P3">eo quod exitum non habent, dolores vehementes et tor-<text:line-break/>mina concitant. Valvulas autem dispositione et accidenti-<text:line-break/>bus acutior, magisque periculosus est. Alterutro autem<text:line-break/>morbo extreme laborantibus vomitus concitantur. Auxilium<text:line-break/>est volvuli maxime sanguinis missio per initium, plerum-<text:line-break/>que abstinentia et cataplasmata mitigantis et inflammatio-<text:line-break/>nem discutientis. Efficacius juvant medicamenta, quae<text:line-break/>colica nominant, intro per fidem immissa. Nam dolores<text:line-break/>auferunt, strumum conciliant et alvum movent. Apoplexia<text:line-break/>ex humorum crassiorum copia generatur; qui capitiis vasa,<text:line-break/>unde corpori sentiendi movendique facultas advenit, ob-<text:line-break/>struunt. Quamobrem apoplexia correpti sensu, voce et<text:line-break/>motu privantur. Hippocrates de hoc vitio scribit, <text:span text:style-name="Default_20_Paragraph_20_Font"><text:span text:style-name="T3">Apo-<text:line-break/>plenium</text:span></text:span>, inquiens, .<text:span text:style-name="Default_20_Paragraph_20_Font"><text:span text:style-name="T3">val</text:span></text:span>i<text:span text:style-name="Default_20_Paragraph_20_Font"><text:span text:style-name="T3">dam salvere non lice</text:span></text:span>t, i<text:span text:style-name="Default_20_Paragraph_20_Font"><text:span text:style-name="T3">mbec</text:span></text:span>i<text:span text:style-name="Default_20_Paragraph_20_Font"><text:span text:style-name="T3">llem<text:line-break/>haud fac</text:span></text:span>i<text:span text:style-name="Default_20_Paragraph_20_Font"><text:span text:style-name="T3">le. </text:span></text:span>Sanguis mittendus statim jam oppressis , si<text:line-break/>modo et aetas consentiat et vires sustineant. Tetanus,<text:line-break/>opisthotonos et emprosthotonus , nervorum morbi existunt:<text:line-break/>verum utraque species est convulsionis nervorum, qui a</text:p>
      <text:p text:style-name="P3">capite descendentes corpori motum distribuunt. Nam si<text:line-break/>viscosi humores eos obstruant, affectio talis oritur. . Quae<text:line-break/>si scapulis caput annectat, qu<text:span text:style-name="Default_20_Paragraph_20_Font"><text:span text:style-name="T3">o</text:span></text:span> minus possit annuere,<text:line-break/>opisthotonum: quum mentum pectori contrahit, ut renuere<text:line-break/>nequeas, emprosthotonum: quum rectam et immobilem<text:line-break/>cervicem tendit, tutanum appellant. Sanat venae sectio,<text:line-break/>si copia subest: ut videre licet apud Hippocratem in illo,<text:line-break/>qui prolapsus vulnus in caput acceperat. Medetur enim<text:line-break/>eis et frigidae copiosae infusio, si aestas sit, praesertim si<text:line-break/>non gracilis, <text:span text:style-name="Default_20_Paragraph_20_Font"><text:span text:style-name="T3">t</text:span></text:span>est quadratus existat aeger: nam caloris re-<text:line-break/>vocationem molitur. Multi Iane ceratis modice recalfa-<text:line-break/>cientibus et relaxantibus utuntur, ad haec inunctionibus<text:line-break/>similibus, necnon lanis oleo imbutis, atque impositis et<text:line-break/>fomentis et cataplasmatis calidis. Longi morbi interiori-<text:line-break/>bus accidunt hi, cephalaea, morbus comitialis-, vertigines,<text:line-break/>oculorum caligationes, insania, melancholia, lethargus, di-<text:line-break/>stillatio, raucitas; gravedo, sanguinis eruptio, suppuratio<text:line-break/>in thorace, tabes, abscessus in medio latere, abscessus in</text:p>
      <text:p text:style-name="P3">claviculis, jecinoris affectus , tenesmus , dysenteria, lum-<text:line-break/>brici lati, lumbrici rotundi, afcarides: coxarum dolor, ar-<text:line-break/>ticularis morbus, podagra, elephautiasis ad exteriores par-<text:line-break/>tes spectare videntur. Ex longis morbis cephalaea inter-<text:line-break/>nus capitis dolor est, qui in circuitu. interdum affligit a<text:line-break/>pituita nascens: interim unam capitis partem infestat: tunc<text:line-break/>heterocraniarn nominanti Auxilium utriusque est fangui-<text:line-break/>nis detractio, vel cucurbitulae occipitio impositae, eductio<text:line-break/>pituitae per os, per alvum purgatio et epithemata ,. quae<text:line-break/>inter cataplasmata vel malagmata vel illitus inscribuntur,<text:line-break/>postremo causa ejus siuapismo restruatur. Morbus comitia-<text:line-break/>lis, quem et sacrum vocant, circa nervorum, qui a capite<text:line-break/>descendentes <text:span text:style-name="Default_20_Paragraph_20_Font"><text:span text:style-name="T3">t</text:span></text:span>ensum motumque universe corpori distri-<text:line-break/>buunt,. originem consistit. cau<text:span text:style-name="Default_20_Paragraph_20_Font"><text:span text:style-name="T3">t</text:span></text:span>am ejus Plato et Hippo-<text:line-break/>crates pituitam et bilem atram indicant. Homo concidit,<text:line-break/>qui hoc malo detinetur, quoniam ei sentiendi movendique<text:line-break/>meatus obturantur, spuma iis os ob humorum commotio-<text:line-break/>nem, quae a nervorum convulsione provenit. Qua de</text:p>
      <text:p text:style-name="P3">causa interim urina sine voluntate prorumpit. Praesidium<text:line-break/>affert pueris impuberibus natura circa pubertatem essiore-<text:line-break/>fcens et morbum humoribus nativo calore exiccati^ ter-.<text:line-break/>minat. Qui pubertatem excesserunt , aegre aut nunquam<text:line-break/>fanantur. Caligines oculis offusae. et vertigines cognata<text:line-break/>sunt vitia morbo comitiali, ab eisdemque causis prodeunt,<text:line-break/>atque easdem fed<text:span text:style-name="Default_20_Paragraph_20_Font"><text:span text:style-name="T3">o</text:span></text:span>s: occupant. Hoc tamen intercedit difert-<text:line-break/>minis, quod illae in superficie corporis, non intus acci-<text:line-break/>dant, ob quod facilius, quam hic, curantur alvi ductione,<text:line-break/>praesertim per hleram , administrata, deinde apopblegma-<text:line-break/>tismis et vomitibus per circuitum partim a coena, partim<text:line-break/>jejunis adhuc excitatis. omnium maxime veratro succur-<text:line-break/>ritur. Mentis alienatio duplici specie insigni constat: tua-<text:line-break/><text:span text:style-name="Default_20_Paragraph_20_Font"><text:span text:style-name="T3">n</text:span></text:span>ia .et melancholia. Complures vero et harum existunt<text:line-break/>differentiae, nominum adhuc indigae. Constituitur itaque<text:line-break/>mentis alienatio circa totum caput, Caput insaniae flava<text:line-break/>bilis esu ob hoc qui tali vitio laborant, tumultuosi, prae-<text:line-break/>cipites, manu prompti contumeliosique fiunt. Melancholia</text:p>
      <text:p text:style-name="P7">nascitur ex atra bile, humore frigido et tenebroso. Unde<text:line-break/>melancholici tenebriones ac lucisogae tristesque appa-<text:line-break/>rent, de omnibus suspiciosi, hominum consuetudinem<text:line-break/>oderunt, solitudinibus gaudent, quemadmodum Bellero-<text:line-break/>phontes a Poeta describitur.</text:p>
      <text:p text:style-name="P1"><text:span text:style-name="Default_20_Paragraph_20_Font"><text:span text:style-name="T3">Qui m</text:span></text:span>i<text:span text:style-name="Default_20_Paragraph_20_Font"><text:span text:style-name="T3">ser</text:span></text:span> i<text:span text:style-name="Default_20_Paragraph_20_Font"><text:span text:style-name="T3">n ca</text:span></text:span>m<text:span text:style-name="Default_20_Paragraph_20_Font"><text:span text:style-name="T3">p</text:span></text:span>is. <text:span text:style-name="Default_20_Paragraph_20_Font"><text:span text:style-name="T3">erraba</text:span></text:span>t <text:span text:style-name="Default_20_Paragraph_20_Font"><text:span text:style-name="T3">salu</text:span></text:span>s <text:span text:style-name="Default_20_Paragraph_20_Font"><text:span text:style-name="T3">Aleis, .</text:span></text:span></text:p>
      <text:p text:style-name="P1">i<text:span text:style-name="Default_20_Paragraph_20_Font"><text:span text:style-name="T3">psa suum cor eden</text:span></text:span>s, <text:span text:style-name="Default_20_Paragraph_20_Font"><text:span text:style-name="T3">hom</text:span></text:span>i<text:span text:style-name="Default_20_Paragraph_20_Font"><text:span text:style-name="T3">num .vest</text:span></text:span>i<text:span text:style-name="Default_20_Paragraph_20_Font"><text:span text:style-name="T3">g</text:span></text:span>i<text:span text:style-name="Default_20_Paragraph_20_Font"><text:span text:style-name="T3">a v</text:span></text:span>i<text:span text:style-name="Default_20_Paragraph_20_Font"><text:span text:style-name="T3">tan</text:span></text:span>s. <text:span text:style-name="Default_20_Paragraph_20_Font"><text:span text:style-name="T3">p<text:line-break/></text:span></text:span>Medetur per ventrem purgatio et maxime, quae per vo-<text:line-break/>mitum excitatur: adhuc his magis utrumque veratrum sol-<text:line-break/>viti Lethargus morbus est phrenitidi contrarius; est enim.<text:line-break/>profunda in somnum delatio et inexcitabili^ Hoc vitio<text:line-break/>correpti omnium quae dicuntur obliviscuntur, atque haec<text:line-break/>in febri ipsus comitantur. Locus igitur affectionis caput<text:line-break/>est: nam in membranis cerebri constituitor. Caula ipsius .<text:line-break/>pituita est, humor frigidus, frigiditate ac humiditate somnum<text:line-break/>inducens. Curatio co<text:span text:style-name="Default_20_Paragraph_20_Font"><text:span text:style-name="T3">n</text:span></text:span>venie<text:span text:style-name="Default_20_Paragraph_20_Font"><text:span text:style-name="T3">n</text:span></text:span>s ea est, quae contraria ei<text:line-break/>quae phrenitidi. Frictio superiorum corporis partium per<text:line-break/>acria quaedam et punge<text:span text:style-name="Default_20_Paragraph_20_Font"><text:span text:style-name="T3">n</text:span></text:span>tia et admotio rerum fuaveolen-</text:p>
      <text:p text:style-name="P3">fiunt. Cibi similiter discutientes fecantesque pituitam<text:line-break/>perfusiones capiti admoventur, quae exsiccandi vim obti-<text:line-break/>nent et cataplasma aliquando praecordiis. Crebro namque<text:line-break/>haec inflammatione vexata nervorum quoque in capite<text:line-break/>principium constringunt gravantque. Gravedo, raucitas<text:line-break/>et catarrhus fiunt affectus qui fiunt ab humore qui ab op-<text:line-break/>pleto cerebro decumbit; quum in nares, vocatur gravedo,<text:line-break/>quum in asperam arteriam, raucitas nominatur, quum in<text:line-break/>thoracem,. catarrhus appellatur. Gravedini itaque facile<text:line-break/>et brevi succurritur, deinde raucitati modico sane et culi-<text:line-break/>do victu, qui frumentacei generis existat. Destillatio in<text:line-break/>thoracem non ex facili curatur, imo saepe immedicabilis<text:line-break/>esu Nam ab ea acri et salsa partibus exesis , sanguinis<text:line-break/>eductio sequitur: cujus tres causae referuntur. Vel enim<text:line-break/>vnsa erosionem passa sunt, ideoque fanguis lo asperam ur-<text:line-break/>feriam descendens per os rejicitur: vel rupta sunt violen-<text:line-break/>ter: vel ob imbecillitatem non continent, fed adaperta<text:line-break/>oscula eum transmittunt. Differunt sanguinis excretio et</text:p>
      <text:p text:style-name="P3">rejectio. Haec etenim vel a pulmone vel aspera arteria<text:line-break/>provenit: ilia a stomacho et fanguis apparet nigrior<text:span text:style-name="Default_20_Paragraph_20_Font"><text:span text:style-name="T3">a</text:span></text:span> Qui<text:line-break/>ex thorace rejicitur, flavus magis et spumans: deinde hic<text:line-break/>cum tusse, alter sine ilia spuitur. Saepenumero etiam a<text:line-break/>capite per palati foramina in os defertur fang<text:span text:style-name="Default_20_Paragraph_20_Font"><text:span text:style-name="T3">u</text:span></text:span>is, pra<text:span text:style-name="Default_20_Paragraph_20_Font"><text:span text:style-name="T3">v</text:span></text:span>betqne<text:line-break/>eductionis fassam imaginem. Loci, ex quibus proprie san-<text:line-break/>guis educitur, tres lunI. Primus fauces, unde minore<text:line-break/>cum periculo fanguis rejicitur, faciliusque sistitur. Secun-<text:line-break/>dua aspera arteria, atque hic morbus curationem dissicul-<text:line-break/>ter accipit, plenusque periculi est. Tertius pulmo, ubi<text:line-break/>minus omnibus praesidii, plus periculi affectus habet.<text:line-break/>Comitatur enim maxime suppuratio et tabes, ut ait Hip-<text:line-break/>pocrates, cujus verba haec sunt. <text:span text:style-name="Default_20_Paragraph_20_Font"><text:span text:style-name="T3">Sanguinis spui</text:span></text:span>uo<text:span text:style-name="Default_20_Paragraph_20_Font"><text:span text:style-name="T3">nem<text:line-break/>puris spu</text:span></text:span>i<text:span text:style-name="Default_20_Paragraph_20_Font"><text:span text:style-name="T3">tio, hu</text:span></text:span>j<text:span text:style-name="Default_20_Paragraph_20_Font"><text:span text:style-name="T3">us sepu</text:span></text:span>l<text:span text:style-name="Default_20_Paragraph_20_Font"><text:span text:style-name="T3">tionem tabes, tabem mors sequitur.<text:line-break/></text:span></text:span>Nonnulli etiam ex latere sanguinem educi arbitrantur. At<text:line-break/>hoc ambiguum est. Salus vitii hujus est, sanguinem re-<text:line-break/>primore vel venae <text:span text:style-name="Default_20_Paragraph_20_Font"><text:span text:style-name="T3">s</text:span></text:span>ectione alio ducentem , idque polisti-<text:line-break/>muni in juvenibus, vel polos sistentem vel inedia copiam</text:p>
      <text:p text:style-name="P3">ejus imminuentem ; vel simplici quodam medicamento, ut<text:line-break/>acacia, hypocistide, balaustio, plantaginis succo, atque id<text:line-break/>genus aliis. Suppurationis. praesidium vetus- funt serra-<text:line-break/>menta cande<text:span text:style-name="Default_20_Paragraph_20_Font"><text:span text:style-name="T3">n</text:span></text:span>tia, quae thoracem exiccent; fluoremque in<text:line-break/>exteriores partes dirigant. Recentiores consueverunt mi-<text:line-break/>tigare cataplasmatis et delinge<text:span text:style-name="Default_20_Paragraph_20_Font"><text:span text:style-name="T3">n</text:span></text:span>dis medicaminibus, deinde<text:line-break/>cito repurgare medicamentis per os assumptis prius, quam<text:line-break/>corpus exedatur. Inscribuntur autem proprie medicamenta<text:line-break/>ad purulentus. Quae suppurationes medio latere coniti-<text:line-break/>tuuntur, reiectae proprie ad linamentum, humoris exere—<text:line-break/>tionem habent: quae si universirm fiat, hominem interi-<text:line-break/>miti Accidunt vero suppurationes quoque sub transverso<text:line-break/>septo <text:span text:style-name="Default_20_Paragraph_20_Font"><text:span text:style-name="T3">i</text:span></text:span> quaere intus occultantes abscessus nominantur, non<text:line-break/>ex aequo periculosi, nec curationi resistentes, plerumque<text:line-break/>intus rupti hac excernuntur; vel partibus exterioribus di-<text:line-break/>visis. Diocles memorat- etiam thoracis suppurationes erum-<text:line-break/>pentes interim in arteriam, quae ad renes- ac vesicam<text:line-break/>tendit, simul cum urinis e<text:span text:style-name="Default_20_Paragraph_20_Font"><text:span text:style-name="T3">x</text:span></text:span>cerni^ q Tabes proprie: dicitur</text:p>
      <text:p text:style-name="P3">in pulmone. ver in thorace, corporis ob suppurationes<text:line-break/>colliquatio: difficilis ejus salus est aut nulla. Lactis usus<text:line-break/>potui datur, dum consistit: loca siccio<text:span text:style-name="Default_20_Paragraph_20_Font"><text:span text:style-name="T3">r</text:span></text:span>a conveniunt Su-<text:line-break/>perior Aegyptus et Libya maxime huic malo medentur.<text:line-break/>Hippocrates tabis cuiusdam coxendicum meminit, Ischia-<text:line-break/>dicam vocans, qua in suppurationibus circa os saerum ac-<text:line-break/>crdentibus corpora colliquescunt. similiter alterius renum<text:line-break/>nephriticae. Porro jecinoris et lienis inflammationes si in<text:line-break/>pus vertuntur et ipsae mediocriter corpus consumunt. At<text:line-break/>hae suppurationes multo citius curantur, minusque peri-<text:line-break/>caldae sunt, quam quae pulmonem affligunt. Verum si<text:line-break/>minus in suppurationes mutantur inflammationes, .sed cru-<text:line-break/>dae et in scicrhi natura permanserint, malum habitum<text:line-break/>corpori afferentes; tandem aquam inter cutem afferunt.<text:line-break/>Quatenus autem simplices extiterint, in jecinore, febres<text:line-break/>continuas afferunt: in liene, quartanas magna ex parte ;<text:line-break/>nam hujus speciei causa bilis atra est, quae in liene tan-<text:line-break/>quam vale continetur. -Unde quartanae auxilium est, ante</text:p>
      <text:p text:style-name="P3">rigorem Intumas partes .propter humoris frigiditatem fo-<text:line-break/>mentis -tueri. In intermissionibus eductio per vomitum.<text:line-break/>Hydropis tres sunt species ex sententia neotericorum, . asici-<text:line-break/>tes, tympanites et anafarca. Hippocrates duas statuit, nam<text:line-break/>tympanites et ascites furi ejusdem speciei, quoniam in<text:line-break/>utraque nutrimentum in aquam redactum inter intestina<text:line-break/>et peritunaenm trana<text:span text:style-name="Default_20_Paragraph_20_Font"><text:span text:style-name="T3">t</text:span></text:span>o n ditor. Sed in hac aquae plus,<text:line-break/>quam spiritus, in unum lotus contrahitur: in. illa copio-<text:line-break/>sior .spiritus , minor humiditas est: in .reliqua stolidae to-<text:line-break/>tius corporis partes in aquae naturam transeunt: hanc et<text:line-break/>Hippocrates. medicabilem esse scribit, vocatur autem et leu-<text:line-break/>cophlegmatia. Causa vero cujusque hydropis est, auctore<text:line-break/>Erafistrato, inflammatio jecinoris vel lienis, temporis fpa-<text:line-break/>tio in fcicrhum indurata. ,Nam quum alimenti in his<text:line-break/>visceribus confectionem atque lu .totum corpus digestio-<text:line-break/>nem impediat, in aquae substantia ipsum commutat, quod<text:line-break/>ita refrigeratum inter intestina et peritunaenm transnat;<text:line-break/>titur. Hoc quoque malum Hippocrati salutis spem. nullam</text:p>
      <text:p text:style-name="P19">habet. Quod si vel absque inflammatione hydrops , prae-<text:line-break/>fertim an asia<text:span text:style-name="Default_20_Paragraph_20_Font"><text:span text:style-name="T3">c</text:span></text:span>es eveniat , calore genuino refrigerato, neo<text:line-break/>alimentum in venis amplius edomante, . sanguis caloris<text:line-break/>inops aquae <text:span text:style-name="Default_20_Paragraph_20_Font"><text:span text:style-name="T3">n</text:span></text:span>aturam induit et ex venis, ceu oleum ex<text:line-break/>utribus desinit. Quousque enim sanguis exactus in vanis<text:line-break/>est, ab earum corpore continetur. Ubi vero in eo pin-<text:line-break/>gue exupera verit, ut in .obesis, fanguis effusus adipem ge-<text:line-break/>nerat , aut in aquam versus, aut dum non continetur, dif-<text:line-break/>fluit in locum qui medius est f uter intestina et perito-.<text:line-break/>naeum, aut per universum corpus effunditur. Tolluntur<text:line-break/>duo alii hydropes vel ex malagmatis exiccantibus, vel me-<text:line-break/>dicameutis urinas cientibus, vel hypelatis purgandi lacui-<text:line-break/>tate praeditis. Renes affecti dolores magnos pariunt. Lo-<text:line-break/>eus autem male. habens non ex facili potest discerni, quod<text:line-break/>exterioribus partibus cohaereat et colon ipsis incumbat,<text:line-break/>quare. dum in eis est abscessus, vel inflammationis partium<text:line-break/>externarum vel colici doloris speciem praebent. Non<text:line-break/>raro eodem affecto intestino renes consentientes dolent.</text:p>
      <text:p text:style-name="P3">Assectus autem, qui in eis consistunt; hi su<text:span text:style-name="Default_20_Paragraph_20_Font"><text:span text:style-name="T3">n</text:span></text:span>t, inflamma-<text:line-break/>tio, exulceratio, calculi, imbecillitas. Quum inflammatio<text:line-break/>renes exercet, nihil. per urinam innotescit, : fed dolores<text:line-break/>excitantur potius, non exacte locum primum dolentem<text:line-break/>ostendentes, ob eam, quam dixi, rationem, verum intole-<text:line-break/>rabiles: quippe qui nec cataplasmatis cedant,nec detra-. -<text:line-break/>aliene per cucurbitulas facta remittantur: fola medicamenta<text:line-break/>nephritica intus accepta praesidio sunt. Si exulceratio eos<text:line-break/>infestat, interdum purulenta per urinas excernuntur, lu-<text:line-break/>turdum cruenta. Quum inest calculus, aliquando cruenta,<text:line-break/>partibus videlicet ab eo exasperatis, ejiciuntur, aliquando<text:line-break/>arenulae. in. urina subsident, si friabilis sit lapis vel etiam<text:line-break/>recens modo .nascatur. - In imbecillitate sa<text:span text:style-name="Default_20_Paragraph_20_Font"><text:span text:style-name="T3">n</text:span></text:span>guinolenta<text:line-break/>f trina redditur, quasi nondum segregata. Vesicae assectus<text:line-break/>hi sunt, imbecillitas, furiuratio, calculus, exulceratio, circa<text:line-break/>collum maxime. His accedit urinae suppressio ejusque<text:line-break/>difficultas et stillicidiutn. Exiliis vero aliisque causis pro-</text:p>
      <text:p text:style-name="P2">ficiscuntur. Inflammationis notae funt circa pubem dolo-<text:line-break/>res, urinae excernendae difficultas. Solvitur cataplasmatis,<text:line-break/>perfusionibus et a cibo abstinentia. Quod si excedat, suit-<text:line-break/>guinem quoque per venam mittere convenit. Exuleera-<text:line-break/>lienis iudicia sunt, sanguinolenta excretio interdum, in-<text:line-break/>terdum purulenta, nonnunquam muttis et cfrca pubem<text:line-break/>dolores. Auxiliantur epithemata, maximeque dulcis bo-<text:line-break/>usque succi alimentum ad haec, quae intus adhibentur</text:p>
      <text:p text:style-name="P8">.. adversus ulcerationem vesicae et Byssini medicamentum.<text:line-break/>Imbecillitatem vesicae innuit et urina, cum citra mejen-<text:line-break/>tis voluntatem effluit. Difficilem morbus curationem, aut<text:line-break/>nullam recipit. Lapidem in vesica esse, digiti in rectum<text:line-break/>intestinum per sedem immissi exquisitissime deprehendunt,<text:line-break/>sed ita, ut iudex ad medium in summo reflectatur, atque<text:line-break/>in priorem vesicae partem, ubi et lapidem innatantem<text:line-break/>contingunt, reseruntque in vesicae cervicem. Calculorum .<text:line-break/>differentiae plures.sunt; quidam enim illorum adnati sunt,<text:line-break/>alii possunt auferri. Rursus aliqui facile frangi possunt,</text:p>
      <text:p text:style-name="P2">nonnulli non possunt. Itaque magna ex parte adnati<text:line-break/>difficulter curantur, alii qui facile franguntur, alii qui dif-<text:line-break/>ficile; itaque vix sanabiles sunt ut plurimum adnati. Ex<text:line-break/>aliis autem, qui facile franguntur, dissolventibus medica-<text:line-break/>mentis excerni possunt. Duros vero et vix sulubiles chi-<text:line-break/>rurgi tollunt, carunculam dividentes vesicae cervicis. lscbu-<text:line-break/>ria summa est urinarum retentio: stranguria urinae stillici-<text:line-break/>dium: dysuria urinae difficultas. Atque haec .multis e<text:line-break/>causis proveniunt, aliquando calculo vesicae cervini impa-<text:line-break/>cto , ac meatum in totum obstruente , vel si intus qnip-<text:line-break/>piam relictum sit aut vesicae innatet. Urinae retentio<text:line-break/>propter vesicae inflammationem nimiam aut repletionem<text:line-break/>immodicam accidit, vesica scilicet ad excretionem imbe-<text:line-break/>cilla, aut cervice vehementer ex urinarum acrimonia per<text:line-break/>morfum contracta , aut ex grumis sanguinis iter occluden-<text:line-break/>tibus, aut ex minarum adhaerentium crassitie. Coctis igi-.<text:line-break/>tur iis quae excernuntur, ejusmodi crassitiem trahere opor-<text:line-break/>tet, grumum vero medicamentis liquefaclendi vim haben-</text:p>
      <text:p text:style-name="P3">tibus dissolvere. Plenitudinem vacuare ferramento, quod<text:line-break/>Erasistratus catheterem nominat Romanae literae S simili.<text:line-break/>Stomachus ventris et intestinorum principium est, sive na-<text:line-break/>ruraliter, sive praeter naturam afficiantur. stomachi igi- .<text:line-break/>tur vitis <text:span text:style-name="Default_20_Paragraph_20_Font"><text:span text:style-name="T3">t</text:span></text:span>unt, inflammatio, exulceratio, sanguinis eductio,<text:line-break/>inflatio, humiditas flaccida, cibi fastidium, ingesto rum ci-<text:line-break/>horum incontinentia. Inflammationem ergo notat dolor<text:line-break/>incumbens. Succurritur perfusionibus et cataplasmatis, ali-<text:line-break/>mentis frumentariis et quae facile possint digeri. Exul-<text:line-break/>cerationem in stomacho notant proprie putredo, m or d i ca-<text:line-break/>tio, deglutiendi difficultas. Auxiliantur his extrinsecus<text:line-break/>imposita, cibique probe succulenti. Sanguinis e stomacho<text:line-break/>eductio iisdem medicamentis sistitur, quibus ex thorace:<text:line-break/>ejusdem remotio, iis quae superius adnotata sunt. Infla-<text:line-break/>tionem dissolvunt discutientis et quae ructus movent. Hu-<text:line-break/>miditatem siccorum usus et absinthii potio tollunt. Cibi<text:line-break/>fastidium aut ex.pituita adjaceute oritur, ideoque exiccare<text:line-break/>illam ex usu est: aut a bile supernatante, unde .stomachus</text:p>
      <text:p text:style-name="P3">purgandus est: aut non potente naturali functione appeti-<text:line-break/>tum reddere. Nam oculi quoque propter spiritus viforii<text:line-break/>imbecillitatem siallucinantur. Adversum cibi fastidium hu-<text:line-break/>jusmodi adhibenda funi, quae appetitum provocentyfup-<text:line-break/>peditentque. Stomachus autem non conticet accepta pro-<text:line-break/>pter humiditatem, maxime vero ob impotentiam ac im-<text:line-break/>becillitat em, sicut dimissa manus non continet, quae attingit.<text:line-break/>Expedit igitur- corroborare, fortioremque ipfu m reddere,<text:line-break/>tum universum co<text:span text:style-name="Default_20_Paragraph_20_Font"><text:span text:style-name="T3">r</text:span></text:span>pus reficere. .Ventrem multa vitia sto-<text:line-break/>macho communia infestant, praeterquam appetentiae pra-<text:line-break/>vitas. Sed concoctionis male obita functio ventriculo<text:line-break/>propria tribuitur, ut quae potissimum in eo administretur:<text:line-break/>quem affectum diarrhoea loquitur. Reliqua igitur pari<text:line-break/>modo cum iis , quae stomachum cruciant, curabis. Fluxus<text:line-break/>exacte difquirendus est, cur alimento incocto accidat: et<text:line-break/>si inflammatio eam pepererit, cataplasmatis et profusioni-<text:line-break/>bus occurretur. Si pituita humiditatis illius flaccidae pa-<text:line-break/>reus , victus ratione exiccanda est. Si bilis exuperet, eam</text:p>
      <text:p text:style-name="P3">purgare utile esu Si. ex imbecillitate provenit, ut insir-<text:line-break/>mis, robur corpori faciendum esu .Si : ab ipsa qualitate<text:line-break/>eorum , quae . concoctu difficilia assumpta sunt vel quae<text:line-break/>prompte corrumpuntur ver quid alienum habent, postico-<text:line-break/>rationem talia: oportet interdicere. <text:span text:style-name="Default_20_Paragraph_20_Font"><text:span text:style-name="T3">r</text:span></text:span> Dysenteria intesti-<text:line-break/>nurum est assectus generatus in ventris profluvio, humoris<text:line-break/>busb corruptis immorantibus , erodentibus et exulcerantibus<text:line-break/>intestina.- Fit etiam sine fluxu, primum ab humore acri<text:line-break/>intestina intus exedenti. Est cum .in morbidecessione dys-<text:line-break/>enteria contingat, quam curari Hippocrates prohibet; ne<text:line-break/>suppressio alium quempiam morbum majorem accersat.<text:line-break/>lam quae ex: fluore nata est, reprimentibus et sistentibus<text:line-break/>fluorem medicatus: aliam, cujus origo ex acris cuiusdam<text:line-break/>humoris rosione est,- dulcorantibus et quae mitigarepos-<text:line-break/>sint; abluendo ipsa exulcerata , similibus. Diuturno tamen<text:line-break/>morbo depasta ulceris .ramenta et put<text:span text:style-name="Default_20_Paragraph_20_Font"><text:span text:style-name="T3">r</text:span></text:span>ida solent dejiei,<text:line-break/>tum prosunt immissi pastilli ex sandaracha, calce, auris<text:line-break/>pigmento., atque id genus aliis compositi. Ubi vero non</text:p>
      <text:p text:style-name="P3">sit ramentofa ulceris dejectio, non. his utendum est, quo-<text:line-break/>usam convulsionem -faciunt. Quod si talis intestinorum<text:line-break/>.exulceratio in superiore quoque parte consistat, neque sic<text:line-break/>pastillorum usus est: non enim statim ad affectos locos<text:line-break/>perveniunt; nam ubi sanos .contingunt .perniciem cissa-<text:line-break/>ciunt:. verum medicamentis utendum. est, quae fuperiori-<text:line-break/>hus locis. conveniunt, quorumque titulus est adversus dyf-<text:line-break/>enteriam inditus. Ex dyscnteria intestinorum laevitas<text:line-break/>oritur, ubi. ex magna ulceratione multae cicatrices iute;<text:line-break/>struis oboriuntur, propter quas cibum non retinent : unde<text:line-break/>ex intestinorum laevitate vocata est leienteria. Quamobrem<text:line-break/>talis est insanabilis , cicatrices namque non sanescunt. Si<text:line-break/>vero ex intestini imbecillitate contigerit, tum. quoque<text:line-break/>gravis est, nec ex facili tollitur.- Remedium autem erit,<text:line-break/>si moliaris robur univeri<text:span text:style-name="Default_20_Paragraph_20_Font"><text:span text:style-name="T3">t</text:span></text:span>, corpori ac intestinis adjungere.<text:line-break/>Caeterum causa .etiam morbi plluitaest, intestinis lubri--<text:line-break/>citatum illuendo generans. Succurrit. media resiccando et<text:line-break/>cibi pituitae contrarii. Teneamus proprie morbus est re-</text:p>
      <text:p text:style-name="P3">cti intestini. Hoc enim inflammatione laborans , crebrae<text:line-break/>inanesque egerendi cupiditates et impetus exercent. Pro-<text:line-break/>sunt ei fomenta parti inferiori adhibita, stringentia, tum<text:line-break/>alimentum ex frumen tacea materia et reprimens. Quod si<text:line-break/>perseveret nihiIque imminuatur, enematibus ex ptisanae<text:line-break/>cremore et hircina adipe utendum est. humbri cor n m qui<text:line-break/>intestina excruciant triplex est species. Quidam enim<text:line-break/>teretes, paImi Iongitudine vel etiam majore, ad stomachum<text:line-break/>usque proserpunt. Quidam breves et minusculis vermibus<text:line-break/>similis, ascaIides appellantur, circa rectum vero intestinum<text:line-break/>generantur nonnulli lati et oblongi adeo ut in totum ex-<text:line-break/>porrigantur intestinum: quos fascias vocant, quod similes<text:line-break/>fasciis sint. Teretes itaque ad remedia faciles, maxime<text:line-break/>autem in pueris i afcarides in iis, qui sub pubertatem sunt,<text:line-break/>abundant: aeg^e praesidiis cedunt et excernuntur, nili ci-<text:line-break/>bis acrioribus et medicamentis ex lucra compofi is et he-<text:line-break/>lenio maxima ex parte injectis. lschias, arthritis vitia et<text:line-break/>podagrae sola inter fe magnitudine differunt: caeterum</text:p>
      <text:p text:style-name="P3">causis et locis, qui affectum primum sentiunt, iisdem<text:line-break/>constant: a pituita namque plerumque fiunt: circa nereus<text:line-break/>consistunt, quibus articuli conseruntur, motumquc recipiunt.<text:line-break/>Ac ischias in ipsius coxae articulo ortus ad talos usque<text:line-break/>non raro extenditur. Praesidio erit sanguis ex talo mif-<text:line-break/>lus, cucurbitulae coxis admotae, clysteres actes, quique<text:line-break/>intestinorum tormina quodammodo faciunt. Et foris ca-<text:line-break/>taplasmata acopa et malagmata adhibita prosunt. Podagra<text:line-break/>solus pedes astligit. In statu quidem fabrilis dolor inten-<text:line-break/>dit<text:span text:style-name="Default_20_Paragraph_20_Font"><text:span text:style-name="T3">o</text:span></text:span>r, coque refrigerantibus opus est. In declinatione<text:line-break/>torpor cum frigore hominem occupat, ob quod calesacien-<text:line-break/>tia conducunt. At arthritis vera praedictis similis asse-<text:line-break/>ctus est, circa articulos omnes consistens: medicamenta<text:line-break/>curatoria, mitiganda ceromata et victus rationem aptam<text:line-break/>desiderant. EIephantiasis affectus est, qui ab elephanti<text:line-break/>similitud<text:span text:style-name="Default_20_Paragraph_20_Font"><text:span text:style-name="T3">i</text:span></text:span>ne nomen sortitus est. Nam qui hoc vitio<text:line-break/>borant, cutem crassam, duram, elephantorum modo aspe-<text:line-break/>ratam habenI. Originem mali excitat pituita crassa et assa</text:p>
      <text:p text:style-name="P3">bilis vel mucosa, maxime disseminata. Hi enim humores<text:line-break/>ferinum. ipsum denunciant. Quare solum veratrum sive<text:line-break/>nigrum, sive album, praesens elephantiasis est remedi u m<text:span text:style-name="Default_20_Paragraph_20_Font"><text:span text:style-name="T3">e<text:line-break/></text:span></text:span>Quidam ex veterioribus affectum illum in sex <text:span text:style-name="Default_20_Paragraph_20_Font"><text:span text:style-name="T3">partes</text:span></text:span> di-<text:line-break/>vidunt, in elephantiasin , leontiasin , ophiasin , alopeciam<text:line-break/>et mutilationem. Elephantiasin igitur appellunt affectum<text:line-break/>in cute et pedibus elephanti simiIem , hi enim crassas pe-<text:line-break/>des habent qui scilicet hoc morbo corripiuntur non secus<text:line-break/>ac illi. Leontiasi vero laborare dicunt eos qui tumentes<text:line-break/>eruptiones habent aut oedematosas et qui leonum instar<text:line-break/>fulvi sunt. Ophiasin autem <text:span text:style-name="Default_20_Paragraph_20_Font"><text:span text:style-name="T3">vocant</text:span></text:span> affectum, quo correpti<text:line-break/>peste ut serpentes exuuntur. Alopeciam ver<text:span text:style-name="Default_20_Paragraph_20_Font"><text:span text:style-name="T3">o</text:span></text:span> deducta me-<text:line-break/>taphora ab illis animalibus. Mutilationem, quae summa<text:line-break/>manuum et pedum labefacit, privatos quoque ejusmodi<text:line-break/>partibus, mutilatos <text:span text:style-name="Default_20_Paragraph_20_Font"><text:span text:style-name="T3">appellamus.</text:span></text:span> Lepram quae cutem ex-<text:line-break/>asperat, quemadmodum in leprosis fieri videmus. Impetigo<text:line-break/>vero et ipsa cutis affectus est. Impetiginis duae species</text:p>
      <text:p text:style-name="P3">sunt, quae cutem molestant:. una tolerabilis mitiorque.<text:line-break/>est:- altera effera, quae difficrllus tollitur. . Squamulae. in-<text:line-break/>his ex cute abscedunt, fub quibus locus rubicundior fere-<text:line-break/>que . exulceratus apparet, Gignitur assectus a -pituita salia<text:line-break/>et flava bile: unde, ceu in salsugine vasis fictilibus, ex<text:line-break/>cute secedunt squamae. Succurritur medicamentis pitui-<text:line-break/>tam . moventibus et quae extrinsecus corpori illinuntur.<text:line-break/>Lepra quoque cutis .vitium est, fed magis subalbidum<text:line-break/>asperiusque apparet. Ea vero asperitas est veluti pfydra-<text:line-break/>ciorum erumpentium. Picra vero exulcerata magis esu<text:line-break/>Pituita falsa utrumque malum proprie producit. Medica-<text:line-break/>menta pituitam olentia,- tum quae extrinsecus illinuntur,<text:line-break/>quibus ad lepram et scabiem titulus est, iisdem succur-<text:line-break/>runt. Uitiligo duas habet species, albam et nigram. Haec<text:line-break/>ab atra bile generatur, ob quod magna eit partu medica-<text:line-break/>mina melancholiae dicata conveniunt: alba a pituita non<text:line-break/>salia. Leuce habet quiddam simile vitiligini albae, <text:span text:style-name="Default_20_Paragraph_20_Font"><text:span text:style-name="T3">t</text:span></text:span>est<text:line-break/>magis colore terram albissimam refert : a lepra variat,</text:p>
      <text:p text:style-name="P3">quod lenior huic cutis minusque aspera quam in illa fui<text:line-break/>omnia hujusmodi curant medicamenta pituitae trahendae<text:line-break/>idonea, tum smegmata foris adhibita. <text:span text:style-name="Default_20_Paragraph_20_Font"><text:span text:style-name="T3">t</text:span></text:span> roui -i</text:p>
      <text:p text:style-name="P1">Cap. XIU [D<text:span text:style-name="Default_20_Paragraph_20_Font"><text:span text:style-name="T3">e</text:span></text:span> o<text:span text:style-name="Default_20_Paragraph_20_Font"><text:span text:style-name="T3">pt</text:span></text:span>i<text:span text:style-name="Default_20_Paragraph_20_Font"><text:span text:style-name="T3">mae purgat</text:span></text:span>i<text:span text:style-name="Default_20_Paragraph_20_Font"><text:span text:style-name="T3">on</text:span></text:span>is <text:span text:style-name="Default_20_Paragraph_20_Font"><text:span text:style-name="T3">c</text:span></text:span>o<text:span text:style-name="Default_20_Paragraph_20_Font"><text:span text:style-name="T3">mp</text:span></text:span>ositio<text:span text:style-name="Default_20_Paragraph_20_Font"><text:span text:style-name="T3">ne.]:<text:line-break/></text:span></text:span>Componitur autem ad internos humores purgans medica-.<text:line-break/>mentum ex deobstmentibus, incidentibus , attenuantibus,<text:line-break/>vias reserantibus, impellentibus, purgantibus et edomantis-<text:line-break/>bus vitium medicamentis et stomacho utilibus et itnmbde-:<text:line-break/>ratum profluvium compefcen tibus. Deobstruentia itaque,<text:line-break/>funt quaecunque laxant et corpora meabilia efficiunt. In-.<text:line-break/>ridentia vero; quae humores incidunt et alios quidem in-.<text:line-break/>crassando, alios vero attenuandononcoquunt.. Vias autum:<text:line-break/>referantia funt, quae deducunt ac praemittunt: medica-<text:line-break/>menta in quas volumus partes, ut ad heparquum purgare<text:line-break/>volumus, sandala, ad lienem veno fcolopendrium; ad re-<text:line-break/>nes vero et ischia centaurium et thlaspi; ad posteriorem<text:line-break/>capitis partem paeonia e t:.stoechas; ad anteriorem: -vero ob<text:line-break/>fanrpsuchus et similia; ad sternunt et pulmonem et thura-</text:p>
      <text:p text:style-name="P3">cem <text:span text:style-name="Default_20_Paragraph_20_Font"><text:span text:style-name="T3">r</text:span></text:span>et cor et metaphrenum et intestina glycirrltixa, styrax,<text:line-break/>femen foenugraeci, amygdala,- crocus et femen mercuria.-<text:line-break/>lis ; ad commissu<text:span text:style-name="Default_20_Paragraph_20_Font"><text:span text:style-name="T3">r</text:span></text:span>as et articulos uterque hermodactylus et<text:line-break/>adallas partes alia,.quae. ex dictis coniicienda fune Im-<text:line-break/>pellentia sunt quaecunque medicamenta movent ac impel-<text:line-break/>lunt, ut agaricum, eris, rheum Indicum , stachys, interior<text:line-break/>pars .colocynthidis, t<text:span text:style-name="Default_20_Paragraph_20_Font"><text:span text:style-name="T3">r</text:span></text:span>agacantha , fcamouium, aloe vel suc-<text:line-break/>eus brassicae vel rosarum vel semina; similiter sal fossile;<text:line-break/>epithymum., quemadmodum euphorbium , bdellium et hel-<text:line-break/>leborus, radiculae femen, lurpetum, chryfirbalanus et my.-<text:line-break/>robalana, bryonia .et elaterion sal , quibus quidem an-<text:line-break/>numeramus pytyufae radicem, hermodactylunr rotundum<text:line-break/>et aliis peraeque similibus,. quae in libris de optima eom-<text:line-break/>positione secundum. pa<text:span text:style-name="Default_20_Paragraph_20_Font"><text:span text:style-name="T3">r</text:span></text:span>tes declaravimus; ac quae defunt<text:line-break/>inde ducenda <text:span text:style-name="Default_20_Paragraph_20_Font"><text:span text:style-name="T3">t</text:span></text:span>uus. - Purgantia vero fiunt quaecunque hic<text:line-break/>purgant et quae in opere de simplicibus medicamentis a<text:line-break/>nobis scripta sunt. Edomantis autem malitiam funi quae-<text:line-break/>cunque medicamentorum: noxis adver<text:span text:style-name="Default_20_Paragraph_20_Font"><text:span text:style-name="T3">t</text:span></text:span>antur proprie, ut</text:p>
      <text:p text:style-name="P9">agarici noxae zingiber, <text:span text:style-name="Default_20_Paragraph_20_Font"><text:span text:style-name="T3">t</text:span></text:span>ueri scammoniae, mastiche veI<text:line-break/>gummi Arabicum vel caphura vel malorum cotoneorum<text:line-break/>succus, colocynthidis vero amygdalinum oleum; turpeti<text:line-break/>autem fy<text:span text:style-name="Default_20_Paragraph_20_Font"><text:span text:style-name="T3">n</text:span></text:span>apium; ut hellebori castorium vel mulsa et en-<text:line-break/>pborbii cinnamomum. Alosis vero mastiche, quemadmo-<text:line-break/>dum ipsam p<text:span text:style-name="Default_20_Paragraph_20_Font"><text:span text:style-name="T3">r</text:span></text:span>omovet smyrnium et .caetera quae a nobis<text:line-break/>in opere de optima compositione dictumest... Eustomacha<text:line-break/>sive quae stomachum roborant, ephectica quae immodera-<text:line-break/>tam medicamentorum vacuationem reprimunt,. quae robo-<text:line-break/>rant ac continent -et suscitant naturales facultates. Sed<text:line-break/>in particulari, ut ea quae modum excedunt eximant, jam<text:line-break/>a nobjs demonstratum.</text:p>
      <text:h text:style-name="Heading_20_2" text:outline-level="2">Cap. XV. </text:h>
      <text:p text:style-name="P20">[D<text:span text:style-name="Default_20_Paragraph_20_Font"><text:span text:style-name="T3">e curat</text:span></text:span>i<text:span text:style-name="Default_20_Paragraph_20_Font"><text:span text:style-name="T3">on</text:span></text:span>is <text:span text:style-name="Default_20_Paragraph_20_Font"><text:span text:style-name="T3">per</text:span></text:span> .m<text:span text:style-name="Default_20_Paragraph_20_Font"><text:span text:style-name="T3">ed</text:span></text:span>i<text:span text:style-name="Default_20_Paragraph_20_Font"><text:span text:style-name="T3">camenta d</text:span></text:span>i<text:span text:style-name="Default_20_Paragraph_20_Font"><text:span text:style-name="T3">vi-<text:line-break/></text:span></text:span>sio<text:span text:style-name="Default_20_Paragraph_20_Font"><text:span text:style-name="T3">ne.] </text:span></text:span>Pharmacia duplex esu .Prima. .interior es. morbos<text:line-break/>curat, qua potissimum victus ratione sanans utitur: altera<text:line-break/>exteriores, citraque illam manu nihil peragitur. .Medica-<text:line-break/>minum ad interiora pertinentium species duodecim. existunt.<text:line-break/>Quaedam capitis affectibus dicata medicamina: quaedam</text:p>
      <text:p text:style-name="P3">oris vitiis accommoda dicuntur. Alia concoquunt : alia<text:line-break/>bechica. Alia anodyna, alia alexipharmaca sunt: alia pur-<text:line-break/>gant. Nonnulla p<text:span text:style-name="Default_20_Paragraph_20_Font"><text:span text:style-name="T3">r</text:span></text:span>oprie hepatica, sic fplenica, nephritica.<text:line-break/>Sunt quae adverfus vesicae calculos et ulce<text:span text:style-name="Default_20_Paragraph_20_Font"><text:span text:style-name="T3">r</text:span></text:span>a nomen ha-<text:line-break/>bent, similiter ad vulvam. Jam vero stomatica sunt, quae<text:line-break/>ad gingivas cruentas, putridas , erosas .et dentes faciunt.<text:line-break/>Eodem referuntur, quae aphthas et crustas, tum quae uvam<text:line-break/>descendentem fanant. Quae concoquunt., partim ad stoma-<text:line-break/>chi vel. ventriculi imbecillitatem conducunt, partim ad<text:line-break/>horum inflammationem, quaedam ad sanguinis rejectionem<text:line-break/>e pectore. . Quaedam ad pleuriticos vel peripneumonicos:<text:line-break/>alia ad tabidos, alia ad asthmaticos vel quiorthop nosci<text:line-break/>vocantur; Aliqua ex his asperitatem ameriae et vocis ah-<text:line-break/>scissionem auferunt. Porro. anodyna nunc. renum assectus<text:line-break/>fedant, nunc: ventris profluvia v alias dysenterias, alias co-<text:line-break/>licum dolorem, coli et ileum., id est communiter omnia<text:line-break/>quemuis dolorem mitigant extinguntque. Alexipharmaca<text:line-break/>simplicia, alia ad aliud venenum usurpamus: theriace ad-</text:p>
      <text:p text:style-name="P3">versus omnis et prius et post sumitur. Inter purgantia<text:line-break/>quaedam per fsuperiores. . corporis partes agunt, quemad—<text:line-break/>modum quae veratro constant, vomitumque. cientis omnia.<text:line-break/>Per inferiores, quae ex scammonia, aloe, elaterio, colo-<text:line-break/>cynthide, euphorbio, cocco gnidio atque luis similibus.<text:line-break/>Tertio ordine ab his ponantur quae lumhricos latos re-<text:line-break/>pellunt: cujusmodi medicamentum est quod cerri cornu,<text:line-break/>menta et pipere praeparatur. Est et quarta species caput<text:line-break/>tantum per os atque nares purgantium, quae in capitis<text:line-break/>oculorutnque affectibus proprie sumuntur. Ad haec quae<text:line-break/>in arquato crebro in. usu sunt. Convenit autem per su-.<text:line-break/>puriora purgatio morbis longis demoliendis. Tempus hu-<text:line-break/>jus est, cum morbi intermittunt. lnferiori parte adhibita,<text:line-break/>acutis, ut pleuritidi et peripneumoniae. Tempus vero<text:line-break/>univerfae est particularium accessionum remissio. Exterio-<text:line-break/>rnm remedia .undecim species continent, alia discutiunt,<text:line-break/>alia concoquunt, alia cruentis statim imponuntur, alia pus<text:line-break/>movent, alia repurgant, alia implent, alia reprimunt, alia</text:p>
      <text:p text:style-name="P3">cicatricem inducunt, alia oculis, alia universa corpori<text:line-break/>adhibentur, alia adurunt, erysipelatis, herpetibus carbun-<text:line-break/>culis idonea. Alia sunt, quae illinuntur, acopa et exeas<text:line-break/>facientia, quae ad nervorum resolutiones faciunt, artica-<text:line-break/>lorum morbos, podagras, tetanos, opisthotonos omnemque<text:line-break/>nervorum morbum. AIia pistulas summa cute orientes<text:line-break/>leucen , alphum ,<text:span text:style-name="Default_20_Paragraph_20_Font"><text:span text:style-name="T3">t</text:span></text:span> impetiginem et lepram abstergunt. Quae<text:line-break/>digerunt et concoquunt, phymatis et cuilibet id genus<text:line-break/>abscessum auxilio <text:span text:style-name="Default_20_Paragraph_20_Font"><text:span text:style-name="T3">s</text:span></text:span>unt. Digerentia sunt omnia, quae con-<text:line-break/>stant sale et quaecunque etiam nitro, ut CtesiphonIis com-<text:line-break/>positio testatur. Concoquenda,. resina, galbano, ammoniaco<text:line-break/>thymiamate. Quae cruentis imponuntur pharmac<text:span text:style-name="Default_20_Paragraph_20_Font"><text:span text:style-name="T3">e,</text:span></text:span> fusci<text:line-break/>coloris, ad recentia corporis vulnera valent. Quae Pro-<text:line-break/>prie viridia et nigra sunt, ut barbarum, capitis maIa et<text:line-break/>canum morsus sanant. In ulceribus partim pus educen-<text:line-break/>tibus in his, quae laborant inflammatione , utendum eIIt<text:line-break/>ut tetrapharmaco : in <text:span text:style-name="Default_20_Paragraph_20_Font"><text:span text:style-name="T3">s</text:span></text:span>ordidis vero repurgantibus, ut vi-<text:line-break/>ridi diluto: in caVis replentibus: in carne fupercrescenti</text:p>
      <text:p text:style-name="P3">reprimentibus, ut quae ex misy et squama conficiuntur,<text:line-break/>in vehementi quoque sanguinis fluore sistendo non parum<text:line-break/>efficacibus. Adurentibus interim in diducendis partibus<text:line-break/>ac aperiendis utimur, veluti n abscelsuum comprehensione,<text:line-break/>interim in paIpebris quum summa cutis relaxatur et pro-<text:line-break/>cidit vice suturae pilis mediocriter ablatis, partem relaxa-<text:line-break/>tam retrahimus. Aliquando in cephalaea per altas cru-<text:line-break/>stas humores in exteriorem educentes assumimus. Adu-<text:line-break/>rentium materia, lixivium, calx viva, auripigmentum^<text:line-break/>sandaracha, saccina, atque id genus alia. Ex cepbalicis<text:line-break/>medicamentis, t ad achoras, capitis furfures et eruptiones<text:line-break/>valent alia: ad capitis dolorem et heterocraniam alia.<text:line-break/>Aurium remedia partim earum inflammationem, partim<text:line-break/>exulcerationem, partim puris effluxum , partim difficilem<text:line-break/>auditum, partim contusionem juvant. Oculorum pharmaca<text:line-break/><text:span text:style-name="Default_20_Paragraph_20_Font"><text:span text:style-name="T3">s</text:span></text:span>eptem species habent. Quaedam enim ad incipientes lip-<text:line-break/>pitudines, ut quae ex gIaucio et ex croco et cycnaria in-<text:line-break/>scribuntur. Quaedam ad eorum dispositiones, ut nardina</text:p>
      <text:p text:style-name="P3">et theodotia appellata. Quaedam ad fluorem, quae ex thure,<text:line-break/>acacia et ericae fructu componuntur. Quaedam ad sest-<text:line-break/>britiem , ut ex metaIIis confecta, nempe usto aere, chal-<text:line-break/>citide et aeris <text:span text:style-name="Default_20_Paragraph_20_Font"><text:span text:style-name="T3">s</text:span></text:span>quama. Quinta ad siccam lippitudinem et<text:line-break/>scabiosum collyriorum species est, tum siccorum oxvder<text:span text:style-name="Default_20_Paragraph_20_Font"><text:span text:style-name="T3">c</text:span></text:span>i-<text:line-break/>con, ejusdem cum <text:span text:style-name="Default_20_Paragraph_20_Font"><text:span text:style-name="T3">s</text:span></text:span>uperioribus materiae. Sexta humido-<text:line-break/>rum, quae ad suffusiones inscribuntur, ex saliis generibus<text:line-break/>hyaenaeque potissimum composita. Septima cataplasmatum<text:line-break/>fpecies in ocuIis vehementer inflammatis et circundoIenti-<text:line-break/>bus usurpatur, ex meliIoto, pasto, foenugr.leco similibus-<text:line-break/>que materiis confecta. Oblinimus paIpebras initio repeI-<text:line-break/>lentibus et eujnsmodi sunt quae ex gIaucio et croco me-<text:line-break/>dicamina: etiam soIo ipso gIaucio. Interius asseclis<text:line-break/>exiccantia lenientiaqne admovemus, ut nardina, theodotia.<text:line-break/>Quae vero ad colorem decoremque formae conciliandum<text:line-break/>illinuntur, qualia hedychroo et fandice constituuntur, non<text:line-break/>medicinae, sed artis cultui ac elegantiae dicatae sunt<text:line-break/>propria.</text:p>
      <text:h text:style-name="P11" text:outline-level="2">Cap. XVI. </text:h>
      <text:p text:style-name="P21">[D<text:span text:style-name="Default_20_Paragraph_20_Font"><text:span text:style-name="T3">e oculorum aspectibus.] </text:span></text:span>Assectus,<text:line-break/>qui totum oculum exercent, hi sunt, perturbatio, lsppitu-<text:line-break/>do, epiphora, inflammatio, oedema, inflatio, durities, chy-<text:line-break/>mosis, carbunculus, strabismus, convulsio, palpitatio, myo-<text:line-break/>piasis , gangraena, putredo, incus, fistula, xerophthaImia,<text:line-break/>psorophthaImia , sderophthalmia , procidentia, atrophia. lnl<text:line-break/>membranis hi consistunt, ruptura, exesto, distentio, anasto-<text:line-break/>mosis, crassities, densitas, corrugatio, extensio, raritas.<text:line-break/>Interiores palpebrarum partes infestant aspritudo, crassi-<text:line-break/>ties, sycosis, tylosis, durities, chaIaxosis, pladarotes , my-<text:line-break/>desis, famosis, pori a sis. Exteriores hydatides, inhiatis,<text:line-break/>phthiriasis, meliceris , gangraena, pbymata, colobomata.<text:line-break/>In corona crithe, posthia , trichiasis, distichia, tristichia,<text:line-break/>phalangosis, pyrosis, ptilosis, psoriasis, madarotes, paraly-<text:line-break/>sis. Communes toti palpebrae paralysis, procidentia, in-<text:line-break/>versio. Angulis hi accidunt, encanthis, ancyle, ptery-<text:line-break/>gion , rhoeas, prosphysis. Extrinsecus aegilops, anchilops.</text:p>
      <text:p text:style-name="P3">Album affigunt psydracion ulcus, hyposphagma , ablues<text:line-break/>sus, chemosis, cocloma , pterygion , phacosis , icterus, to.<text:line-break/>phus. Itidem oculi infestant, argemon, nephelion, achlys<text:line-break/>epicauma, ulcus, bothrlun , phIyctis, myocephalon , sta<text:line-break/>phyIoma, hypopyon , ruptura, cicatrix, Ieucoma, coeloma<text:line-break/>proptoma, unguis, pyolis, exulceratio. In p<text:span text:style-name="Default_20_Paragraph_20_Font"><text:span text:style-name="T3">o</text:span></text:span>pilia etsi<text:line-break/>lolent effusio, gIaucosis, mydriasis, phthisis, synchvsis,<text:line-break/>platycoriasis , amaurosis , rhytidosis , nyctaIops, hameralops,<text:line-break/>mvopiasts, diapyes. Meatus exercent aporrhexis, parem-<text:line-break/>ptolis, symptosis, helcosis, anthracosis. Perturbatio igitur<text:line-break/>est, quum oculus leviter ac mediocriter commotus tan-<text:line-break/>dem rubicundior evadit. Ophthalmia vero est quum al-<text:line-break/>bum rubescit et palpebrae attolluntur, cum dolore cunni-<text:line-break/>vent aegreque manus admotas ferunt. Inflammatione<text:line-break/>oculorum rubor intenditur, palpebrae magis elevantur. ut<text:line-break/>non nisi magno negotio queas suspicere. Epiphora tum<text:line-break/>inflammationis magnae universo litatae corpori, tum<text:line-break/>largae fluxioni commune n<text:span text:style-name="Default_20_Paragraph_20_Font"><text:span text:style-name="T3">o</text:span></text:span>men est: proprie vero de ocu-</text:p>
      <text:p text:style-name="P3">lis effertur, ubi cum maxima inflammatione etiam humo-<text:line-break/>ris copia influxerit. oedema nominant, quum elevatus<text:line-break/>appa<text:span text:style-name="Default_20_Paragraph_20_Font"><text:span text:style-name="T3">r</text:span></text:span>et oculus et colorem amisit , vel etiam aegre move-<text:line-break/>tur: interim album quoque supra nigrum attollitur. In-<text:line-break/>statio dicitur, cum subito tumefcens oculus decolor fit,<text:line-break/>exuperante pituita;. ut ple<text:span text:style-name="Default_20_Paragraph_20_Font"><text:span text:style-name="T3">r</text:span></text:span>umque senibus aestate potissi-<text:line-break/>mum solet accidere. sicicrofis ex inflammationis diuturnae<text:line-break/>vehementia oritur, carne increscente et sublivida. Rheu-<text:line-break/>matismo laborat oculus, cum non solum rubet, sed mul-<text:line-break/>tas quoque lachrymas excernit. Xerophthalmia est, cum<text:line-break/>anguli ulcera et aspritudinem pruritumque contraxerunt,<text:line-break/>palpebrae rubent et lacrima falsa et nitrosa profluit;<text:line-break/>Sclerophthalmia est cum palpebrae duriores sunt, oculis<text:line-break/>rubent et cum difficultate quadam moventur. Proptofis<text:line-break/>appellatur ubi cum inflammatione moti sede sua - proci-<text:line-break/>dunt. Atrophiam nominant, cum ex longa imbecillitate,<text:line-break/>vel alia quadam latente cau<text:span text:style-name="Default_20_Paragraph_20_Font"><text:span text:style-name="T3">t</text:span></text:span>a paululum quasi propulsus,<text:line-break/>deinde cavatus ad radicem cum dolore minor evadit, ob-</text:p>
      <text:p text:style-name="P3">fcureque aut nihil omnino videt. Asperae dicuntor pal-<text:line-break/>pebrae , cum eversae fauguinulectiores apparent et magis<text:line-break/>asperae carnofaeque et fici acinis similes. Crassae vocau-<text:line-break/>itur, ubi eveum duriores iis, quae naturaliter se habent,<text:line-break/>existunt et fcabris .magis cernofae. Sycofis accidit, cum<text:line-break/>in palpebrarum parte interiore carni .quid simile enatum<text:line-break/>fuerit, quod emineat et oculus totus aegre moveatur. Ty-<text:line-break/>losis est, cum in palpebris aspritudines ex senectute cras-<text:line-break/>flores, albidiores et parum sensiles extiterint, eoque mi-<text:line-break/>nus deteri possunt sid er rasis est tumor palpebrae cum<text:line-break/>rubore sioloreque , difficulter aboletur ; durat magis quam<text:line-break/>inflammatio. Chalazia vel chal asofis orlucularia quaedam<text:line-break/>intra palpebras tubercula sunt circumscripta: nomen a simi-<text:line-break/>li sudine grandinis acceperunt, Pladarotes sunt mollia vel-<text:line-break/>uti corpora vetusta, decolora, palpebrarum parte interna<text:line-break/>nondum a<text:span text:style-name="Default_20_Paragraph_20_Font"><text:span text:style-name="T3">t</text:span></text:span>predinem habentia, propterea pladarotes voca-<text:line-break/>t ur. Mydefis commune nomen est partium, quae ex pu<text:span text:style-name="Default_20_Paragraph_20_Font"><text:span text:style-name="T3">r</text:span></text:span></text:p>
      <text:p text:style-name="P3">trefactione corrumpuntur. Palpebrae .quoque eadem labo-<text:line-break/>rant, ubi et tumeo Hores apparent et assidue dissinunt, adi-<text:line-break/>pem paulo copiosiorem sortitae. Crithe, quae et postula<text:line-break/>dicitur, quum parte interna palpebrarum lu ambitu sup-<text:line-break/>pu<text:span text:style-name="Default_20_Paragraph_20_Font"><text:span text:style-name="T3">t</text:span></text:span>atum oblongum, figura hordeo simile fit, unde appel-<text:line-break/>latum est. Generantur alia quoque majora in mediis pal-<text:line-break/>peloris eodem appellata nomine. Lithiasis, albida quaedam<text:line-break/>et crassa, callis lapillisque similia, quae eculum pungunt<text:line-break/>in palpebris retortis offendit. Phthiriasim vocamus, quum<text:line-break/>paIpebrarum pilos multi, lati exiguique pediculi infestant.<text:line-break/>Ditrichiasi laborat oculus, quum pilis naturalibus alii fub-<text:line-break/>nascentes ipsimi pungunt fluoremque concitant. Ptilosis<text:line-break/>est, quum alii quidem subnascuntur, naturales autem col-<text:line-break/><text:span text:style-name="Default_20_Paragraph_20_Font"><text:span text:style-name="T3">l</text:span></text:span>apsi fractique stimulant ac pungunt. Phalangiis, quum<text:line-break/>pilorum subnascentium duplex triplexve acies vel in su-<text:line-break/>periere vel in inferiore palpebra provenit. Resolutus acu-<text:line-break/>lus elicitus, ubj natu<text:span text:style-name="Default_20_Paragraph_20_Font"><text:span text:style-name="T3">r</text:span></text:span>ali motu destitutus, neque sursum</text:p>
      <text:p text:style-name="P3">neque deorsum intendi potest, verum sentiendi expers con-<text:line-break/>sistit: frequenter hoc mali partibus etiam oculi accidit.<text:line-break/>Inverti autem dicuntur palpebrae, quum ex ulceratis ocu-<text:line-break/>lis plus extra feruntur. Encanthis, ubi ex ulcere caro<text:line-break/>in angulis juxta nares supercreverit; nautae ac piscatores<text:line-break/>hoc vitii peculiare habent. Unguis vero est in albo oculi<text:line-break/>praeter modum exulcerato, cameque oppleto memb<text:span text:style-name="Default_20_Paragraph_20_Font"><text:span text:style-name="T3">r</text:span></text:span>anula<text:line-break/>tenuis et nervosa: quae orta ab angulorum aliquo ad ni-<text:line-break/>grum et verticem ejus pervenit. Rhoeas, cum angulus ex<text:line-break/>latente quadam causa secesserit, aut prava curatione sub-<text:line-break/>latus fuerit, ut - lacrimas continere non amplius possit,<text:line-break/>fed humorem dimittat. Cohaerescunt palpebrae cum albo<text:line-break/>oculi vel nigro ex ulceratione. Et si nigro cohaereant,<text:line-break/>villis omnino prohibetur: sin albo, minus. Hoc malum<text:line-break/>augylosim appellanti ^egilops vel anchilops abscessus qui-<text:line-break/>dam est ad angulum, qui naribus propior est, pus con-<text:line-break/>linens, quod erumpens aut os exedit aut ad angulum</text:p>
      <text:p text:style-name="P3">vel usque ad nares distillat. Pfydracion communi voca-<text:line-break/>bulo circa corpus totum et circa album oculi fit. Est au-<text:line-break/>tem velut pustula in summo rubicundum. Ulcus oritur<text:line-break/>in albo vel nigro, quum cuticula divisa lunae figuram<text:line-break/>veh <text:span text:style-name="Default_20_Paragraph_20_Font"><text:span text:style-name="T3">r</text:span></text:span>otundam cavam, similis moleris vel subalbidi accepe-<text:line-break/>rit. Hypofphagma vocant, quum vasis in prima tunica<text:line-break/>ruptis ab ictu fanguis intra albi fortium et interiorem<text:line-break/>tunicam coierit, atque oculi color statim cruentus, post<text:line-break/>lividus exisset. Chemofis ex inflammatione vehementiore<text:line-break/>utrasque palpebras in exteriorem partem detorquet, ne tu-<text:line-break/>tum oculum contegant. Proprie vero chemofis dicitur,<text:line-break/>quum album utraque iridis parte inflammatione afficitur,<text:line-break/>juxta irim autem cavum spatula<text:span text:style-name="Default_20_Paragraph_20_Font"><text:span text:style-name="T3">r</text:span></text:span>um similitudine apparet.<text:line-break/>Coelomata suntrotunda et cava ulcera, bothriis latiora, quae<text:line-break/>in oculis circa irim nascuntur.- Argemon, in iridis cir-<text:line-break/>culo vel in albo, interdum etiam nig<text:span text:style-name="Default_20_Paragraph_20_Font"><text:span text:style-name="T3">r</text:span></text:span>o, ulcus rotundum<text:line-break/>et .subalbidum oritur. Nephelion summae cutis ulcus paulo</text:p>
      <text:p text:style-name="P3">rnajus argemo et albidum. Aclilys est circa totum nigrum<text:line-break/>a superficiaria ulceratione cicatricula tenuissima , aeri ca-<text:line-break/>liginoso assimilis. Epicduma; quum i<text:span text:style-name="Default_20_Paragraph_20_Font"><text:span text:style-name="T3">n</text:span></text:span> superficie cuticula<text:line-break/>adusta ulcus contraxerit vel etiam paulo prosundior fiat ex<text:line-break/>epiphora magna originem habens. Bbthrion est ulcus ca-<text:line-break/>vum, purum, angustum, puncturis rotundis simile, ulcu-<text:line-break/>fculo altius. Phlyctaenam vocant, .tibi per exulceratio-<text:line-break/>nem vel etiam fine hac exterior corneae tunicae membra-<text:line-break/>na tenuissima etsublimis. elata intra fe humorem collegerit,<text:line-break/>aut <text:span text:style-name="Default_20_Paragraph_20_Font"><text:span text:style-name="T3">t</text:span></text:span>ub tunicae spatio^ crassior humor currens phlyctaenam<text:line-break/>pariat. Myocephalon morbus est, quum tunica priore<text:line-break/>juxta irim, .exulcerationis vitio exesa, fecunda prociderit,<text:line-break/>ut ceu muris caput r e<text:span text:style-name="Default_20_Paragraph_20_Font"><text:span text:style-name="T3">t</text:span></text:span>erne videatur. Staphyloma dicitur,<text:line-break/>quapdo oculi pupilla cum inflammatione et dolore attol-<text:line-break/>litur et album colore et acino uvae simile redditur. Hy-<text:line-break/>popyon universam irim pure occupat, vel ejus dimidium.</text:p>
      <text:p text:style-name="P3">Rhexis est exulceratio ab ictu vel alia quadam caula<text:line-break/>in alto totas fubinde membranas dividens, ut etiam humo-<text:line-break/>res, quibus videndi facultas administratur, effundat. Cica-<text:line-break/>trix appellatur, irbf nigro oculi ex alto ulce<text:span text:style-name="Default_20_Paragraph_20_Font"><text:span text:style-name="T3">r</text:span></text:span>e membranae<text:line-break/>crassities superveniret color albior apparet; accidit quoque<text:line-break/>albae membranae dictae, sed non perspicitur. Albugo<text:line-break/>nihil a cicatrice differt, nisi quod ex ulcere major cicatrix.<text:line-break/>simul et crassior. in iride nascitur, quam albuginem no-<text:line-break/>minant. Clavus est carnosus nigri excessus fetidus , cum<text:line-break/>levi albaque velut cicatrice , frequenter etiam lu albo ni-<text:line-break/>gro cohaerenti consurgens. Suffusionem quidam inte<text:span text:style-name="Default_20_Paragraph_20_Font"><text:span text:style-name="T3">r</text:span></text:span>pre-<text:line-break/>tantur, quum humor quidam in pupillam destillaverit,<text:line-break/>concreveritque saepe adeo, ut. vitum offendat vel in ap-<text:line-break/>parentibus hebetet. Glaucosis est humoris crystallini in<text:line-break/>.album atque aqueum colorem mutatio, cujus gratia visus<text:line-break/>impeditur. M ydriasis dicitur, quum pupilla quidem nihil</text:p>
      <text:p text:style-name="P3">colore variat, dilatatur autem magis quam natura pu<text:span text:style-name="Default_20_Paragraph_20_Font"><text:span text:style-name="T3">t</text:span></text:span>eat,<text:line-break/>ut iridis circulo fiat proxima et visioni noceat. Phthisis<text:line-break/>appellatur, dum pupilla a<text:span text:style-name="Default_20_Paragraph_20_Font"><text:span text:style-name="T3">r</text:span></text:span>cte coit vel stimulo assimilis fit;<text:line-break/>tum rugosior aut ex imbecillitate periculosa , aut ex ca-<text:line-break/>pitis dolore vehementi. Confusio, dum humores oculorum<text:line-break/>sim loco non consistunt; proprium ordinem servantes, sed<text:line-break/>huc illucque feruntur. Hebetudo summa visionis sine causa<text:line-break/>evidenti offensio. Nyctalopes vocantur qui die vident<text:line-break/>obtusius, fele occiduo acrius, nocte magis adhuc: vel con-<text:line-break/>tra die parum, vesperi aut nocte protius nihil. Myopes<text:line-break/>vicina vident, remota non item. Suppuratio humor exiguus<text:line-break/>in pupilla collectus, qui difficulter evaporat ac discutis<text:line-break/>tur, suffusione siccior. Abruptio est, quando meatura ce-<text:line-break/>rebro et meninge in oculum descendens ex ictu capitis<text:line-break/>vel calli ex alto diruptus est ita ut absolutam caecitatem<text:line-break/>afferat. Coincidentia, ubi in meatum, qui a basi cerebri</text:p>
      <text:p text:style-name="P3">veniens oculo videndi facultatem tribuit, humor adaperto<text:line-break/>vel rupt<text:span text:style-name="Default_20_Paragraph_20_Font"><text:span text:style-name="T3">o</text:span></text:span> vase incidit, obturatque eum: unde cum dolore<text:line-break/>visus offenditur. Symptosis accidit, quum meatus ex atro-<text:line-break/>phia vel resolutione fit arctior conciditque. Quod vitium<text:line-break/>ut rarum est, fic remediis aegre cedit. Carbunculus cru-<text:line-break/>stosum est ulcus, depascens cum fluore et bubone, ali-<text:line-break/>quando etiam cum febribus, interdum in toto c<text:span text:style-name="Default_20_Paragraph_20_Font"><text:span text:style-name="T3">o</text:span></text:span>rpore,<text:line-break/>interdum in oculis factum.</text:p>
      <text:h text:style-name="Heading_20_2" text:outline-level="2">Cap. XVH. </text:h>
      <text:p text:style-name="P22"><text:span text:style-name="Default_20_Paragraph_20_Font"><text:span text:style-name="T3">[De exterioribus capitis asse</text:span></text:span>r<text:span text:style-name="Default_20_Paragraph_20_Font"><text:span text:style-name="T3">ti</text:span></text:span>v<text:span text:style-name="Default_20_Paragraph_20_Font"><text:span text:style-name="T3">us.]<text:line-break/></text:span></text:span>Circa capitis exteriores partes consistunt ii, qui inter lon-<text:line-break/>gos ascripti non sunt. CaIvariae autem sracturarum dis-<text:line-break/>serentiae quinque existunt, rhogme , engisoma, ecpiesma,<text:line-break/>apechema et camarosis, dissensi<text:span text:style-name="Default_20_Paragraph_20_Font"><text:span text:style-name="T3">o</text:span></text:span> suturarum, hydrocepha-<text:line-break/>lon, arbores, pitvriasis, meliceris, atheroma, favus. Porro<text:line-break/>eam partem, quae capillo tegitur et mentum occupant<text:line-break/>alopecia, opinatis, calvities, madarosis. Pili omnes fluunt,</text:p>
      <text:p text:style-name="P3">extenuantur, quassantur, scinduntur, fquallescunt, in pul-<text:line-break/>verem rediguntur, fubflavescunt , canescunt. Oculorum<text:line-break/>morbi separatim conscripti sunt. Aurium contusio, pte-<text:line-break/>rygomata, fractura cartilaginis, <text:span text:style-name="Default_20_Paragraph_20_Font"><text:span text:style-name="T3">s</text:span></text:span>ordium vel exuperantia<text:line-break/>vel defectus, gravis auditus, surditas, puris fluor, fluxus<text:line-break/>graveolens. Nares excruciant oTaena , polypus, ulcus,<text:line-break/>fractura, perversio, compressio, simitas. Os infestat gingi-<text:line-break/>varum putredo, dentium erosio, eorumque d<text:span text:style-name="Default_20_Paragraph_20_Font"><text:span text:style-name="T3">o</text:span></text:span>lor et cum<text:line-break/>sede sua excidunt, abscessus in lingua, epulis, parulis,<text:line-break/>aphthae, crustae, tonsillae, uva, ficus. Faciem occupant<text:line-break/>ephelis, vari, lentigo, ossium fractura, distentio commis-<text:line-break/><text:span text:style-name="Default_20_Paragraph_20_Font"><text:span text:style-name="T3">s</text:span></text:span>urarum , luxationes maxiliae inferioris a <text:span text:style-name="Default_20_Paragraph_20_Font"><text:span text:style-name="T3">s</text:span></text:span>uperiore gena.<text:line-break/>Cervicem habent fynanche, cynanche, strangulatio, verte-<text:line-break/>inarum expulsio, strumae, steatomata. Humeros male ha-<text:line-break/>bet verticis ipsarum fractura, distentio. luncturam cubiti<text:line-break/>occupant meliceris , atheroma , steatoma , humor aqueus.<text:line-break/>Carpum ganglia. Digitos manus et pedis chimethla, red-</text:p>
      <text:p text:style-name="P3">uvi<text:span text:style-name="Default_20_Paragraph_20_Font"><text:span text:style-name="T3">s. </text:span></text:span>Quamcunque corporis partem inflammatio, oedema,<text:line-break/>inflatio, durities, abscessus, ulcus purum, ulcus sordidum,<text:line-break/>cavum, carne supercrescens, crustulum, siccum, fluens,<text:line-break/>subpascens, callosum, fistulosum, mydesis, phyma, dothien,<text:line-break/>therminthes, phygethIon, chalosa, phagedaena, phlyctides,<text:line-break/>carbunculi, epinyctides, erysipelas, herpetes. Mammillas<text:line-break/>peculiariter, tum naturaliter sexus utriusque vexant car-<text:line-break/>cinomata. Quamlibet corporis partem impetunt carpino-<text:line-break/>ma occultum, carcinoma ulceratum, therioma. Inguina<text:line-break/>bubones simplices, phymata purulenta invadunt. Genu<text:line-break/>gonyaIgiae, rheumatismi, tophi. Poplites steatomata, an-<text:line-break/>Lyle. Tibiam varices. Suram scirrhoma, chironia ul-<text:line-break/>cera. Summam pedis partem nigredines, necrosis, p<text:span text:style-name="Default_20_Paragraph_20_Font"><text:span text:style-name="T3">o-<text:line-break/></text:span></text:span>dagra, fistulae. Calcem squamae.</text:p>
      <text:h text:style-name="Heading_20_2" text:outline-level="2">Cap. XVlII. </text:h>
      <text:p text:style-name="P22"><text:span text:style-name="Default_20_Paragraph_20_Font"><text:span text:style-name="T3">[De cutis affectibus.] </text:span></text:span>Cutem totius-<text:line-break/>que corporis partes exagitant lepra, plura, alph<text:span text:style-name="Default_20_Paragraph_20_Font"><text:span text:style-name="T3">o</text:span></text:span>s albus,<text:line-break/>alph<text:span text:style-name="Default_20_Paragraph_20_Font"><text:span text:style-name="T3">o</text:span></text:span>s niger, fauce, impetigo simplex, impetigo fera, dra-</text:p>
      <text:p text:style-name="P3">contr<text:span text:style-name="Default_20_Paragraph_20_Font"><text:span text:style-name="T3">u</text:span></text:span>sis, acroehordones , thymi, myrmeciae, clavi, calli.<text:line-break/>Quaedam horum ex podagra et articulari morbo, quaedam<text:line-break/>ex <text:span text:style-name="Default_20_Paragraph_20_Font"><text:span text:style-name="T3">t</text:span></text:span>ele oriuntur. Sedem afficiunt haemorrhoides caecae,<text:line-break/>fissurae, procidentia, condylomata, pylides. Advenit etiam<text:line-break/>tuti vulvae procidentia, cum in exteriora procidit. Sero-<text:line-break/>tum habent enterocele , cirsocele, epiplocele, sarcocele,<text:line-break/>porocele , steatocele. Totius corporis ossa patiuntur cariem,<text:line-break/>fphacelum, fracturam sine vulnere vel cum vulnere, ec-<text:line-break/>byrsosin. Eracturarum differentiae quinque sunt. Prima<text:line-break/>fchidacedon facta, per rectitudinem; altera per transver-<text:line-break/>sum , cauledon. Tertia raphani in morem, raphanedon,<text:line-break/>Quarta caryedon, in modum nucis. Postremo alphitedon<text:line-break/>in fpeciem farinae. Nigrescunt interdum ossa in fracturis<text:line-break/>interdum sine his. Articulis omnibus accidunt paragoge,<text:line-break/>e fede propria motio, luxatic, intertrigo, colligatio, pero-<text:line-break/>fis, rheumatismi, distentio commissurarum.</text:p>
      <text:h text:style-name="Heading_20_2" text:outline-level="2">Cap. XIX. </text:h>
      <text:p text:style-name="P22">[D<text:span text:style-name="Default_20_Paragraph_20_Font"><text:span text:style-name="T3">e ch</text:span></text:span>i<text:span text:style-name="Default_20_Paragraph_20_Font"><text:span text:style-name="T3">rurg</text:span></text:span>i<text:span text:style-name="Default_20_Paragraph_20_Font"><text:span text:style-name="T3">ae spec</text:span></text:span>i<text:span text:style-name="Default_20_Paragraph_20_Font"><text:span text:style-name="T3">ebus.] </text:span></text:span>Chirurgia<text:line-break/>est alieni, ut proprie vocant, per incisiones concinnatio-<text:line-break/>nesque cum via quadam et ratione ablatio ; ad haec vul- .</text:p>
      <text:p text:style-name="P3">nerun<text:span text:style-name="Default_20_Paragraph_20_Font"><text:span text:style-name="T3">t</text:span></text:span> atque ulcerum curatio: quae in corpore humano<text:line-break/>administratur. Primariae ejus actiones duae funt, com-<text:line-break/>positio et divisio. Harum ruc<text:span text:style-name="Default_20_Paragraph_20_Font"><text:span text:style-name="T3">t</text:span></text:span>us multae sunt species.<text:line-break/>Compositionis quidem fractorum ossium fynthetifmus et<text:line-break/>delibatio, arthrembolum luxatorum, intestinorum quae pro-<text:line-break/>ciderunt taxis, ad haec vulvae et recti intestini. Gestror-<text:line-break/>raphia. Cuntorum epagoge, ut in naribus, labris atque<text:line-break/>auribus. Diaerefeos species, simplex incisio, periaeresis,<text:line-break/>hypospathismus, perifcythismus , angeiologla, eccope, ad-<text:line-break/>ustio, rasio, limatio, lectio per serram. Simplici sectione<text:line-break/>in abscessibus universis utimur. Dividendum vero mem-<text:line-break/>brum est recta linea, non transversa. Periaeresi locus est<text:line-break/>in alis, inguinibus , <text:span text:style-name="Default_20_Paragraph_20_Font"><text:span text:style-name="T3">n</text:span></text:span>aribus et ano instar myrti adbibi-<text:line-break/>tae. Hypofpathismo in fronte, cum oculi fluunt. Peri-<text:line-break/>scythismo in sincipite et colis pellicula, quam praeputium<text:line-break/>vocant, nigricante. Eccope in membris nigrescentibus et<text:line-break/>capitis fracturis. In omnibus autem, quae ad osia pecti-<text:line-break/>nent, aliisque multis ustio, rasio, limatio, <text:span text:style-name="Default_20_Paragraph_20_Font"><text:span text:style-name="T3">t</text:span></text:span>errae usus utiles</text:p>
      <text:p text:style-name="P3">sunt. Ustio candentia ferramenta requirit, proprie in iis<text:line-break/>jam malis omnibus, quae depascuntur et oculis rheumati-<text:line-break/>cis, coxis vel etiam interioribus. Etenim in tabidis can-<text:line-break/>dentis ferramenta assumuntur et in lienosis: tum in bra-<text:line-break/>cl.iis, quae in alam . excidere consueverunt; insuper in<text:line-break/>aegilope, in nigricantibus verris quae resecantur, propter-<text:line-break/>ea quod aperiantur vasta: postremo in aliis sanguinis pro-<text:line-break/>fluxionibus. Haec itaque in capite consistunt, quibus ma-<text:line-break/>n.us auxiliantur. Fracturarum autem capitis genera sunt<text:line-break/>quinque; rhogme, engifoma, ecpiesiua, apocherna et cama-<text:line-break/>rosis. Nonnullorum sententia additur .et sexta, trichiasis,<text:line-break/>per summa ossium inscriptio. Hydrocephalon quatuor<text:line-break/>species obtineo- unam cum intra cerebrum et meniugem<text:line-break/>humor subsidet: alteram, cum inter meningem et ossa:<text:line-break/>tertiam , cum intra os .et pericranium : reliquam .ubi os et<text:line-break/>cutem interiacet. Circa cutem oriuntur iudiceris, athe-<text:line-break/>roma et extrinsecus alopeciasis. Itaque alopecias laniamus;<text:line-break/>meliceridas et atheromata myrti modo vel simpliciter si: m-<text:line-break/><text:span text:style-name="Default_20_Paragraph_20_Font"><text:span text:style-name="T3">r</text:span></text:span></text:p>
      <text:p text:style-name="P3">mam cutem dividentes, deinde tunicas digitis avellentes,<text:line-break/>cum ipsis humoribus, qui insunt, auferimus. Hydroce-<text:line-break/>phalon sub cute et pericranio duabus vel tribus rectis<text:line-break/>lineis incidentes evacuamus. Quod fub ossibus est, exui-<text:line-break/>ulmus. Quod tandem intra meningem cerebrumque in-<text:line-break/>cidit, insanabile est. omnis fracturarum calvariae species,<text:line-break/>excisione administratur, exci<text:span text:style-name="Default_20_Paragraph_20_Font"><text:span text:style-name="T3">t</text:span></text:span>oribus id, quod in ossibus<text:line-break/>fractum est, auferentibus. Veteres igitur modiolis per<text:line-break/>circum versionem secantes ipfa excidebant. Posteri tere- .<text:line-break/>bris usi funi, aegros in fenile, tum sectores collocantes.<text:line-break/>Hac tempestate excisoribus tantum sedem exhibent. Ex<text:line-break/>oculorum vitiis haec manus praesidium expetunt, trichia-<text:line-break/>sis, hydatides, encanthides, ungues, staphylomata, fuffu-<text:line-break/>siones, fluores diuturni et excedentes, palpebrarum calculi,<text:line-break/>coagmentatio oculos ambientium in idem, aegilops. Pal-<text:line-break/>pebras itaque relaxatas confuimus, fasciolatn ah ipsis an-<text:line-break/>ferentes, quantam commensuratio juxta palpebrarum figu-<text:line-break/>ranr postulat. In palpebris .non relaxatis pilos per acum</text:p>
      <text:p text:style-name="P3">illaqueamus. Hydatidas singulatim tollimus. Encanthides,<text:line-break/>ungues et staphylomata praecidimus- et auferimus. Sta-<text:line-break/>pbylomata quidem filo transmisso ablaqueantes. Ungues<text:line-break/>et encanthrdas vel lino vel hamulo attrahimus. Sussu-<text:line-break/>siones deducimus pungentes circa irim ex minori angulo,<text:line-break/>donec acus penetrarit et loco vacuo excipiatur; deinde<text:line-break/>per obliquum ad iridem perducentes summa ejus parte<text:line-break/>compactum circa pupillam humorem deducimus, deligam-<text:line-break/>tes et stringentes, ut non a<text:span text:style-name="Default_20_Paragraph_20_Font"><text:span text:style-name="T3">t</text:span></text:span>ulerat. Hypospathifrnus , pe-<text:line-break/>riscythismus et angerologia fluorem sistunt. Hypuspathisinus<text:line-break/>itaque tribus fit supra frontem divisionibus. Deinde lato<text:line-break/>specillo per corpora quae interiacent .transmisso. Periscy-<text:line-break/>thssmus est, quum transversis lineis. coronae modo frons<text:line-break/>secatur. Altera ipsius parte paulo superius , quam tem-<text:line-break/>pora sunt, quaedam triangula amputa<text:span text:style-name="Default_20_Paragraph_20_Font"><text:span text:style-name="T3">n</text:span></text:span>tur,- litterae A suni-<text:line-break/>lia. Angeiologia perficitur vasis latentibus a tempore ad</text:p>
      <text:p text:style-name="P3">tempus in profundum divisis. Palpebra<text:span text:style-name="Default_20_Paragraph_20_Font"><text:span text:style-name="T3">r</text:span></text:span>um calculis me-<text:line-break/>demur magna ipferum divisione, qua lapides integre aufe-<text:line-break/>rrmus. Concinnatas palpebras scalpello aperientes fubjectis<text:line-break/>linamentis diducimus. Aegilopas ad os usque excidentes<text:line-break/>ferramentis candentibus adurimus. Sunt autem qui loco<text:line-break/>ferramentorum candentium terebra os forant usque ad<text:line-break/>nares. Polypum, qui in naribus nascitur, angusto spe-<text:line-break/>cillulo ab <text:span text:style-name="Default_20_Paragraph_20_Font"><text:span text:style-name="T3">r</text:span></text:span> osse re<text:span text:style-name="Default_20_Paragraph_20_Font"><text:span text:style-name="T3">s</text:span></text:span>olvimus et rafo<text:span text:style-name="Default_20_Paragraph_20_Font"><text:span text:style-name="T3">r</text:span></text:span>io cultello postea radi-<text:line-break/>ces abradimus. osaenae raro ad sanitatem perducuntur :<text:line-break/>curatio Vero earum in iisdem versatur. In ole epulidas<text:line-break/>et parulidas dividimus pubi suppuratio fe ostenderit. Uvas<text:line-break/>demissas sive collapsas nimium incidimus, volsella pre-<text:line-break/>hehsientes. Dentes eximimus fcarificatione circa eos facta.<text:line-break/>Adenas excedentes naturam in tonsillis adversis planis<text:line-break/>amputamus. In cervice steatomata et strumas, cute divifa<text:line-break/>et digitis avulsa, tum valorum complexu diss<text:span text:style-name="Default_20_Paragraph_20_Font"><text:span text:style-name="T3">o</text:span></text:span>luto tolle-<text:line-break/>mus. Ganglia, quae in metacarpiis magna ex parte eve-<text:line-break/>nrunt et mulieribus lana victum quaeritantibus, plerumque</text:p>
      <text:p text:style-name="P3">extendimus , interim ceratis mollita curamus. In aliis<text:line-break/>phymata et strumas praecidimus : fimiliter in inguinibus.<text:line-break/>Abfcessus in spatio rntercostali dividentes non universim,<text:line-break/>sed moderate- paulatimque puris excretionem molimur.<text:line-break/>Sunt et qui medicame<text:span text:style-name="Default_20_Paragraph_20_Font"><text:span text:style-name="T3">n</text:span></text:span>tis aridis. scindant fimus et adurant<text:line-break/>eos. Carcinomata in multis corporis partibus, maxime<text:line-break/>circa mammas oriuntur. Praecidimus uticunque fuerint<text:line-break/>et ferrame<text:span text:style-name="Default_20_Paragraph_20_Font"><text:span text:style-name="T3">n</text:span></text:span>tis peruruntur non admodum ignitis. Non de-<text:line-break/>sunt qui rasoriis ferramentis ignitis simul locantibus .et<text:line-break/>adurentibus utuntur. Exomphali omnes quibus umbilicus<text:line-break/>exuberat, appellantur. Differentia triplici comprehendun-<text:line-break/>tur, quidam enim pneumatomphali. Alii . enteromphalI.<text:line-break/>Reliqui hydromphali. omnes differentiae manu sanantur,<text:line-break/>lino duplici per acum immisso et umbilico circumstrictu.<text:line-break/>Hydropicos paululum fub umbilico a sinistris pungimus,<text:line-break/>ferro instar myrti facto , donec inania penetraverit. Ap-<text:line-break/>peltarum duplex curatio, horum, qui intrinsecus excorian-</text:p>
      <text:p text:style-name="P3">tur, illorum, qui extrinsecus orbiculatim in summa cute<text:line-break/>dividuntur; ut praeputium intus attrahatur. Qui per an-<text:line-break/>gestias praeputii exerere glandem nequeunt, lunata ejus<text:line-break/>pellicula quantum licet retracta, dein callis,. qui in con-<text:line-break/>fpectum prodeunt, scalpello per summa avulsis curantur.<text:line-break/>Hyp<text:span text:style-name="Default_20_Paragraph_20_Font"><text:span text:style-name="T3">o</text:span></text:span>fpadei sunt, qui ex generatione urinae iter inferius<text:line-break/>sub dicto cane habe<text:span text:style-name="Default_20_Paragraph_20_Font"><text:span text:style-name="T3">n</text:span></text:span>t: curantur autem summa glande<text:line-break/>perforata et canaliculo immisso. Qui dicuntur arieti, sive<text:line-break/>foramen habeant tenue, sive nullum omnino, auxilium<text:line-break/>capiunt hoc pacto: acuto specilli immisso adaperimus, deinde<text:line-break/>digitum submittentes undique absolvimus. Lapides in ve-<text:line-break/>sica habentes secamus , calculum in vesicae collum adigen-<text:line-break/>tes, qui rei incidendae supponitur, lapide utentes, semel<text:line-break/>superjacentes particulas dividimus et instrumento lapidi<text:line-break/>excipiendo idoneo calculum auferimus. Quoquo modo<text:line-break/>factos rhyadicos, si magnus callus fuerit, praecidendo<text:line-break/>ipsum curamus. Quibus urina propter copiam non reddi-</text:p>
      <text:p text:style-name="P3">tur, vesica distenta, ut remittere se nequeat, per cathetera<text:line-break/>urinam elicimus. Porro huic instrumento ad Romanae li-<text:line-break/>terae S figuram facto, quod in urinae iter usque ad ve-<text:line-break/>sicam demittitur, inditur filum, quod in summo habens<text:line-break/>lanae paululum procumbens, urina madefactum, deinde<text:line-break/>foras extrahitur, quod urina tanquam ducem viae sequitur.<text:line-break/>Tumorum qui scroto accidunt septem species sunt, hy-<text:line-break/>drocele , porocele, steatocele, farcocele, epiplocele, cirso-<text:line-break/>cele, enterocele. A quibusdam hae complicatae adduntur,<text:line-break/>hydrenterocele, sarcoepiplocele. In his qui hydrocele la-<text:line-break/>boram, scrotum diducendum est et ubi maxime venosum<text:line-break/>est, inventaque tunica, humorem ea comprehensum eva-<text:line-break/>cuare oportet et tunicae supervacanea auferre: in quibus<text:line-break/>sine tunica est, excernere humores sufficit. Steatocelas et<text:line-break/>porocelas similiter sinistra mano scrotum extendentes fe-<text:line-break/>care convenit, postea in superficie diducere, donec adipi<text:line-break/>vel callo vel alii cuicunque incidamus et hoc. auferamus.</text:p>
      <text:p text:style-name="P3">Pari modo farcocelici tractantur. oportet autem subja-<text:line-break/>centum carnem albicantem praecidere, rubram excoriare<text:line-break/>et detrahere, ac tunc reliquias adimere expedit. In cir-<text:line-break/>socelis extendes varicem hamulo in superficie divisum, ex-<text:line-break/>ceptumque avelles, relicta ceu digiti parvi latitudine, re-<text:line-break/>liqnum extensum abieca. Cura vero non mediocris adhi-<text:line-break/>fienda est in illis complicatis cremesteribus - et testiculis.<text:line-break/>Enterocelicos et epiplocelicos ita. secamus, reprimentes in-<text:line-break/>testiuum vel omentum diligenter, mox seminarium mea-<text:line-break/>tum auferemus quam fieri poterit commode : sic minus<text:line-break/>peritonaeum attrahentes et laqueo excipientes praecidimus.<text:line-break/>Haemorrhoides lino duplici per ipsarum hales traducentes<text:line-break/>constrlugentesque post horas duas abscindimus. Fistula-<text:line-break/>rum nonnullae perforatae non sunt, os tantum habentes.<text:line-break/>Quaedam perforatae vel intus in anum vel extrinsecus.<text:line-break/>ln perforatis in anum specillum immittes, mox digitum<text:line-break/>in sudem inferes , intestinum attrahes mucrone fpecilli,</text:p>
      <text:p text:style-name="P3">rdque amputabis, ab inferiore loco incipiens, similiter et<text:line-break/>in exterioribus ani. In non perforatis specilli acumine<text:line-break/>omnes fanas particulas penetrare convenit. Sunt qui loco<text:line-break/>recisionis praecisionisque partium foramina interiacentium<text:line-break/>li<text:span text:style-name="Default_20_Paragraph_20_Font"><text:span text:style-name="T3">n</text:span></text:span>o byssino in summitate specilli conversio divisa avellunt,<text:line-break/>intermedias partes quotidie circumtendentes fila amputant<text:line-break/>et callum mollientes medicamento Aegyptio cicatricem in-<text:line-break/>ducunt. Hic. modus primum ab Hippocrate conscriptus<text:line-break/>esu Varices in cruribus primum extrin<text:span text:style-name="Default_20_Paragraph_20_Font"><text:span text:style-name="T3">s</text:span></text:span>ecus incisuris per<text:line-break/>totum insignitos, deinde inclinantes firmum cute prehensa,<text:line-break/>ipsam primam dividimus et mox hamulo attractum vari-<text:line-break/>cem illigamus, quo post omnes divisiones facto vel vari-<text:line-break/>cum extractorio instrumento eximimus stimma difcinden-<text:line-break/>tes. vel bicipiti specillo exceptum lino per ipsius ventri-<text:line-break/>culum fecundum eversionem extrahimus. Dracontia vari-<text:line-break/>cibus similia sunt, magnum vero dolorem, dum paululum<text:line-break/>promi<text:span text:style-name="Default_20_Paragraph_20_Font"><text:span text:style-name="T3">n</text:span></text:span>entes moventur, concitanti oportet autem divisis,</text:p>
      <text:p text:style-name="P3">ut varicibus, summam cutem detrahere sicque praecidere.<text:line-break/>Clavos, callos ; acrochordonas , thymos, myrmecias excin-<text:line-break/>dentes adurimus vel p surico illinimus. Curta in naribus,<text:line-break/>auribus, oculis hoc modo ad ^naturalem habitum resti-<text:line-break/>tuuntur: labra scalpello undique deradentes cruent<text:span text:style-name="Default_20_Paragraph_20_Font"><text:span text:style-name="T3">e</text:span></text:span>mus,<text:line-break/>deinde adducentes densius fuimus : juxta maxillas autem<text:line-break/>ex utroque labrorum extremo, qua invicem coeunt, intus<text:line-break/>et extrinsecus dividimus distendimusque vossellis, ne caro<text:line-break/>inde relaxetur. Quae auribus vel naribus curta accidunt,<text:line-break/>quum fuerit cartilago divisis, producere aliam convenit,<text:line-break/>sicque consuere lanae filo.</text:p>
      <text:h text:style-name="Heading_20_2" text:outline-level="2">Cap. XX. </text:h>
      <text:p text:style-name="P23"><text:span text:style-name="Default_20_Paragraph_20_Font"><text:span text:style-name="T3">[ De artubu</text:span></text:span>s <text:span text:style-name="Default_20_Paragraph_20_Font"><text:span text:style-name="T3">c</text:span></text:span>o<text:span text:style-name="Default_20_Paragraph_20_Font"><text:span text:style-name="T3">npact</text:span></text:span>is <text:span text:style-name="Default_20_Paragraph_20_Font"><text:span text:style-name="T3">part</text:span></text:span>i<text:span text:style-name="Default_20_Paragraph_20_Font"><text:span text:style-name="T3">bu</text:span></text:span>s<text:span text:style-name="Default_20_Paragraph_20_Font"><text:span text:style-name="T3">que a<text:line-break/>suo art</text:span></text:span>i<text:span text:style-name="Default_20_Paragraph_20_Font"><text:span text:style-name="T3">culo d</text:span></text:span>imotis.] Fracti artus ex distentione qui-<text:line-break/>dem in rectum restituuntur: ex deligatum callo .obducun-<text:line-break/>tur. Calvariae ergo fractiones quot modis accidant et<text:line-break/>quomodo curentur, diximus. Et si in faciem fractura<text:line-break/>contingat, ut in capite sanare convenit, osse quod asse-</text:p>
      <text:p text:style-name="P3">ctum est exosso. Sciendum autem est quae osia fracta<text:line-break/>curationem non recipiant. Si igitur nares confractae<text:line-break/>sunt, non recte possunt restitui. Aurem etiam frangi seri<text:span text:style-name="Default_20_Paragraph_20_Font"><text:span text:style-name="T3">i<text:line-break/></text:span></text:span>bit Hippocrates, quoniam et cartilago imitatur os, aeger-<text:line-break/>rimeque in pristinam figuram reducitur. Verum si ex pa-<text:line-break/>lato fracturam accipiant nares, simae, ut inquit, evadunt<text:line-break/>et insanabiles; Porro si clavicula frangatur vel jugulum<text:line-break/>vel costa aliqua, et haec frequenter refarciri non possunt.<text:line-break/>Epithemata in jugulo adhibenda Eunt, ipfumque ah ala<text:line-break/>ad alam deligandum est. Caeterum si quod malarum<text:line-break/>membrorum fractum sit vel minorum partium aliqua, ut<text:line-break/>digitorum nodi vel ossa cerpi vel metacarpii vel tersi,<text:line-break/>omnia quidem in magna frusta cauledon vel raphanedon<text:line-break/>et fchidacedon franguntur : in minuta caryedon vel alphi-<text:line-break/>tedon. omnia ergo fracta deligantes extendentesque ad-<text:line-break/>modum vehementer et valide diducere et multum iuvi-<text:line-break/>cem scparare oportet , ut justum situm pristinamque figu-<text:line-break/>ram recipiant. Non autem in rectum omnia restitui de-</text:p>
      <text:p text:style-name="P3">bent, fed ad proximi cui cohaerent membri figuram.<text:line-break/>At si os rectum sit, i<text:span text:style-name="Default_20_Paragraph_20_Font"><text:span text:style-name="T3">d</text:span></text:span> rectum:- si obliquum vel alio <text:span text:style-name="Default_20_Paragraph_20_Font"><text:span text:style-name="T6">ἠυο</text:span></text:span><text:span text:style-name="Default_20_Paragraph_20_Font"><text:span text:style-name="T5">-<text:line-break/></text:span></text:span>vis modo curvum, simili modo. Modus autem deligatio-<text:line-break/>nis ad omnia praeparandae hic esu Fulcra est linteis ve-<text:line-break/>turibus facienda, quae tum latitudine, tum magnitudine<text:line-break/>membro respondeat. Latitudine quidem in maximis; .digi-<text:line-break/>torum quatuor vel quinque. lu tenuioribus non minus<text:line-break/>digitorum trium Delirationis haec ratio. Prima fascia<text:line-break/>ter nobis in fractum sursum verius fertur, ut plurimum.<text:line-break/>Altera dimidio longior ab eodem loco incipit, evarianti-<text:line-break/>bus deligationibus deorsum quidem tribuitur, fed ad supe-<text:line-break/>riora reducitur: irrigari hydrelaeo vel oenelaeo vel gly-<text:line-break/>celaeo adusque triduum expedit; post cerato diluto et li-<text:line-break/>quido, ut oleum crass<text:span text:style-name="Default_20_Paragraph_20_Font"><text:span text:style-name="T3">a</text:span></text:span>m rideatur. Verum fascis ita pare-<text:line-break/>tur ut non nimium premat, ne membrum emoriatur, fed<text:line-break/>quoad adjacet apteque adhaereat; neque sit laxa, ut con-<text:line-break/>tineat et repellat influxus, ne oboriatur inflammatio. Post<text:line-break/>splenia triplicia quadrupliciaque adhibeantur, quae artus</text:p>
      <text:p text:style-name="P3">crassitiem impleant; quo nec sibi mutuo incidant., nec dif-<text:line-break/>sidentes intervallum relinquant. Ab his fascis convenit<text:line-break/>triplex , quae a fractura deorsum veniens sursum feratur,<text:line-break/>inique finiat. Solutiones membri primae - tertio - quoque<text:line-break/>die faciendae: post septimum vero diebus intermissis plu-<text:line-break/>ribus, prout necessitas exiget. Inde licebit ferulas circum-<text:line-break/>pouere; fed ita ut ad ultimam fafciam lana apponatur et<text:line-break/>ex intervallis ferulae collocentur, quum membrum ab in-<text:line-break/>flammatione est prorsus immune, curva ipsarum parte ex-<text:line-break/>trin<text:span text:style-name="Default_20_Paragraph_20_Font"><text:span text:style-name="T3">t</text:span></text:span>ecus sublata, leri autem intus deligatione iniecta;<text:line-break/>quibus firperligabu<text:span text:style-name="Default_20_Paragraph_20_Font"><text:span text:style-name="T3">n</text:span></text:span>tur vel chordulae vel nauticum filum.<text:line-break/>I<text:span text:style-name="Default_20_Paragraph_20_Font"><text:span text:style-name="T3">n</text:span></text:span> fracturis cum vulnere pro his omnibus splenia dupli-<text:line-break/>cia vel triplicia facientes per singula crassitiem membri<text:line-break/>circulatim implebimus, ut termini ipsius invicem incum-<text:line-break/>bentes separentur, totumque .membrum his contineatur.<text:line-break/>Primum sane ex praedictis imposita madida esse convenit:<text:line-break/>deinde lanas propofitas et fulcias post lanas habere per<text:line-break/>subjectum <text:span text:style-name="Default_20_Paragraph_20_Font"><text:span text:style-name="T3">t</text:span></text:span>edem canalis aperti. Maxime is modus deti-</text:p>
      <text:p text:style-name="P3">gationis confert iis, quae alphitedon fracta <text:span text:style-name="Default_20_Paragraph_20_Font"><text:span text:style-name="T3">s</text:span></text:span>unt cum vul-<text:line-break/>neribus et multa contusione musculorum, in quibus etiam<text:line-break/>linamenta liquoribus competentibus madentia imponenda<text:line-break/><text:span text:style-name="Default_20_Paragraph_20_Font"><text:span text:style-name="T3">s</text:span></text:span>unt. Linamentorum <text:span text:style-name="Default_20_Paragraph_20_Font"><text:span text:style-name="T3">s</text:span></text:span>unt quinque species, aliud flexile,<text:line-break/>aliud rasile, aliud vulforium, ali<text:span text:style-name="Default_20_Paragraph_20_Font"><text:span text:style-name="T3">u</text:span></text:span>d lucernarium, aliud<text:line-break/>priapiscotum appellant. In luxatis vero distentione qui-<text:line-break/>dem antecedente opus est: repositio pro quolibet membro<text:line-break/>propria assumitur: omnia in Hippocratico <text:span text:style-name="Default_20_Paragraph_20_Font"><text:span text:style-name="T3">s</text:span></text:span>ubsellio resti-<text:line-break/>tuuntur, simuI et tensa et commissa. Caput luxetur, nam<text:line-break/>prima cervicis vertebra coarctatur ad secundam. Maxilla<text:line-break/>inferior ex jugali, quod est ad malas, excidit; <text:span text:style-name="Default_20_Paragraph_20_Font"><text:span text:style-name="T3">s</text:span></text:span>olis autem<text:line-break/>manibus in sedem fuam compellitur , hinc illincque ad<text:line-break/>superiorem adducta. Humerus in alam tantum excidit,<text:line-break/>capitulo rotundo et leniter cavo , cum distensione in se-<text:line-break/>dem reducitur. Sunt et aliae i<text:span text:style-name="Default_20_Paragraph_20_Font"><text:span text:style-name="T3">nferiores</text:span></text:span>, quas palaestricus<text:line-break/>nominant. Quatuor sunt excisi<text:span text:style-name="Default_20_Paragraph_20_Font"><text:span text:style-name="T3">o</text:span></text:span>num cubiti differentiae;<text:line-break/>una ad intra, aste<text:span text:style-name="Default_20_Paragraph_20_Font"><text:span text:style-name="T3">t</text:span></text:span><text:span text:style-name="Default_20_Paragraph_20_Font"><text:span text:style-name="T2"> a </text:span></text:span>ad extra, tertia ad anteriora, quarta<text:line-break/>ad posteriora. Cubitus in omnes quatuor partes excidere</text:p>
      <text:p text:style-name="P3">potest: si in exteriorem interioremve , cum distensione<text:line-break/>dimota ossa sic reponimus: si in priorem vel posteriorem,<text:line-break/>sine distensione restituimus: nam haec ex subita inflexione<text:line-break/>quodam imposito flexurae cubiti consistit: ilia extensione<text:line-break/>vehementiori. Carpus et melacarpium, ad haec digiti lu-<text:line-break/>xati , modica distensi<text:span text:style-name="Default_20_Paragraph_20_Font"><text:span text:style-name="T3">o</text:span></text:span>ne reponuntur. Quaevis spinae per-<text:line-break/>versio , curvitas et inclinatio et dissensio instaurari non<text:line-break/>possunt. Femur ad coxas vel intro ad peritonaeum , ut<text:line-break/>extra ad oppositam partem proludit<text:span text:style-name="Default_20_Paragraph_20_Font"><text:span text:style-name="T3">u</text:span></text:span>r, retro ad clunes et<text:line-break/>ante in inguina, atque hae quatuor differentiae immodica-<text:line-break/>biles. Genu quoque crebro in exteriorem partem prola-<text:line-break/>bitur et facile ex flexura restituitur: minus in interiora<text:line-break/>excidit, reditque multo rarius in posteriora, in anteriora<text:line-break/>nunquam : quippe ossa propter patelIam , quae continet<text:line-break/>[nisi et ipsa fracta fuerit) nullo tempore elabuntur. Talus<text:line-break/>modice prolapsus aegre restituitur. Si magna sit taxatio<text:line-break/>et violenta, ne sustinet quidem instaurationem. Pericul<text:span text:style-name="Default_20_Paragraph_20_Font"><text:span text:style-name="T3">osa</text:span></text:span></text:p>
      <text:p text:style-name="P3">enim nimis et si cum vulnere accidit. In digitis nihil<text:line-break/>ultra fieri debet quam quod in iis, qui sunt in manu,<text:line-break/>positum esu omnes vero coagmen talionum eorum sepa-<text:line-break/>rationes, ut in facie, cubito et radio, tibia et fura, me-<text:line-break/>tacarpio, tarsc, in veterem figuram restituuntur. Porro<text:line-break/>quae membra nigrescunt vel. depascuntur, sive ex fractu-<text:line-break/>ris sive violenta astrictione, tota saepe resecamus. Simi-<text:line-break/>liter in iis facimus, quos venenatae ferae momorderunt,<text:line-break/>mox ferramentis prope candentibus pastionem sistimus, post<text:line-break/>ferramenta, porro viridi cum sale illinimus. Deinde ubi<text:line-break/>crustae ablatae fuerint, tanquam ulcera curamus. Vene-<text:line-break/>natorum morsus neque cito ad cicatricem ducimus, sed<text:line-break/>frequentius ulcera diu stillare in iis curam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4</dc:title>
    <dc:subject/>
    <meta:initial-creator>Galien</meta:initial-creator>
    <meta:creation-date>2023-01-18T15:44:00Z</meta:creation-date>
    <dc:date>2023-01-18T16:51:53.564000000</dc:date>
    <meta:editing-cycles>14</meta:editing-cycles>
    <meta:editing-duration>PT6M43S</meta:editing-duration>
    <meta:document-statistic meta:table-count="0" meta:image-count="0" meta:object-count="0" meta:page-count="124" meta:paragraph-count="171" meta:word-count="17063" meta:character-count="121774" meta:non-whitespace-character-count="104864"/>
    <meta:template xlink:type="simple" xlink:actuate="onRequest" xlink:title="" xlink:href="Normal.dotm"/>
  </office:meta>
</office:document-meta>
</file>